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left" fo:break-before="auto" fo:text-indent="0cm" fo:line-height="115%" fo:margin-top="0.635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" style:family="paragraph" style:parent-style-name="Heading_20_2">
      <style:paragraph-properties fo:text-align="left" fo:break-before="auto" fo:text-indent="0cm" fo:line-height="115%" fo:margin-top="0.635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Heading_20_3">
      <style:paragraph-properties fo:text-align="left" fo:break-before="auto" fo:text-indent="0cm" fo:line-height="115%" fo:margin-top="0.494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7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 text:outline-level="10"><text:bookmark-start text:name="h.4xvep3pscfxv"/><text:bookmark-end text:name="h.4xvep3pscfxv"/><text:span text:style-name="T1_1">Conflicts</text:span><text:span text:style-name="T1_2">,<text:s/></text:span><text:span text:style-name="T1_3">Confidentiality</text:span><text:span text:style-name="T1_4">,<text:s/>&amp;<text:s/></text:span><text:span text:style-name="T1_5">Supervision</text:span><text:span text:style-name="T1_6">:</text:span></text:h>
      <text:h text:style-name="P2" text:outline-level="10"><text:span text:style-name="T2_1">Working</text:span><text:span text:style-name="T2_2"><text:s/></text:span><text:span text:style-name="T2_3">With</text:span><text:span text:style-name="T2_4"><text:s/></text:span><text:span text:style-name="T2_5">Law</text:span><text:span text:style-name="T2_6"><text:s/></text:span><text:span text:style-name="T2_7">Students</text:span></text:h>
      <text:h text:style-name="P3" text:outline-level="10"><text:bookmark-start text:name="h.u3zpctt11ry0"/><text:bookmark-end text:name="h.u3zpctt11ry0"/><text:span text:style-name="T3_1">N</text:span><text:span text:style-name="T3_2">.</text:span><text:span text:style-name="T3_3">C</text:span><text:span text:style-name="T3_4">.<text:s/></text:span><text:span text:style-name="T3_5">Rules</text:span><text:span text:style-name="T3_6"><text:s/></text:span><text:span text:style-name="T3_7">of</text:span><text:span text:style-name="T3_8"><text:s/></text:span><text:span text:style-name="T3_9">Professional</text:span><text:span text:style-name="T3_10"><text:s/></text:span><text:span text:style-name="T3_11">Conduct</text:span></text:h>
      <text:p text:style-name="P4"/>
      <text:h text:style-name="P5" text:outline-level="10"><text:bookmark-start text:name="h.t5qtxw3mcg1j"/><text:bookmark-end text:name="h.t5qtxw3mcg1j"/><text:span text:style-name="T5_1">Rule</text:span><text:span text:style-name="T5_2"><text:s/>1.6<text:s/></text:span><text:span text:style-name="T5_3">Confidentiality</text:span><text:span text:style-name="T5_4"><text:s/></text:span><text:span text:style-name="T5_5">of</text:span><text:span text:style-name="T5_6"><text:s/></text:span><text:span text:style-name="T5_7">Information</text:span></text:h>
      <text:p text:style-name="P6"/>
      <text:p text:style-name="P7"><text:span text:style-name="T7_1">(</text:span><text:span text:style-name="T7_2">a</text:span><text:span text:style-name="T7_3">)<text:s/></text:span><text:span text:style-name="T7_4">A</text:span><text:span text:style-name="T7_5"><text:s/></text:span><text:span text:style-name="T7_6">lawyer</text:span><text:span text:style-name="T7_7"><text:s/></text:span><text:span text:style-name="T7_8">shall</text:span><text:span text:style-name="T7_9"><text:s/></text:span><text:span text:style-name="T7_10">not</text:span><text:span text:style-name="T7_11"><text:s/></text:span><text:span text:style-name="T7_12">reveal</text:span><text:span text:style-name="T7_13"><text:s/></text:span><text:span text:style-name="T7_14">information</text:span><text:span text:style-name="T7_15"><text:s/></text:span><text:span text:style-name="T7_16">acquired</text:span><text:span text:style-name="T7_17"><text:s/></text:span><text:span text:style-name="T7_18">during</text:span><text:span text:style-name="T7_19"><text:s/></text:span><text:span text:style-name="T7_20">the</text:span><text:span text:style-name="T7_21"><text:s/></text:span><text:span text:style-name="T7_22">professional</text:span><text:span text:style-name="T7_23"><text:s/></text:span><text:span text:style-name="T7_24">relationship</text:span><text:span text:style-name="T7_25"><text:s/></text:span><text:span text:style-name="T7_26">with</text:span><text:span text:style-name="T7_27"><text:s/></text:span><text:span text:style-name="T7_28">a</text:span><text:span text:style-name="T7_29"><text:s/></text:span><text:span text:style-name="T7_30">client</text:span><text:span text:style-name="T7_31"><text:s/></text:span><text:span text:style-name="T7_32">unless</text:span><text:span text:style-name="T7_33"><text:s/></text:span><text:span text:style-name="T7_34">the</text:span><text:span text:style-name="T7_35"><text:s/></text:span><text:span text:style-name="T7_36">client</text:span><text:span text:style-name="T7_37"><text:s/></text:span><text:span text:style-name="T7_38">gives</text:span><text:span text:style-name="T7_39"><text:s/></text:span><text:span text:style-name="T7_40">informed</text:span><text:span text:style-name="T7_41"><text:s/></text:span><text:span text:style-name="T7_42">consent</text:span><text:span text:style-name="T7_43">,<text:s/></text:span><text:span text:style-name="T7_44">the</text:span><text:span text:style-name="T7_45"><text:s/></text:span><text:span text:style-name="T7_46">disclosure</text:span><text:span text:style-name="T7_47"><text:s/></text:span><text:span text:style-name="T7_48">is</text:span><text:span text:style-name="T7_49"><text:s/></text:span><text:span text:style-name="T7_50">impliedly</text:span><text:span text:style-name="T7_51"><text:s/></text:span><text:span text:style-name="T7_52">authorized</text:span><text:span text:style-name="T7_53"><text:s/></text:span><text:span text:style-name="T7_54">in</text:span><text:span text:style-name="T7_55"><text:s/></text:span><text:span text:style-name="T7_56">order</text:span><text:span text:style-name="T7_57"><text:s/></text:span><text:span text:style-name="T7_58">to</text:span><text:span text:style-name="T7_59"><text:s/></text:span><text:span text:style-name="T7_60">carry</text:span><text:span text:style-name="T7_61"><text:s/></text:span><text:span text:style-name="T7_62">out</text:span><text:span text:style-name="T7_63"><text:s/></text:span><text:span text:style-name="T7_64">the</text:span><text:span text:style-name="T7_65"><text:s/></text:span><text:span text:style-name="T7_66">representation</text:span><text:span text:style-name="T7_67"><text:s/></text:span><text:span text:style-name="T7_68">or</text:span><text:span text:style-name="T7_69"><text:s/></text:span><text:span text:style-name="T7_70">the</text:span><text:span text:style-name="T7_71"><text:s/></text:span><text:span text:style-name="T7_72">disclosure</text:span><text:span text:style-name="T7_73"><text:s/></text:span><text:span text:style-name="T7_74">is</text:span><text:span text:style-name="T7_75"><text:s/></text:span><text:span text:style-name="T7_76">permitted</text:span><text:span text:style-name="T7_77"><text:s/></text:span><text:span text:style-name="T7_78">by</text:span><text:span text:style-name="T7_79"><text:s/></text:span><text:span text:style-name="T7_80">paragraph</text:span><text:span text:style-name="T7_81"><text:s/>(</text:span><text:span text:style-name="T7_82">b</text:span><text:span text:style-name="T7_83">).</text:span></text:p>
      <text:p text:style-name="P8"/>
      <text:p text:style-name="P9"><text:span text:style-name="T9_1">(</text:span><text:span text:style-name="T9_2">b</text:span><text:span text:style-name="T9_3">)<text:s/></text:span><text:span text:style-name="T9_4">A</text:span><text:span text:style-name="T9_5"><text:s/></text:span><text:span text:style-name="T9_6">lawyer</text:span><text:span text:style-name="T9_7"><text:s/></text:span><text:span text:style-name="T9_8">may</text:span><text:span text:style-name="T9_9"><text:s/></text:span><text:span text:style-name="T9_10">reveal</text:span><text:span text:style-name="T9_11"><text:s/></text:span><text:span text:style-name="T9_12">information</text:span><text:span text:style-name="T9_13"><text:s/></text:span><text:span text:style-name="T9_14">protected</text:span><text:span text:style-name="T9_15"><text:s/></text:span><text:span text:style-name="T9_16">from</text:span><text:span text:style-name="T9_17"><text:s/></text:span><text:span text:style-name="T9_18">disclosure</text:span><text:span text:style-name="T9_19"><text:s/></text:span><text:span text:style-name="T9_20">by</text:span><text:span text:style-name="T9_21"><text:s/></text:span><text:span text:style-name="T9_22">paragraph</text:span><text:span text:style-name="T9_23"><text:s/>(</text:span><text:span text:style-name="T9_24">a</text:span><text:span text:style-name="T9_25">)<text:s/></text:span><text:span text:style-name="T9_26">to</text:span><text:span text:style-name="T9_27"><text:s/></text:span><text:span text:style-name="T9_28">the</text:span><text:span text:style-name="T9_29"><text:s/></text:span><text:span text:style-name="T9_30">extent</text:span><text:span text:style-name="T9_31"><text:s/></text:span><text:span text:style-name="T9_32">the</text:span><text:span text:style-name="T9_33"><text:s/></text:span><text:span text:style-name="T9_34">lawyer</text:span><text:span text:style-name="T9_35"><text:s/></text:span><text:span text:style-name="T9_36">reasonably</text:span><text:span text:style-name="T9_37"><text:s/></text:span><text:span text:style-name="T9_38">believes</text:span><text:span text:style-name="T9_39"><text:s/></text:span><text:span text:style-name="T9_40">necessary</text:span><text:span text:style-name="T9_41">:</text:span></text:p>
      <text:p text:style-name="P10"/>
      <text:p text:style-name="P11"><text:span text:style-name="T11_1">(1)<text:s/></text:span><text:span text:style-name="T11_2">to</text:span><text:span text:style-name="T11_3"><text:s/></text:span><text:span text:style-name="T11_4">comply</text:span><text:span text:style-name="T11_5"><text:s/></text:span><text:span text:style-name="T11_6">with</text:span><text:span text:style-name="T11_7"><text:s/></text:span><text:span text:style-name="T11_8">the</text:span><text:span text:style-name="T11_9"><text:s/></text:span><text:span text:style-name="T11_10">Rules</text:span><text:span text:style-name="T11_11"><text:s/></text:span><text:span text:style-name="T11_12">of</text:span><text:span text:style-name="T11_13"><text:s/></text:span><text:span text:style-name="T11_14">Professional</text:span><text:span text:style-name="T11_15"><text:s/></text:span><text:span text:style-name="T11_16">Conduct</text:span><text:span text:style-name="T11_17">,<text:s/></text:span><text:span text:style-name="T11_18">the</text:span><text:span text:style-name="T11_19"><text:s/></text:span><text:span text:style-name="T11_20">law</text:span><text:span text:style-name="T11_21"><text:s/></text:span><text:span text:style-name="T11_22">or</text:span><text:span text:style-name="T11_23"><text:s/></text:span><text:span text:style-name="T11_24">court</text:span><text:span text:style-name="T11_25"><text:s/></text:span><text:span text:style-name="T11_26">order</text:span><text:span text:style-name="T11_27">;</text:span></text:p>
      <text:p text:style-name="P12"/>
      <text:p text:style-name="P13"><text:span text:style-name="T13_1">(2)<text:s/></text:span><text:span text:style-name="T13_2">to</text:span><text:span text:style-name="T13_3"><text:s/></text:span><text:span text:style-name="T13_4">prevent</text:span><text:span text:style-name="T13_5"><text:s/></text:span><text:span text:style-name="T13_6">the</text:span><text:span text:style-name="T13_7"><text:s/></text:span><text:span text:style-name="T13_8">commission</text:span><text:span text:style-name="T13_9"><text:s/></text:span><text:span text:style-name="T13_10">of</text:span><text:span text:style-name="T13_11"><text:s/></text:span><text:span text:style-name="T13_12">a</text:span><text:span text:style-name="T13_13"><text:s/></text:span><text:span text:style-name="T13_14">crime</text:span><text:span text:style-name="T13_15"><text:s/></text:span><text:span text:style-name="T13_16">by</text:span><text:span text:style-name="T13_17"><text:s/></text:span><text:span text:style-name="T13_18">the</text:span><text:span text:style-name="T13_19"><text:s/></text:span><text:span text:style-name="T13_20">client</text:span><text:span text:style-name="T13_21">;</text:span></text:p>
      <text:p text:style-name="P14"/>
      <text:p text:style-name="P15"><text:span text:style-name="T15_1">(3)<text:s/></text:span><text:span text:style-name="T15_2">to</text:span><text:span text:style-name="T15_3"><text:s/></text:span><text:span text:style-name="T15_4">prevent</text:span><text:span text:style-name="T15_5"><text:s/></text:span><text:span text:style-name="T15_6">reasonably</text:span><text:span text:style-name="T15_7"><text:s/></text:span><text:span text:style-name="T15_8">certain</text:span><text:span text:style-name="T15_9"><text:s/></text:span><text:span text:style-name="T15_10">death</text:span><text:span text:style-name="T15_11"><text:s/></text:span><text:span text:style-name="T15_12">or</text:span><text:span text:style-name="T15_13"><text:s/></text:span><text:span text:style-name="T15_14">bodily</text:span><text:span text:style-name="T15_15"><text:s/></text:span><text:span text:style-name="T15_16">harm</text:span><text:span text:style-name="T15_17">;<text:s/></text:span></text:p>
      <text:p text:style-name="P16"/>
      <text:p text:style-name="P17"><text:span text:style-name="T17_1">(4)<text:s/></text:span><text:span text:style-name="T17_2">to</text:span><text:span text:style-name="T17_3"><text:s/></text:span><text:span text:style-name="T17_4">prevent</text:span><text:span text:style-name="T17_5">,<text:s/></text:span><text:span text:style-name="T17_6">mitigate</text:span><text:span text:style-name="T17_7">,<text:s/></text:span><text:span text:style-name="T17_8">or</text:span><text:span text:style-name="T17_9"><text:s/></text:span><text:span text:style-name="T17_10">rectify</text:span><text:span text:style-name="T17_11"><text:s/></text:span><text:span text:style-name="T17_12">the</text:span><text:span text:style-name="T17_13"><text:s/></text:span><text:span text:style-name="T17_14">consequences</text:span><text:span text:style-name="T17_15"><text:s/></text:span><text:span text:style-name="T17_16">of</text:span><text:span text:style-name="T17_17"><text:s/></text:span><text:span text:style-name="T17_18">a</text:span><text:span text:style-name="T17_19"><text:s/></text:span><text:span text:style-name="T17_20">client</text:span><text:span text:style-name="T17_21">'</text:span><text:span text:style-name="T17_22">s</text:span><text:span text:style-name="T17_23"><text:s/></text:span><text:span text:style-name="T17_24">criminal</text:span><text:span text:style-name="T17_25"><text:s/></text:span><text:span text:style-name="T17_26">or</text:span><text:span text:style-name="T17_27"><text:s/></text:span><text:span text:style-name="T17_28">fraudulent</text:span><text:span text:style-name="T17_29"><text:s/></text:span><text:span text:style-name="T17_30">act</text:span><text:span text:style-name="T17_31"><text:s/></text:span><text:span text:style-name="T17_32">in</text:span><text:span text:style-name="T17_33"><text:s/></text:span><text:span text:style-name="T17_34">the</text:span><text:span text:style-name="T17_35"><text:s/></text:span><text:span text:style-name="T17_36">commission</text:span><text:span text:style-name="T17_37"><text:s/></text:span><text:span text:style-name="T17_38">of</text:span><text:span text:style-name="T17_39"><text:s/></text:span><text:span text:style-name="T17_40">which</text:span><text:span text:style-name="T17_41"><text:s/></text:span><text:span text:style-name="T17_42">the</text:span><text:span text:style-name="T17_43"><text:s/></text:span><text:span text:style-name="T17_44">lawyer</text:span><text:span text:style-name="T17_45">'</text:span><text:span text:style-name="T17_46">s</text:span><text:span text:style-name="T17_47"><text:s/></text:span><text:span text:style-name="T17_48">services</text:span><text:span text:style-name="T17_49"><text:s/></text:span><text:span text:style-name="T17_50">were</text:span><text:span text:style-name="T17_51"><text:s/></text:span><text:span text:style-name="T17_52">used</text:span><text:span text:style-name="T17_53">;</text:span></text:p>
      <text:p text:style-name="P18"/>
      <text:p text:style-name="P19"><text:span text:style-name="T19_1">(5)<text:s/></text:span><text:span text:style-name="T19_2">to</text:span><text:span text:style-name="T19_3"><text:s/></text:span><text:span text:style-name="T19_4">secure</text:span><text:span text:style-name="T19_5"><text:s/></text:span><text:span text:style-name="T19_6">legal</text:span><text:span text:style-name="T19_7"><text:s/></text:span><text:span text:style-name="T19_8">advice</text:span><text:span text:style-name="T19_9"><text:s/></text:span><text:span text:style-name="T19_10">about</text:span><text:span text:style-name="T19_11"><text:s/></text:span><text:span text:style-name="T19_12">the</text:span><text:span text:style-name="T19_13"><text:s/></text:span><text:span text:style-name="T19_14">lawyer</text:span><text:span text:style-name="T19_15">'</text:span><text:span text:style-name="T19_16">s</text:span><text:span text:style-name="T19_17"><text:s/></text:span><text:span text:style-name="T19_18">compliance</text:span><text:span text:style-name="T19_19"><text:s/></text:span><text:span text:style-name="T19_20">with</text:span><text:span text:style-name="T19_21"><text:s/></text:span><text:span text:style-name="T19_22">these</text:span><text:span text:style-name="T19_23"><text:s/></text:span><text:span text:style-name="T19_24">Rules</text:span><text:span text:style-name="T19_25">;</text:span></text:p>
      <text:p text:style-name="P20"/>
      <text:p text:style-name="P21"><text:span text:style-name="T21_1">(6)<text:s/></text:span><text:span text:style-name="T21_2">to</text:span><text:span text:style-name="T21_3"><text:s/></text:span><text:span text:style-name="T21_4">establish</text:span><text:span text:style-name="T21_5"><text:s/></text:span><text:span text:style-name="T21_6">a</text:span><text:span text:style-name="T21_7"><text:s/></text:span><text:span text:style-name="T21_8">claim</text:span><text:span text:style-name="T21_9"><text:s/></text:span><text:span text:style-name="T21_10">or</text:span><text:span text:style-name="T21_11"><text:s/></text:span><text:span text:style-name="T21_12">defense</text:span><text:span text:style-name="T21_13"><text:s/></text:span><text:span text:style-name="T21_14">on</text:span><text:span text:style-name="T21_15"><text:s/></text:span><text:span text:style-name="T21_16">behalf</text:span><text:span text:style-name="T21_17"><text:s/></text:span><text:span text:style-name="T21_18">of</text:span><text:span text:style-name="T21_19"><text:s/></text:span><text:span text:style-name="T21_20">the</text:span><text:span text:style-name="T21_21"><text:s/></text:span><text:span text:style-name="T21_22">lawyer</text:span><text:span text:style-name="T21_23"><text:s/></text:span><text:span text:style-name="T21_24">in</text:span><text:span text:style-name="T21_25"><text:s/></text:span><text:span text:style-name="T21_26">a</text:span><text:span text:style-name="T21_27"><text:s/></text:span><text:span text:style-name="T21_28">controversy</text:span><text:span text:style-name="T21_29"><text:s/></text:span><text:span text:style-name="T21_30">between</text:span><text:span text:style-name="T21_31"><text:s/></text:span><text:span text:style-name="T21_32">the</text:span><text:span text:style-name="T21_33"><text:s/></text:span><text:span text:style-name="T21_34">lawyer</text:span><text:span text:style-name="T21_35"><text:s/></text:span><text:span text:style-name="T21_36">and</text:span><text:span text:style-name="T21_37"><text:s/></text:span><text:span text:style-name="T21_38">the</text:span><text:span text:style-name="T21_39"><text:s/></text:span><text:span text:style-name="T21_40">client</text:span><text:span text:style-name="T21_41">;<text:s/></text:span><text:span text:style-name="T21_42">to</text:span><text:span text:style-name="T21_43"><text:s/></text:span><text:span text:style-name="T21_44">establish</text:span><text:span text:style-name="T21_45"><text:s/></text:span><text:span text:style-name="T21_46">a</text:span><text:span text:style-name="T21_47"><text:s/></text:span><text:span text:style-name="T21_48">defense</text:span><text:span text:style-name="T21_49"><text:s/></text:span><text:span text:style-name="T21_50">to</text:span><text:span text:style-name="T21_51"><text:s/></text:span><text:span text:style-name="T21_52">a</text:span><text:span text:style-name="T21_53"><text:s/></text:span><text:span text:style-name="T21_54">criminal</text:span><text:span text:style-name="T21_55"><text:s/></text:span><text:span text:style-name="T21_56">charge</text:span><text:span text:style-name="T21_57"><text:s/></text:span><text:span text:style-name="T21_58">or</text:span><text:span text:style-name="T21_59"><text:s/></text:span><text:span text:style-name="T21_60">civil</text:span><text:span text:style-name="T21_61"><text:s/></text:span><text:span text:style-name="T21_62">claim</text:span><text:span text:style-name="T21_63"><text:s/></text:span><text:span text:style-name="T21_64">against</text:span><text:span text:style-name="T21_65"><text:s/></text:span><text:span text:style-name="T21_66">the</text:span><text:span text:style-name="T21_67"><text:s/></text:span><text:span text:style-name="T21_68">lawyer</text:span><text:span text:style-name="T21_69"><text:s/></text:span><text:span text:style-name="T21_70">based</text:span><text:span text:style-name="T21_71"><text:s/></text:span><text:span text:style-name="T21_72">upon</text:span><text:span text:style-name="T21_73"><text:s/></text:span><text:span text:style-name="T21_74">conduct</text:span><text:span text:style-name="T21_75"><text:s/></text:span><text:span text:style-name="T21_76">in</text:span><text:span text:style-name="T21_77"><text:s/></text:span><text:span text:style-name="T21_78">which</text:span><text:span text:style-name="T21_79"><text:s/></text:span><text:span text:style-name="T21_80">the</text:span><text:span text:style-name="T21_81"><text:s/></text:span><text:span text:style-name="T21_82">client</text:span><text:span text:style-name="T21_83"><text:s/></text:span><text:span text:style-name="T21_84">was</text:span><text:span text:style-name="T21_85"><text:s/></text:span><text:span text:style-name="T21_86">involved</text:span><text:span text:style-name="T21_87">;<text:s/></text:span><text:span text:style-name="T21_88">or</text:span><text:span text:style-name="T21_89"><text:s/></text:span><text:span text:style-name="T21_90">to</text:span><text:span text:style-name="T21_91"><text:s/></text:span><text:span text:style-name="T21_92">respond</text:span><text:span text:style-name="T21_93"><text:s/></text:span><text:span text:style-name="T21_94">to</text:span><text:span text:style-name="T21_95"><text:s/></text:span><text:span text:style-name="T21_96">allegations</text:span><text:span text:style-name="T21_97"><text:s/></text:span><text:span text:style-name="T21_98">in</text:span><text:span text:style-name="T21_99"><text:s/></text:span><text:span text:style-name="T21_100">any</text:span><text:span text:style-name="T21_101"><text:s/></text:span><text:span text:style-name="T21_102">proceeding</text:span><text:span text:style-name="T21_103"><text:s/></text:span><text:span text:style-name="T21_104">concerning</text:span><text:span text:style-name="T21_105"><text:s/></text:span><text:span text:style-name="T21_106">the</text:span><text:span text:style-name="T21_107"><text:s/></text:span><text:span text:style-name="T21_108">lawyer</text:span><text:span text:style-name="T21_109">'</text:span><text:span text:style-name="T21_110">s</text:span><text:span text:style-name="T21_111"><text:s/></text:span><text:span text:style-name="T21_112">representation</text:span><text:span text:style-name="T21_113"><text:s/></text:span><text:span text:style-name="T21_114">of</text:span><text:span text:style-name="T21_115"><text:s/></text:span><text:span text:style-name="T21_116">the</text:span><text:span text:style-name="T21_117"><text:s/></text:span><text:span text:style-name="T21_118">client</text:span><text:span text:style-name="T21_119">;<text:s/></text:span><text:span text:style-name="T21_120">or</text:span></text:p>
      <text:p text:style-name="P22"/>
      <text:p text:style-name="P23"><text:span text:style-name="T23_1">(7)<text:s/></text:span><text:span text:style-name="T23_2">to</text:span><text:span text:style-name="T23_3"><text:s/></text:span><text:span text:style-name="T23_4">comply</text:span><text:span text:style-name="T23_5"><text:s/></text:span><text:span text:style-name="T23_6">with</text:span><text:span text:style-name="T23_7"><text:s/></text:span><text:span text:style-name="T23_8">the</text:span><text:span text:style-name="T23_9"><text:s/></text:span><text:span text:style-name="T23_10">rules</text:span><text:span text:style-name="T23_11"><text:s/></text:span><text:span text:style-name="T23_12">of</text:span><text:span text:style-name="T23_13"><text:s/></text:span><text:span text:style-name="T23_14">a</text:span><text:span text:style-name="T23_15"><text:s/></text:span><text:span text:style-name="T23_16">lawyers</text:span><text:span text:style-name="T23_17">'<text:s/></text:span><text:span text:style-name="T23_18">or</text:span><text:span text:style-name="T23_19"><text:s/></text:span><text:span text:style-name="T23_20">judges</text:span><text:span text:style-name="T23_21">'<text:s/></text:span><text:span text:style-name="T23_22">assistance</text:span><text:span text:style-name="T23_23"><text:s/></text:span><text:span text:style-name="T23_24">program</text:span><text:span text:style-name="T23_25"><text:s/></text:span><text:span text:style-name="T23_26">approved</text:span><text:span text:style-name="T23_27"><text:s/></text:span><text:span text:style-name="T23_28">by</text:span><text:span text:style-name="T23_29"><text:s/></text:span><text:span text:style-name="T23_30">the</text:span><text:span text:style-name="T23_31"><text:s/></text:span><text:span text:style-name="T23_32">North</text:span><text:span text:style-name="T23_33"><text:s/></text:span><text:span text:style-name="T23_34">Carolina</text:span><text:span text:style-name="T23_35"><text:s/></text:span><text:span text:style-name="T23_36">State</text:span><text:span text:style-name="T23_37"><text:s/></text:span><text:span text:style-name="T23_38">Bar</text:span><text:span text:style-name="T23_39"><text:s/></text:span><text:span text:style-name="T23_40">or</text:span><text:span text:style-name="T23_41"><text:s/></text:span><text:span text:style-name="T23_42">the</text:span><text:span text:style-name="T23_43"><text:s/></text:span><text:span text:style-name="T23_44">North</text:span><text:span text:style-name="T23_45"><text:s/></text:span><text:span text:style-name="T23_46">Carolina</text:span><text:span text:style-name="T23_47"><text:s/></text:span><text:span text:style-name="T23_48">Supreme</text:span><text:span text:style-name="T23_49"><text:s/></text:span><text:span text:style-name="T23_50">Court</text:span><text:span text:style-name="T23_51">.</text:span></text:p>
      <text:p text:style-name="P24"/>
      <text:p text:style-name="P25"><text:span text:style-name="T25_1">(</text:span><text:span text:style-name="T25_2">c</text:span><text:span text:style-name="T25_3">)<text:s/></text:span><text:span text:style-name="T25_4">The</text:span><text:span text:style-name="T25_5"><text:s/></text:span><text:span text:style-name="T25_6">duty</text:span><text:span text:style-name="T25_7"><text:s/></text:span><text:span text:style-name="T25_8">of</text:span><text:span text:style-name="T25_9"><text:s/></text:span><text:span text:style-name="T25_10">confidentiality</text:span><text:span text:style-name="T25_11"><text:s/></text:span><text:span text:style-name="T25_12">described</text:span><text:span text:style-name="T25_13"><text:s/></text:span><text:span text:style-name="T25_14">in</text:span><text:span text:style-name="T25_15"><text:s/></text:span><text:span text:style-name="T25_16">this</text:span><text:span text:style-name="T25_17"><text:s/></text:span><text:span text:style-name="T25_18">Rule</text:span><text:span text:style-name="T25_19"><text:s/></text:span><text:span text:style-name="T25_20">encompasses</text:span><text:span text:style-name="T25_21"><text:s/></text:span><text:span text:style-name="T25_22">information</text:span><text:span text:style-name="T25_23"><text:s/></text:span><text:span text:style-name="T25_24">received</text:span><text:span text:style-name="T25_25"><text:s/></text:span><text:span text:style-name="T25_26">by</text:span><text:span text:style-name="T25_27"><text:s/></text:span><text:span text:style-name="T25_28">a</text:span><text:span text:style-name="T25_29"><text:s/></text:span><text:span text:style-name="T25_30">lawyer</text:span><text:span text:style-name="T25_31"><text:s/></text:span><text:span text:style-name="T25_32">then</text:span><text:span text:style-name="T25_33"><text:s/></text:span><text:span text:style-name="T25_34">acting</text:span><text:span text:style-name="T25_35"><text:s/></text:span><text:span text:style-name="T25_36">as</text:span><text:span text:style-name="T25_37"><text:s/></text:span><text:span text:style-name="T25_38">an</text:span><text:span text:style-name="T25_39"><text:s/></text:span><text:span text:style-name="T25_40">agent</text:span><text:span text:style-name="T25_41"><text:s/></text:span><text:span text:style-name="T25_42">of</text:span><text:span text:style-name="T25_43"><text:s/></text:span><text:span text:style-name="T25_44">a</text:span><text:span text:style-name="T25_45"><text:s/></text:span><text:span text:style-name="T25_46">lawyers</text:span><text:span text:style-name="T25_47">'<text:s/></text:span><text:span text:style-name="T25_48">or</text:span><text:span text:style-name="T25_49"><text:s/></text:span><text:span text:style-name="T25_50">judges</text:span><text:span text:style-name="T25_51">'<text:s/></text:span><text:span text:style-name="T25_52">assistance</text:span><text:span text:style-name="T25_53"><text:s/></text:span><text:span text:style-name="T25_54">program</text:span><text:span text:style-name="T25_55"><text:s/></text:span><text:span text:style-name="T25_56">approved</text:span><text:span text:style-name="T25_57"><text:s/></text:span><text:span text:style-name="T25_58">by</text:span><text:span text:style-name="T25_59"><text:s/></text:span><text:span text:style-name="T25_60">the</text:span><text:span text:style-name="T25_61"><text:s/></text:span><text:span text:style-name="T25_62">North</text:span><text:span text:style-name="T25_63"><text:s/></text:span><text:span text:style-name="T25_64">Carolina</text:span><text:span text:style-name="T25_65"><text:s/></text:span><text:span text:style-name="T25_66">State</text:span><text:span text:style-name="T25_67"><text:s/></text:span><text:span text:style-name="T25_68">Bar</text:span><text:span text:style-name="T25_69"><text:s/></text:span><text:span text:style-name="T25_70">or</text:span><text:span text:style-name="T25_71"><text:s/></text:span><text:span text:style-name="T25_72">the</text:span><text:span text:style-name="T25_73"><text:s/></text:span><text:span text:style-name="T25_74">North</text:span><text:span text:style-name="T25_75"><text:s/></text:span><text:span text:style-name="T25_76">Carolina</text:span><text:span text:style-name="T25_77"><text:s/></text:span><text:span text:style-name="T25_78">Supreme</text:span><text:span text:style-name="T25_79"><text:s/></text:span><text:span text:style-name="T25_80">Court</text:span><text:span text:style-name="T25_81"><text:s/></text:span><text:span text:style-name="T25_82">regarding</text:span><text:span text:style-name="T25_83"><text:s/></text:span><text:span text:style-name="T25_84">another</text:span><text:span text:style-name="T25_85"><text:s/></text:span><text:span text:style-name="T25_86">lawyer</text:span><text:span text:style-name="T25_87"><text:s/></text:span><text:span text:style-name="T25_88">or</text:span><text:span text:style-name="T25_89"><text:s/></text:span><text:span text:style-name="T25_90">judge</text:span><text:span text:style-name="T25_91"><text:s/></text:span><text:span text:style-name="T25_92">seeking</text:span><text:span text:style-name="T25_93"><text:s/></text:span><text:span text:style-name="T25_94">assistance</text:span><text:span text:style-name="T25_95"><text:s/></text:span><text:span text:style-name="T25_96">or</text:span><text:span text:style-name="T25_97"><text:s/></text:span><text:span text:style-name="T25_98">to</text:span><text:span text:style-name="T25_99"><text:s/></text:span><text:span text:style-name="T25_100">whom</text:span><text:span text:style-name="T25_101"><text:s/></text:span><text:span text:style-name="T25_102">assistance</text:span><text:span text:style-name="T25_103"><text:s/></text:span><text:span text:style-name="T25_104">is</text:span><text:span text:style-name="T25_105"><text:s/></text:span><text:span text:style-name="T25_106">being</text:span><text:span text:style-name="T25_107"><text:s/></text:span><text:span text:style-name="T25_108">offered</text:span><text:span text:style-name="T25_109">.<text:s/></text:span><text:span text:style-name="T25_110">For</text:span><text:span text:style-name="T25_111"><text:s/></text:span><text:span text:style-name="T25_112">the</text:span><text:span text:style-name="T25_113"><text:s/></text:span><text:span text:style-name="T25_114">purposes</text:span><text:span text:style-name="T25_115"><text:s/></text:span><text:span text:style-name="T25_116">of</text:span><text:span text:style-name="T25_117"><text:s/></text:span><text:span text:style-name="T25_118">this</text:span><text:span text:style-name="T25_119"><text:s/></text:span><text:span text:style-name="T25_120">Rule</text:span><text:span text:style-name="T25_121">,<text:s/>"</text:span><text:span text:style-name="T25_122">client</text:span><text:span text:style-name="T25_123">"<text:s/></text:span><text:span text:style-name="T25_124">refers</text:span><text:span text:style-name="T25_125"><text:s/></text:span><text:span text:style-name="T25_126">to</text:span><text:span text:style-name="T25_127"><text:s/></text:span><text:span text:style-name="T25_128">lawyers</text:span><text:span text:style-name="T25_129"><text:s/></text:span><text:span text:style-name="T25_130">seeking</text:span><text:span text:style-name="T25_131"><text:s/></text:span><text:span text:style-name="T25_132">assistance</text:span><text:span text:style-name="T25_133"><text:s/></text:span><text:span text:style-name="T25_134">from</text:span><text:span text:style-name="T25_135"><text:s/></text:span><text:span text:style-name="T25_136">lawyers</text:span><text:span text:style-name="T25_137">'<text:s/></text:span><text:span text:style-name="T25_138">or</text:span><text:span text:style-name="T25_139"><text:s/></text:span><text:span text:style-name="T25_140">judges</text:span><text:span text:style-name="T25_141">'<text:s/></text:span><text:span text:style-name="T25_142">assistance</text:span><text:span text:style-name="T25_143"><text:s/></text:span><text:span text:style-name="T25_144">programs</text:span><text:span text:style-name="T25_145"><text:s/></text:span><text:span text:style-name="T25_146">approved</text:span><text:span text:style-name="T25_147"><text:s/></text:span><text:span text:style-name="T25_148">by</text:span><text:span text:style-name="T25_149"><text:s/></text:span><text:span text:style-name="T25_150">the</text:span><text:span text:style-name="T25_151"><text:s/></text:span><text:span text:style-name="T25_152">North</text:span><text:span text:style-name="T25_153"><text:s/></text:span><text:span text:style-name="T25_154">Carolina</text:span><text:span text:style-name="T25_155"><text:s/></text:span><text:span text:style-name="T25_156">State</text:span><text:span text:style-name="T25_157"><text:s/></text:span><text:span text:style-name="T25_158">Bar</text:span><text:span text:style-name="T25_159"><text:s/></text:span><text:span text:style-name="T25_160">or</text:span><text:span text:style-name="T25_161"><text:s/></text:span><text:span text:style-name="T25_162">the</text:span><text:span text:style-name="T25_163"><text:s/></text:span><text:span text:style-name="T25_164">North</text:span><text:span text:style-name="T25_165"><text:s/></text:span><text:span text:style-name="T25_166">Carolina</text:span><text:span text:style-name="T25_167"><text:s/></text:span><text:span text:style-name="T25_168">Supreme</text:span><text:span text:style-name="T25_169"><text:s/></text:span><text:span text:style-name="T25_170">Court</text:span><text:span text:style-name="T25_171">.</text:span></text:p>
      <text:p text:style-name="P26"/>
      <text:h text:style-name="P27" text:outline-level="10"><text:bookmark-start text:name="h.8xggtom36t6n"/><text:bookmark-end text:name="h.8xggtom36t6n"/><text:span text:style-name="T27_1">Rule</text:span><text:span text:style-name="T27_2"><text:s/>1.7<text:s/></text:span><text:span text:style-name="T27_3">Conflict</text:span><text:span text:style-name="T27_4"><text:s/></text:span><text:span text:style-name="T27_5">of</text:span><text:span text:style-name="T27_6"><text:s/></text:span><text:span text:style-name="T27_7">Interest</text:span><text:span text:style-name="T27_8">:<text:s/></text:span><text:span text:style-name="T27_9">Current</text:span><text:span text:style-name="T27_10"><text:s/></text:span><text:span text:style-name="T27_11">Clients</text:span></text:h>
      <text:p text:style-name="P28"/>
      <text:p text:style-name="P29"><text:span text:style-name="T29_1">(</text:span><text:span text:style-name="T29_2">a</text:span><text:span text:style-name="T29_3">)<text:s/></text:span><text:span text:style-name="T29_4">Except</text:span><text:span text:style-name="T29_5"><text:s/></text:span><text:span text:style-name="T29_6">as</text:span><text:span text:style-name="T29_7"><text:s/></text:span><text:span text:style-name="T29_8">provided</text:span><text:span text:style-name="T29_9"><text:s/></text:span><text:span text:style-name="T29_10">in</text:span><text:span text:style-name="T29_11"><text:s/></text:span><text:span text:style-name="T29_12">paragraph</text:span><text:span text:style-name="T29_13"><text:s/>(</text:span><text:span text:style-name="T29_14">b</text:span><text:span text:style-name="T29_15">),<text:s/></text:span><text:span text:style-name="T29_16">a</text:span><text:span text:style-name="T29_17"><text:s/></text:span><text:span text:style-name="T29_18">lawyer</text:span><text:span text:style-name="T29_19"><text:s/></text:span><text:span text:style-name="T29_20">shall</text:span><text:span text:style-name="T29_21"><text:s/></text:span><text:span text:style-name="T29_22">not</text:span><text:span text:style-name="T29_23"><text:s/></text:span><text:span text:style-name="T29_24">represent</text:span><text:span text:style-name="T29_25"><text:s/></text:span><text:span text:style-name="T29_26">a</text:span><text:span text:style-name="T29_27"><text:s/></text:span><text:span text:style-name="T29_28">client</text:span><text:span text:style-name="T29_29"><text:s/></text:span><text:span text:style-name="T29_30">if</text:span><text:span text:style-name="T29_31"><text:s/></text:span><text:span text:style-name="T29_32">the</text:span><text:span text:style-name="T29_33"><text:s/></text:span><text:span text:style-name="T29_34">representation</text:span><text:span text:style-name="T29_35"><text:s/></text:span><text:span text:style-name="T29_36">involves</text:span><text:span text:style-name="T29_37"><text:s/></text:span><text:span text:style-name="T29_38">a</text:span><text:span text:style-name="T29_39"><text:s/></text:span><text:span text:style-name="T29_40">concurrent</text:span><text:span text:style-name="T29_41"><text:s/></text:span><text:span text:style-name="T29_42">conflict</text:span><text:span text:style-name="T29_43"><text:s/></text:span><text:span text:style-name="T29_44">of</text:span><text:span text:style-name="T29_45"><text:s/></text:span><text:span text:style-name="T29_46">interest</text:span><text:span text:style-name="T29_47">.<text:s/></text:span><text:span text:style-name="T29_48">A</text:span><text:span text:style-name="T29_49"><text:s/></text:span><text:span text:style-name="T29_50">concurrent</text:span><text:span text:style-name="T29_51"><text:s/></text:span><text:span text:style-name="T29_52">conflict</text:span><text:span text:style-name="T29_53"><text:s/></text:span><text:span text:style-name="T29_54">of</text:span><text:span text:style-name="T29_55"><text:s/></text:span><text:span text:style-name="T29_56">interest</text:span><text:span text:style-name="T29_57"><text:s/></text:span><text:span text:style-name="T29_58">exists</text:span><text:span text:style-name="T29_59"><text:s/></text:span><text:span text:style-name="T29_60">if</text:span><text:span text:style-name="T29_61">:</text:span></text:p>
      <text:p text:style-name="P30"/>
      <text:p text:style-name="P31"><text:span text:style-name="T31_1">(1)<text:s/></text:span><text:span text:style-name="T31_2">the</text:span><text:span text:style-name="T31_3"><text:s/></text:span><text:span text:style-name="T31_4">representation</text:span><text:span text:style-name="T31_5"><text:s/></text:span><text:span text:style-name="T31_6">of</text:span><text:span text:style-name="T31_7"><text:s/></text:span><text:span text:style-name="T31_8">one</text:span><text:span text:style-name="T31_9"><text:s/></text:span><text:span text:style-name="T31_10">client</text:span><text:span text:style-name="T31_11"><text:s/></text:span><text:span text:style-name="T31_12">will</text:span><text:span text:style-name="T31_13"><text:s/></text:span><text:span text:style-name="T31_14">be</text:span><text:span text:style-name="T31_15"><text:s/></text:span><text:span text:style-name="T31_16">directly</text:span><text:span text:style-name="T31_17"><text:s/></text:span><text:span text:style-name="T31_18">adverse</text:span><text:span text:style-name="T31_19"><text:s/></text:span><text:span text:style-name="T31_20">to</text:span><text:span text:style-name="T31_21"><text:s/></text:span><text:span text:style-name="T31_22">another</text:span><text:span text:style-name="T31_23"><text:s/></text:span><text:span text:style-name="T31_24">client</text:span><text:span text:style-name="T31_25">;<text:s/></text:span><text:span text:style-name="T31_26">or</text:span></text:p>
      <text:p text:style-name="P32"/>
      <text:p text:style-name="P33"><text:span text:style-name="T33_1">(2)<text:s/></text:span><text:span text:style-name="T33_2">the</text:span><text:span text:style-name="T33_3"><text:s/></text:span><text:span text:style-name="T33_4">representation</text:span><text:span text:style-name="T33_5"><text:s/></text:span><text:span text:style-name="T33_6">of</text:span><text:span text:style-name="T33_7"><text:s/></text:span><text:span text:style-name="T33_8">one</text:span><text:span text:style-name="T33_9"><text:s/></text:span><text:span text:style-name="T33_10">or</text:span><text:span text:style-name="T33_11"><text:s/></text:span><text:span text:style-name="T33_12">more</text:span><text:span text:style-name="T33_13"><text:s/></text:span><text:span text:style-name="T33_14">clients</text:span><text:span text:style-name="T33_15"><text:s/></text:span><text:span text:style-name="T33_16">may</text:span><text:span text:style-name="T33_17"><text:s/></text:span><text:span text:style-name="T33_18">be</text:span><text:span text:style-name="T33_19"><text:s/></text:span><text:span text:style-name="T33_20">materially</text:span><text:span text:style-name="T33_21"><text:s/></text:span><text:span text:style-name="T33_22">limited</text:span><text:span text:style-name="T33_23"><text:s/></text:span><text:span text:style-name="T33_24">by</text:span><text:span text:style-name="T33_25"><text:s/></text:span><text:span text:style-name="T33_26">the</text:span><text:span text:style-name="T33_27"><text:s/></text:span><text:span text:style-name="T33_28">lawyer</text:span><text:span text:style-name="T33_29">'</text:span><text:span text:style-name="T33_30">s</text:span><text:span text:style-name="T33_31"><text:s/></text:span><text:span text:style-name="T33_32">responsibilities</text:span><text:span text:style-name="T33_33"><text:s/></text:span><text:span text:style-name="T33_34">to</text:span><text:span text:style-name="T33_35"><text:s/></text:span><text:span text:style-name="T33_36">another</text:span><text:span text:style-name="T33_37"><text:s/></text:span><text:span text:style-name="T33_38">client</text:span><text:span text:style-name="T33_39">,<text:s/></text:span><text:span text:style-name="T33_40">a</text:span><text:span text:style-name="T33_41"><text:s/></text:span><text:span text:style-name="T33_42">former</text:span><text:span text:style-name="T33_43"><text:s/></text:span><text:span text:style-name="T33_44">client</text:span><text:span text:style-name="T33_45">,<text:s/></text:span><text:span text:style-name="T33_46">or</text:span><text:span text:style-name="T33_47"><text:s/></text:span><text:span text:style-name="T33_48">a</text:span><text:span text:style-name="T33_49"><text:s/></text:span><text:span text:style-name="T33_50">third</text:span><text:span text:style-name="T33_51"><text:s/></text:span><text:span text:style-name="T33_52">person</text:span><text:span text:style-name="T33_53">,<text:s/></text:span><text:span text:style-name="T33_54">or</text:span><text:span text:style-name="T33_55"><text:s/></text:span><text:span text:style-name="T33_56">by</text:span><text:span text:style-name="T33_57"><text:s/></text:span><text:span text:style-name="T33_58">a</text:span><text:span text:style-name="T33_59"><text:s/></text:span><text:span text:style-name="T33_60">personal</text:span><text:span text:style-name="T33_61"><text:s/></text:span><text:span text:style-name="T33_62">interest</text:span><text:span text:style-name="T33_63"><text:s/></text:span><text:span text:style-name="T33_64">of</text:span><text:span text:style-name="T33_65"><text:s/></text:span><text:span text:style-name="T33_66">the</text:span><text:span text:style-name="T33_67"><text:s/></text:span><text:span text:style-name="T33_68">lawyer</text:span><text:span text:style-name="T33_69">.</text:span></text:p>
      <text:p text:style-name="P34"/>
      <text:p text:style-name="P35"><text:span text:style-name="T35_1">(</text:span><text:span text:style-name="T35_2">b</text:span><text:span text:style-name="T35_3">)<text:s/></text:span><text:span text:style-name="T35_4">Notwithstanding</text:span><text:span text:style-name="T35_5"><text:s/></text:span><text:span text:style-name="T35_6">the</text:span><text:span text:style-name="T35_7"><text:s/></text:span><text:span text:style-name="T35_8">existence</text:span><text:span text:style-name="T35_9"><text:s/></text:span><text:span text:style-name="T35_10">of</text:span><text:span text:style-name="T35_11"><text:s/></text:span><text:span text:style-name="T35_12">a</text:span><text:span text:style-name="T35_13"><text:s/></text:span><text:span text:style-name="T35_14">concurrent</text:span><text:span text:style-name="T35_15"><text:s/></text:span><text:span text:style-name="T35_16">conflict</text:span><text:span text:style-name="T35_17"><text:s/></text:span><text:span text:style-name="T35_18">of</text:span><text:span text:style-name="T35_19"><text:s/></text:span><text:span text:style-name="T35_20">interest</text:span><text:span text:style-name="T35_21"><text:s/></text:span><text:span text:style-name="T35_22">under</text:span><text:span text:style-name="T35_23"><text:s/></text:span><text:span text:style-name="T35_24">paragraph</text:span><text:span text:style-name="T35_25"><text:s/>(</text:span><text:span text:style-name="T35_26">a</text:span><text:span text:style-name="T35_27">),<text:s/></text:span><text:span text:style-name="T35_28">a</text:span><text:span text:style-name="T35_29"><text:s/></text:span><text:span text:style-name="T35_30">lawyer</text:span><text:span text:style-name="T35_31"><text:s/></text:span><text:span text:style-name="T35_32">may</text:span><text:span text:style-name="T35_33"><text:s/></text:span><text:span text:style-name="T35_34">represent</text:span><text:span text:style-name="T35_35"><text:s/></text:span><text:span text:style-name="T35_36">a</text:span><text:span text:style-name="T35_37"><text:s/></text:span><text:span text:style-name="T35_38">client</text:span><text:span text:style-name="T35_39"><text:s/></text:span><text:span text:style-name="T35_40">if</text:span><text:span text:style-name="T35_41">:</text:span></text:p>
      <text:p text:style-name="P36"/>
      <text:p text:style-name="P37"><text:span text:style-name="T37_1">(1)<text:s/></text:span><text:span text:style-name="T37_2">the</text:span><text:span text:style-name="T37_3"><text:s/></text:span><text:span text:style-name="T37_4">lawyer</text:span><text:span text:style-name="T37_5"><text:s/></text:span><text:span text:style-name="T37_6">reasonably</text:span><text:span text:style-name="T37_7"><text:s/></text:span><text:span text:style-name="T37_8">believes</text:span><text:span text:style-name="T37_9"><text:s/></text:span><text:span text:style-name="T37_10">that</text:span><text:span text:style-name="T37_11"><text:s/></text:span><text:span text:style-name="T37_12">the</text:span><text:span text:style-name="T37_13"><text:s/></text:span><text:span text:style-name="T37_14">lawyer</text:span><text:span text:style-name="T37_15"><text:s/></text:span><text:span text:style-name="T37_16">will</text:span><text:span text:style-name="T37_17"><text:s/></text:span><text:span text:style-name="T37_18">be</text:span><text:span text:style-name="T37_19"><text:s/></text:span><text:span text:style-name="T37_20">able</text:span><text:span text:style-name="T37_21"><text:s/></text:span><text:span text:style-name="T37_22">to</text:span><text:span text:style-name="T37_23"><text:s/></text:span><text:span text:style-name="T37_24">provide</text:span><text:span text:style-name="T37_25"><text:s/></text:span><text:span text:style-name="T37_26">competent</text:span><text:span text:style-name="T37_27"><text:s/></text:span><text:span text:style-name="T37_28">and</text:span><text:span text:style-name="T37_29"><text:s/></text:span><text:span text:style-name="T37_30">diligent</text:span><text:span text:style-name="T37_31"><text:s/></text:span><text:span text:style-name="T37_32">representation</text:span><text:span text:style-name="T37_33"><text:s/></text:span><text:span text:style-name="T37_34">to</text:span><text:span text:style-name="T37_35"><text:s/></text:span><text:span text:style-name="T37_36">each</text:span><text:span text:style-name="T37_37"><text:s/></text:span><text:span text:style-name="T37_38">affected</text:span><text:span text:style-name="T37_39"><text:s/></text:span><text:span text:style-name="T37_40">client</text:span><text:span text:style-name="T37_41">;</text:span></text:p>
      <text:p text:style-name="P38"/>
      <text:p text:style-name="P39"><text:span text:style-name="T39_1">(2)<text:s/></text:span><text:span text:style-name="T39_2">the</text:span><text:span text:style-name="T39_3"><text:s/></text:span><text:span text:style-name="T39_4">representation</text:span><text:span text:style-name="T39_5"><text:s/></text:span><text:span text:style-name="T39_6">is</text:span><text:span text:style-name="T39_7"><text:s/></text:span><text:span text:style-name="T39_8">not</text:span><text:span text:style-name="T39_9"><text:s/></text:span><text:span text:style-name="T39_10">prohibited</text:span><text:span text:style-name="T39_11"><text:s/></text:span><text:span text:style-name="T39_12">by</text:span><text:span text:style-name="T39_13"><text:s/></text:span><text:span text:style-name="T39_14">law</text:span><text:span text:style-name="T39_15">;</text:span></text:p>
      <text:p text:style-name="P40"/>
      <text:p text:style-name="P41"><text:span text:style-name="T41_1">(3)<text:s/></text:span><text:span text:style-name="T41_2">the</text:span><text:span text:style-name="T41_3"><text:s/></text:span><text:span text:style-name="T41_4">representation</text:span><text:span text:style-name="T41_5"><text:s/></text:span><text:span text:style-name="T41_6">does</text:span><text:span text:style-name="T41_7"><text:s/></text:span><text:span text:style-name="T41_8">not</text:span><text:span text:style-name="T41_9"><text:s/></text:span><text:span text:style-name="T41_10">involve</text:span><text:span text:style-name="T41_11"><text:s/></text:span><text:span text:style-name="T41_12">the</text:span><text:span text:style-name="T41_13"><text:s/></text:span><text:span text:style-name="T41_14">assertion</text:span><text:span text:style-name="T41_15"><text:s/></text:span><text:span text:style-name="T41_16">of</text:span><text:span text:style-name="T41_17"><text:s/></text:span><text:span text:style-name="T41_18">a</text:span><text:span text:style-name="T41_19"><text:s/></text:span><text:span text:style-name="T41_20">claim</text:span><text:span text:style-name="T41_21"><text:s/></text:span><text:span text:style-name="T41_22">by</text:span><text:span text:style-name="T41_23"><text:s/></text:span><text:span text:style-name="T41_24">one</text:span><text:span text:style-name="T41_25"><text:s/></text:span><text:span text:style-name="T41_26">client</text:span><text:span text:style-name="T41_27"><text:s/></text:span><text:span text:style-name="T41_28">against</text:span><text:span text:style-name="T41_29"><text:s/></text:span><text:span text:style-name="T41_30">another</text:span><text:span text:style-name="T41_31"><text:s/></text:span><text:span text:style-name="T41_32">client</text:span><text:span text:style-name="T41_33"><text:s/></text:span><text:span text:style-name="T41_34">represented</text:span><text:span text:style-name="T41_35"><text:s/></text:span><text:span text:style-name="T41_36">by</text:span><text:span text:style-name="T41_37"><text:s/></text:span><text:span text:style-name="T41_38">the</text:span><text:span text:style-name="T41_39"><text:s/></text:span><text:span text:style-name="T41_40">lawyer</text:span><text:span text:style-name="T41_41"><text:s/></text:span><text:span text:style-name="T41_42">in</text:span><text:span text:style-name="T41_43"><text:s/></text:span><text:span text:style-name="T41_44">the</text:span><text:span text:style-name="T41_45"><text:s/></text:span><text:span text:style-name="T41_46">same</text:span><text:span text:style-name="T41_47"><text:s/></text:span><text:span text:style-name="T41_48">litigation</text:span><text:span text:style-name="T41_49"><text:s/></text:span><text:span text:style-name="T41_50">or</text:span><text:span text:style-name="T41_51"><text:s/></text:span><text:span text:style-name="T41_52">other</text:span><text:span text:style-name="T41_53"><text:s/></text:span><text:span text:style-name="T41_54">proceeding</text:span><text:span text:style-name="T41_55"><text:s/></text:span><text:span text:style-name="T41_56">before</text:span><text:span text:style-name="T41_57"><text:s/></text:span><text:span text:style-name="T41_58">a</text:span><text:span text:style-name="T41_59"><text:s/></text:span><text:span text:style-name="T41_60">tribunal</text:span><text:span text:style-name="T41_61">;<text:s/></text:span><text:span text:style-name="T41_62">and</text:span></text:p>
      <text:p text:style-name="P42"/>
      <text:p text:style-name="P43"><text:span text:style-name="T43_1">(4)<text:s/></text:span><text:span text:style-name="T43_2">each</text:span><text:span text:style-name="T43_3"><text:s/></text:span><text:span text:style-name="T43_4">affected</text:span><text:span text:style-name="T43_5"><text:s/></text:span><text:span text:style-name="T43_6">client</text:span><text:span text:style-name="T43_7"><text:s/></text:span><text:span text:style-name="T43_8">gives</text:span><text:span text:style-name="T43_9"><text:s/></text:span><text:span text:style-name="T43_10">informed</text:span><text:span text:style-name="T43_11"><text:s/></text:span><text:span text:style-name="T43_12">consent</text:span><text:span text:style-name="T43_13">,<text:s/></text:span><text:span text:style-name="T43_14">confirmed</text:span><text:span text:style-name="T43_15"><text:s/></text:span><text:span text:style-name="T43_16">in</text:span><text:span text:style-name="T43_17"><text:s/></text:span><text:span text:style-name="T43_18">writing</text:span><text:span text:style-name="T43_19">.</text:span></text:p>
      <text:h text:style-name="P44" text:outline-level="10"><text:bookmark-start text:name="h.vmmqxgl1ia5p"/><text:bookmark-end text:name="h.vmmqxgl1ia5p"/><text:span text:style-name="T44_1">Rule</text:span><text:span text:style-name="T44_2"><text:s/>1.9<text:s/></text:span><text:span text:style-name="T44_3">Duties</text:span><text:span text:style-name="T44_4"><text:s/></text:span><text:span text:style-name="T44_5">to</text:span><text:span text:style-name="T44_6"><text:s/></text:span><text:span text:style-name="T44_7">Former</text:span><text:span text:style-name="T44_8"><text:s/></text:span><text:span text:style-name="T44_9">Clients</text:span></text:h>
      <text:p text:style-name="P45"><text:span text:style-name="T45_1">(</text:span><text:span text:style-name="T45_2">a</text:span><text:span text:style-name="T45_3">)<text:s/></text:span><text:span text:style-name="T45_4">A</text:span><text:span text:style-name="T45_5"><text:s/></text:span><text:span text:style-name="T45_6">lawyer</text:span><text:span text:style-name="T45_7"><text:s/></text:span><text:span text:style-name="T45_8">who</text:span><text:span text:style-name="T45_9"><text:s/></text:span><text:span text:style-name="T45_10">has</text:span><text:span text:style-name="T45_11"><text:s/></text:span><text:span text:style-name="T45_12">formerly</text:span><text:span text:style-name="T45_13"><text:s/></text:span><text:span text:style-name="T45_14">represented</text:span><text:span text:style-name="T45_15"><text:s/></text:span><text:span text:style-name="T45_16">a</text:span><text:span text:style-name="T45_17"><text:s/></text:span><text:span text:style-name="T45_18">client</text:span><text:span text:style-name="T45_19"><text:s/></text:span><text:span text:style-name="T45_20">in</text:span><text:span text:style-name="T45_21"><text:s/></text:span><text:span text:style-name="T45_22">a</text:span><text:span text:style-name="T45_23"><text:s/></text:span><text:span text:style-name="T45_24">matter</text:span><text:span text:style-name="T45_25"><text:s/></text:span><text:span text:style-name="T45_26">shall</text:span><text:span text:style-name="T45_27"><text:s/></text:span><text:span text:style-name="T45_28">not</text:span><text:span text:style-name="T45_29"><text:s/></text:span><text:span text:style-name="T45_30">thereafter</text:span><text:span text:style-name="T45_31"><text:s/></text:span><text:span text:style-name="T45_32">represent</text:span><text:span text:style-name="T45_33"><text:s/></text:span><text:span text:style-name="T45_34">another</text:span><text:span text:style-name="T45_35"><text:s/></text:span><text:span text:style-name="T45_36">person</text:span><text:span text:style-name="T45_37"><text:s/></text:span><text:span text:style-name="T45_38">in</text:span><text:span text:style-name="T45_39"><text:s/></text:span><text:span text:style-name="T45_40">the</text:span><text:span text:style-name="T45_41"><text:s/></text:span><text:span text:style-name="T45_42">same</text:span><text:span text:style-name="T45_43"><text:s/></text:span><text:span text:style-name="T45_44">or</text:span><text:span text:style-name="T45_45"><text:s/></text:span><text:span text:style-name="T45_46">a</text:span><text:span text:style-name="T45_47"><text:s/></text:span><text:span text:style-name="T45_48">substantially</text:span><text:span text:style-name="T45_49"><text:s/></text:span><text:span text:style-name="T45_50">related</text:span><text:span text:style-name="T45_51"><text:s/></text:span><text:span text:style-name="T45_52">matter</text:span><text:span text:style-name="T45_53"><text:s/></text:span><text:span text:style-name="T45_54">in</text:span><text:span text:style-name="T45_55"><text:s/></text:span><text:span text:style-name="T45_56">which</text:span><text:span text:style-name="T45_57"><text:s/></text:span><text:span text:style-name="T45_58">that</text:span><text:span text:style-name="T45_59"><text:s/></text:span><text:span text:style-name="T45_60">person</text:span><text:span text:style-name="T45_61">'</text:span><text:span text:style-name="T45_62">s</text:span><text:span text:style-name="T45_63"><text:s/></text:span><text:span text:style-name="T45_64">interests</text:span><text:span text:style-name="T45_65"><text:s/></text:span><text:span text:style-name="T45_66">are</text:span><text:span text:style-name="T45_67"><text:s/></text:span><text:span text:style-name="T45_68">materially</text:span><text:span text:style-name="T45_69"><text:s/></text:span><text:span text:style-name="T45_70">adverse</text:span><text:span text:style-name="T45_71"><text:s/></text:span><text:span text:style-name="T45_72">to</text:span><text:span text:style-name="T45_73"><text:s/></text:span><text:span text:style-name="T45_74">the</text:span><text:span text:style-name="T45_75"><text:s/></text:span><text:span text:style-name="T45_76">interests</text:span><text:span text:style-name="T45_77"><text:s/></text:span><text:span text:style-name="T45_78">of</text:span><text:span text:style-name="T45_79"><text:s/></text:span><text:span text:style-name="T45_80">the</text:span><text:span text:style-name="T45_81"><text:s/></text:span><text:span text:style-name="T45_82">former</text:span><text:span text:style-name="T45_83"><text:s/></text:span><text:span text:style-name="T45_84">client</text:span><text:span text:style-name="T45_85"><text:s/></text:span><text:span text:style-name="T45_86">unless</text:span><text:span text:style-name="T45_87"><text:s/></text:span><text:span text:style-name="T45_88">the</text:span><text:span text:style-name="T45_89"><text:s/></text:span><text:span text:style-name="T45_90">former</text:span><text:span text:style-name="T45_91"><text:s/></text:span><text:span text:style-name="T45_92">client</text:span><text:span text:style-name="T45_93"><text:s/></text:span><text:span text:style-name="T45_94">gives</text:span><text:span text:style-name="T45_95"><text:s/></text:span><text:span text:style-name="T45_96">informed</text:span><text:span text:style-name="T45_97"><text:s/></text:span><text:span text:style-name="T45_98">consent</text:span><text:span text:style-name="T45_99">,<text:s/></text:span><text:span text:style-name="T45_100">confirmed</text:span><text:span text:style-name="T45_101"><text:s/></text:span><text:span text:style-name="T45_102">in</text:span><text:span text:style-name="T45_103"><text:s/></text:span><text:span text:style-name="T45_104">writing</text:span><text:span text:style-name="T45_105">.</text:span></text:p>
      <text:p text:style-name="P46"/>
      <text:p text:style-name="P47"><text:span text:style-name="T47_1">(</text:span><text:span text:style-name="T47_2">b</text:span><text:span text:style-name="T47_3">)<text:s/></text:span><text:span text:style-name="T47_4">A</text:span><text:span text:style-name="T47_5"><text:s/></text:span><text:span text:style-name="T47_6">lawyer</text:span><text:span text:style-name="T47_7"><text:s/></text:span><text:span text:style-name="T47_8">shall</text:span><text:span text:style-name="T47_9"><text:s/></text:span><text:span text:style-name="T47_10">not</text:span><text:span text:style-name="T47_11"><text:s/></text:span><text:span text:style-name="T47_12">knowingly</text:span><text:span text:style-name="T47_13"><text:s/></text:span><text:span text:style-name="T47_14">represent</text:span><text:span text:style-name="T47_15"><text:s/></text:span><text:span text:style-name="T47_16">a</text:span><text:span text:style-name="T47_17"><text:s/></text:span><text:span text:style-name="T47_18">person</text:span><text:span text:style-name="T47_19"><text:s/></text:span><text:span text:style-name="T47_20">in</text:span><text:span text:style-name="T47_21"><text:s/></text:span><text:span text:style-name="T47_22">the</text:span><text:span text:style-name="T47_23"><text:s/></text:span><text:span text:style-name="T47_24">same</text:span><text:span text:style-name="T47_25"><text:s/></text:span><text:span text:style-name="T47_26">or</text:span><text:span text:style-name="T47_27"><text:s/></text:span><text:span text:style-name="T47_28">a</text:span><text:span text:style-name="T47_29"><text:s/></text:span><text:span text:style-name="T47_30">substantially</text:span><text:span text:style-name="T47_31"><text:s/></text:span><text:span text:style-name="T47_32">related</text:span><text:span text:style-name="T47_33"><text:s/></text:span><text:span text:style-name="T47_34">matter</text:span><text:span text:style-name="T47_35"><text:s/></text:span><text:span text:style-name="T47_36">in</text:span><text:span text:style-name="T47_37"><text:s/></text:span><text:span text:style-name="T47_38">which</text:span><text:span text:style-name="T47_39"><text:s/></text:span><text:span text:style-name="T47_40">a</text:span><text:span text:style-name="T47_41"><text:s/></text:span><text:span text:style-name="T47_42">firm</text:span><text:span text:style-name="T47_43"><text:s/></text:span><text:span text:style-name="T47_44">with</text:span><text:span text:style-name="T47_45"><text:s/></text:span><text:span text:style-name="T47_46">which</text:span><text:span text:style-name="T47_47"><text:s/></text:span><text:span text:style-name="T47_48">the</text:span><text:span text:style-name="T47_49"><text:s/></text:span><text:span text:style-name="T47_50">lawyer</text:span><text:span text:style-name="T47_51"><text:s/></text:span><text:span text:style-name="T47_52">formerly</text:span><text:span text:style-name="T47_53"><text:s/></text:span><text:span text:style-name="T47_54">was</text:span><text:span text:style-name="T47_55"><text:s/></text:span><text:span text:style-name="T47_56">associated</text:span><text:span text:style-name="T47_57"><text:s/></text:span><text:span text:style-name="T47_58">had</text:span><text:span text:style-name="T47_59"><text:s/></text:span><text:span text:style-name="T47_60">previously</text:span><text:span text:style-name="T47_61"><text:s/></text:span><text:span text:style-name="T47_62">represented</text:span><text:span text:style-name="T47_63"><text:s/></text:span><text:span text:style-name="T47_64">a</text:span><text:span text:style-name="T47_65"><text:s/></text:span><text:span text:style-name="T47_66">client</text:span></text:p>
      <text:p text:style-name="P48"/>
      <text:p text:style-name="P49"><text:span text:style-name="T49_1">(1)<text:s/></text:span><text:span text:style-name="T49_2">whose</text:span><text:span text:style-name="T49_3"><text:s/></text:span><text:span text:style-name="T49_4">interests</text:span><text:span text:style-name="T49_5"><text:s/></text:span><text:span text:style-name="T49_6">are</text:span><text:span text:style-name="T49_7"><text:s/></text:span><text:span text:style-name="T49_8">materially</text:span><text:span text:style-name="T49_9"><text:s/></text:span><text:span text:style-name="T49_10">adverse</text:span><text:span text:style-name="T49_11"><text:s/></text:span><text:span text:style-name="T49_12">to</text:span><text:span text:style-name="T49_13"><text:s/></text:span><text:span text:style-name="T49_14">that</text:span><text:span text:style-name="T49_15"><text:s/></text:span><text:span text:style-name="T49_16">person</text:span><text:span text:style-name="T49_17">;<text:s/></text:span><text:span text:style-name="T49_18">and</text:span></text:p>
      <text:p text:style-name="P50"/>
      <text:p text:style-name="P51"><text:span text:style-name="T51_1">(2)<text:s/></text:span><text:span text:style-name="T51_2">about</text:span><text:span text:style-name="T51_3"><text:s/></text:span><text:span text:style-name="T51_4">whom</text:span><text:span text:style-name="T51_5"><text:s/></text:span><text:span text:style-name="T51_6">the</text:span><text:span text:style-name="T51_7"><text:s/></text:span><text:span text:style-name="T51_8">lawyer</text:span><text:span text:style-name="T51_9"><text:s/></text:span><text:span text:style-name="T51_10">had</text:span><text:span text:style-name="T51_11"><text:s/></text:span><text:span text:style-name="T51_12">acquired</text:span><text:span text:style-name="T51_13"><text:s/></text:span><text:span text:style-name="T51_14">information</text:span><text:span text:style-name="T51_15"><text:s/></text:span><text:span text:style-name="T51_16">protected</text:span><text:span text:style-name="T51_17"><text:s/></text:span><text:span text:style-name="T51_18">by</text:span><text:span text:style-name="T51_19"><text:s/></text:span><text:span text:style-name="T51_20">Rules</text:span><text:span text:style-name="T51_21"><text:s/>1.6<text:s/></text:span><text:span text:style-name="T51_22">and</text:span><text:span text:style-name="T51_23"><text:s/>1.9(</text:span><text:span text:style-name="T51_24">c</text:span><text:span text:style-name="T51_25">)<text:s/></text:span><text:span text:style-name="T51_26">that</text:span><text:span text:style-name="T51_27"><text:s/></text:span><text:span text:style-name="T51_28">is</text:span><text:span text:style-name="T51_29"><text:s/></text:span><text:span text:style-name="T51_30">material</text:span><text:span text:style-name="T51_31"><text:s/></text:span><text:span text:style-name="T51_32">to</text:span><text:span text:style-name="T51_33"><text:s/></text:span><text:span text:style-name="T51_34">the</text:span><text:span text:style-name="T51_35"><text:s/></text:span><text:span text:style-name="T51_36">matter</text:span><text:span text:style-name="T51_37">;<text:s/></text:span><text:span text:style-name="T51_38">unless</text:span><text:span text:style-name="T51_39"><text:s/></text:span><text:span text:style-name="T51_40">the</text:span><text:span text:style-name="T51_41"><text:s/></text:span><text:span text:style-name="T51_42">former</text:span><text:span text:style-name="T51_43"><text:s/></text:span><text:span text:style-name="T51_44">client</text:span><text:span text:style-name="T51_45"><text:s/></text:span><text:span text:style-name="T51_46">gives</text:span><text:span text:style-name="T51_47"><text:s/></text:span><text:span text:style-name="T51_48">informed</text:span><text:span text:style-name="T51_49"><text:s/></text:span><text:span text:style-name="T51_50">consent</text:span><text:span text:style-name="T51_51">,<text:s/></text:span><text:span text:style-name="T51_52">confirmed</text:span><text:span text:style-name="T51_53"><text:s/></text:span><text:span text:style-name="T51_54">in</text:span><text:span text:style-name="T51_55"><text:s/></text:span><text:span text:style-name="T51_56">writing</text:span><text:span text:style-name="T51_57">.</text:span></text:p>
      <text:p text:style-name="P52"/>
      <text:p text:style-name="P53"><text:span text:style-name="T53_1">(</text:span><text:span text:style-name="T53_2">c</text:span><text:span text:style-name="T53_3">)<text:s/></text:span><text:span text:style-name="T53_4">A</text:span><text:span text:style-name="T53_5"><text:s/></text:span><text:span text:style-name="T53_6">lawyer</text:span><text:span text:style-name="T53_7"><text:s/></text:span><text:span text:style-name="T53_8">who</text:span><text:span text:style-name="T53_9"><text:s/></text:span><text:span text:style-name="T53_10">has</text:span><text:span text:style-name="T53_11"><text:s/></text:span><text:span text:style-name="T53_12">formerly</text:span><text:span text:style-name="T53_13"><text:s/></text:span><text:span text:style-name="T53_14">represented</text:span><text:span text:style-name="T53_15"><text:s/></text:span><text:span text:style-name="T53_16">a</text:span><text:span text:style-name="T53_17"><text:s/></text:span><text:span text:style-name="T53_18">client</text:span><text:span text:style-name="T53_19"><text:s/></text:span><text:span text:style-name="T53_20">in</text:span><text:span text:style-name="T53_21"><text:s/></text:span><text:span text:style-name="T53_22">a</text:span><text:span text:style-name="T53_23"><text:s/></text:span><text:span text:style-name="T53_24">matter</text:span><text:span text:style-name="T53_25"><text:s/></text:span><text:span text:style-name="T53_26">or</text:span><text:span text:style-name="T53_27"><text:s/></text:span><text:span text:style-name="T53_28">whose</text:span><text:span text:style-name="T53_29"><text:s/></text:span><text:span text:style-name="T53_30">present</text:span><text:span text:style-name="T53_31"><text:s/></text:span><text:span text:style-name="T53_32">or</text:span><text:span text:style-name="T53_33"><text:s/></text:span><text:span text:style-name="T53_34">former</text:span><text:span text:style-name="T53_35"><text:s/></text:span><text:span text:style-name="T53_36">firm</text:span><text:span text:style-name="T53_37"><text:s/></text:span><text:span text:style-name="T53_38">has</text:span><text:span text:style-name="T53_39"><text:s/></text:span><text:span text:style-name="T53_40">formerly</text:span><text:span text:style-name="T53_41"><text:s/></text:span><text:span text:style-name="T53_42">represented</text:span><text:span text:style-name="T53_43"><text:s/></text:span><text:span text:style-name="T53_44">a</text:span><text:span text:style-name="T53_45"><text:s/></text:span><text:span text:style-name="T53_46">client</text:span><text:span text:style-name="T53_47"><text:s/></text:span><text:span text:style-name="T53_48">in</text:span><text:span text:style-name="T53_49"><text:s/></text:span><text:span text:style-name="T53_50">a</text:span><text:span text:style-name="T53_51"><text:s/></text:span><text:span text:style-name="T53_52">matter</text:span><text:span text:style-name="T53_53"><text:s/></text:span><text:span text:style-name="T53_54">shall</text:span><text:span text:style-name="T53_55"><text:s/></text:span><text:span text:style-name="T53_56">not</text:span><text:span text:style-name="T53_57"><text:s/></text:span><text:span text:style-name="T53_58">thereafter</text:span><text:span text:style-name="T53_59">:</text:span></text:p>
      <text:p text:style-name="P54"/>
      <text:p text:style-name="P55"><text:span text:style-name="T55_1">(1)<text:s/></text:span><text:span text:style-name="T55_2">use</text:span><text:span text:style-name="T55_3"><text:s/></text:span><text:span text:style-name="T55_4">information</text:span><text:span text:style-name="T55_5"><text:s/></text:span><text:span text:style-name="T55_6">relating</text:span><text:span text:style-name="T55_7"><text:s/></text:span><text:span text:style-name="T55_8">to</text:span><text:span text:style-name="T55_9"><text:s/></text:span><text:span text:style-name="T55_10">the</text:span><text:span text:style-name="T55_11"><text:s/></text:span><text:span text:style-name="T55_12">representation</text:span><text:span text:style-name="T55_13"><text:s/></text:span><text:span text:style-name="T55_14">to</text:span><text:span text:style-name="T55_15"><text:s/></text:span><text:span text:style-name="T55_16">the</text:span><text:span text:style-name="T55_17"><text:s/></text:span><text:span text:style-name="T55_18">disadvantage</text:span><text:span text:style-name="T55_19"><text:s/></text:span><text:span text:style-name="T55_20">of</text:span><text:span text:style-name="T55_21"><text:s/></text:span><text:span text:style-name="T55_22">the</text:span><text:span text:style-name="T55_23"><text:s/></text:span><text:span text:style-name="T55_24">former</text:span><text:span text:style-name="T55_25"><text:s/></text:span><text:span text:style-name="T55_26">client</text:span><text:span text:style-name="T55_27"><text:s/></text:span><text:span text:style-name="T55_28">except</text:span><text:span text:style-name="T55_29"><text:s/></text:span><text:span text:style-name="T55_30">as</text:span><text:span text:style-name="T55_31"><text:s/></text:span><text:span text:style-name="T55_32">these</text:span><text:span text:style-name="T55_33"><text:s/></text:span><text:span text:style-name="T55_34">Rules</text:span><text:span text:style-name="T55_35"><text:s/></text:span><text:span text:style-name="T55_36">would</text:span><text:span text:style-name="T55_37"><text:s/></text:span><text:span text:style-name="T55_38">permit</text:span><text:span text:style-name="T55_39"><text:s/></text:span><text:span text:style-name="T55_40">or</text:span><text:span text:style-name="T55_41"><text:s/></text:span><text:span text:style-name="T55_42">require</text:span><text:span text:style-name="T55_43"><text:s/></text:span><text:span text:style-name="T55_44">with</text:span><text:span text:style-name="T55_45"><text:s/></text:span><text:span text:style-name="T55_46">respect</text:span><text:span text:style-name="T55_47"><text:s/></text:span><text:span text:style-name="T55_48">to</text:span><text:span text:style-name="T55_49"><text:s/></text:span><text:span text:style-name="T55_50">a</text:span><text:span text:style-name="T55_51"><text:s/></text:span><text:span text:style-name="T55_52">client</text:span><text:span text:style-name="T55_53">,<text:s/></text:span><text:span text:style-name="T55_54">or</text:span><text:span text:style-name="T55_55"><text:s/></text:span><text:span text:style-name="T55_56">when</text:span><text:span text:style-name="T55_57"><text:s/></text:span><text:span text:style-name="T55_58">the</text:span><text:span text:style-name="T55_59"><text:s/></text:span><text:span text:style-name="T55_60">information</text:span><text:span text:style-name="T55_61"><text:s/></text:span><text:span text:style-name="T55_62">has</text:span><text:span text:style-name="T55_63"><text:s/></text:span><text:span text:style-name="T55_64">become</text:span><text:span text:style-name="T55_65"><text:s/></text:span><text:span text:style-name="T55_66">generally</text:span><text:span text:style-name="T55_67"><text:s/></text:span><text:span text:style-name="T55_68">known</text:span><text:span text:style-name="T55_69">;<text:s/></text:span><text:span text:style-name="T55_70">or</text:span></text:p>
      <text:p text:style-name="P56"/>
      <text:p text:style-name="P57"><text:span text:style-name="T57_1">(2)<text:s/></text:span><text:span text:style-name="T57_2">reveal</text:span><text:span text:style-name="T57_3"><text:s/></text:span><text:span text:style-name="T57_4">information</text:span><text:span text:style-name="T57_5"><text:s/></text:span><text:span text:style-name="T57_6">relating</text:span><text:span text:style-name="T57_7"><text:s/></text:span><text:span text:style-name="T57_8">to</text:span><text:span text:style-name="T57_9"><text:s/></text:span><text:span text:style-name="T57_10">the</text:span><text:span text:style-name="T57_11"><text:s/></text:span><text:span text:style-name="T57_12">representation</text:span><text:span text:style-name="T57_13"><text:s/></text:span><text:span text:style-name="T57_14">except</text:span><text:span text:style-name="T57_15"><text:s/></text:span><text:span text:style-name="T57_16">as</text:span><text:span text:style-name="T57_17"><text:s/></text:span><text:span text:style-name="T57_18">these</text:span><text:span text:style-name="T57_19"><text:s/></text:span><text:span text:style-name="T57_20">Rules</text:span><text:span text:style-name="T57_21"><text:s/></text:span><text:span text:style-name="T57_22">would</text:span><text:span text:style-name="T57_23"><text:s/></text:span><text:span text:style-name="T57_24">permit</text:span><text:span text:style-name="T57_25"><text:s/></text:span><text:span text:style-name="T57_26">or</text:span><text:span text:style-name="T57_27"><text:s/></text:span><text:span text:style-name="T57_28">require</text:span><text:span text:style-name="T57_29"><text:s/></text:span><text:span text:style-name="T57_30">with</text:span><text:span text:style-name="T57_31"><text:s/></text:span><text:span text:style-name="T57_32">respect</text:span><text:span text:style-name="T57_33"><text:s/></text:span><text:span text:style-name="T57_34">to</text:span><text:span text:style-name="T57_35"><text:s/></text:span><text:span text:style-name="T57_36">a</text:span><text:span text:style-name="T57_37"><text:s/></text:span><text:span text:style-name="T57_38">client</text:span><text:span text:style-name="T57_39">.</text:span></text:p>
      <text:p text:style-name="P58"/>
      <text:h text:style-name="P59" text:outline-level="10"><text:bookmark-start text:name="h.h6ipvamfyxz1"/><text:bookmark-end text:name="h.h6ipvamfyxz1"/><text:span text:style-name="T59_1">Rule</text:span><text:span text:style-name="T59_2"><text:s/>1.10<text:s/></text:span><text:span text:style-name="T59_3">Imputation</text:span><text:span text:style-name="T59_4"><text:s/></text:span><text:span text:style-name="T59_5">of</text:span><text:span text:style-name="T59_6"><text:s/></text:span><text:span text:style-name="T59_7">Conflicts</text:span><text:span text:style-name="T59_8"><text:s/></text:span><text:span text:style-name="T59_9">of</text:span><text:span text:style-name="T59_10"><text:s/></text:span><text:span text:style-name="T59_11">Interest</text:span><text:span text:style-name="T59_12">:<text:s/></text:span><text:span text:style-name="T59_13">General</text:span><text:span text:style-name="T59_14"><text:s/></text:span><text:span text:style-name="T59_15">Rule</text:span></text:h>
      <text:p text:style-name="P60"><text:span text:style-name="T60_1">(</text:span><text:span text:style-name="T60_2">a</text:span><text:span text:style-name="T60_3">)<text:s/></text:span><text:span text:style-name="T60_4">While</text:span><text:span text:style-name="T60_5"><text:s/></text:span><text:span text:style-name="T60_6">lawyers</text:span><text:span text:style-name="T60_7"><text:s/></text:span><text:span text:style-name="T60_8">are</text:span><text:span text:style-name="T60_9"><text:s/></text:span><text:span text:style-name="T60_10">associated</text:span><text:span text:style-name="T60_11"><text:s/></text:span><text:span text:style-name="T60_12">in</text:span><text:span text:style-name="T60_13"><text:s/></text:span><text:span text:style-name="T60_14">a</text:span><text:span text:style-name="T60_15"><text:s/></text:span><text:span text:style-name="T60_16">firm</text:span><text:span text:style-name="T60_17">,<text:s/></text:span><text:span text:style-name="T60_18">none</text:span><text:span text:style-name="T60_19"><text:s/></text:span><text:span text:style-name="T60_20">of</text:span><text:span text:style-name="T60_21"><text:s/></text:span><text:span text:style-name="T60_22">them</text:span><text:span text:style-name="T60_23"><text:s/></text:span><text:span text:style-name="T60_24">shall</text:span><text:span text:style-name="T60_25"><text:s/></text:span><text:span text:style-name="T60_26">knowingly</text:span><text:span text:style-name="T60_27"><text:s/></text:span><text:span text:style-name="T60_28">represent</text:span><text:span text:style-name="T60_29"><text:s/></text:span><text:span text:style-name="T60_30">a</text:span><text:span text:style-name="T60_31"><text:s/></text:span><text:span text:style-name="T60_32">client</text:span><text:span text:style-name="T60_33"><text:s/></text:span><text:span text:style-name="T60_34">when</text:span><text:span text:style-name="T60_35"><text:s/></text:span><text:span text:style-name="T60_36">any</text:span><text:span text:style-name="T60_37"><text:s/></text:span><text:span text:style-name="T60_38">one</text:span><text:span text:style-name="T60_39"><text:s/></text:span><text:span text:style-name="T60_40">of</text:span><text:span text:style-name="T60_41"><text:s/></text:span><text:span text:style-name="T60_42">them</text:span><text:span text:style-name="T60_43"><text:s/></text:span><text:span text:style-name="T60_44">practicing</text:span><text:span text:style-name="T60_45"><text:s/></text:span><text:span text:style-name="T60_46">alone</text:span><text:span text:style-name="T60_47"><text:s/></text:span><text:span text:style-name="T60_48">would</text:span><text:span text:style-name="T60_49"><text:s/></text:span><text:span text:style-name="T60_50">be</text:span><text:span text:style-name="T60_51"><text:s/></text:span><text:span text:style-name="T60_52">prohibited</text:span><text:span text:style-name="T60_53"><text:s/></text:span><text:span text:style-name="T60_54">from</text:span><text:span text:style-name="T60_55"><text:s/></text:span><text:span text:style-name="T60_56">doing</text:span><text:span text:style-name="T60_57"><text:s/></text:span><text:span text:style-name="T60_58">so</text:span><text:span text:style-name="T60_59"><text:s/></text:span><text:span text:style-name="T60_60">by</text:span><text:span text:style-name="T60_61"><text:s/></text:span><text:span text:style-name="T60_62">Rules</text:span><text:span text:style-name="T60_63"><text:s/>1.7<text:s/></text:span><text:span text:style-name="T60_64">or</text:span><text:span text:style-name="T60_65"><text:s/>1.9,<text:s/></text:span><text:span text:style-name="T60_66">unless</text:span><text:span text:style-name="T60_67"><text:s/></text:span><text:span text:style-name="T60_68">the</text:span><text:span text:style-name="T60_69"><text:s/></text:span><text:span text:style-name="T60_70">prohibition</text:span><text:span text:style-name="T60_71"><text:s/></text:span><text:span text:style-name="T60_72">is</text:span><text:span text:style-name="T60_73"><text:s/></text:span><text:span text:style-name="T60_74">based</text:span><text:span text:style-name="T60_75"><text:s/></text:span><text:span text:style-name="T60_76">on</text:span><text:span text:style-name="T60_77"><text:s/></text:span><text:span text:style-name="T60_78">a</text:span><text:span text:style-name="T60_79"><text:s/></text:span><text:span text:style-name="T60_80">personal</text:span><text:span text:style-name="T60_81"><text:s/></text:span><text:span text:style-name="T60_82">interest</text:span><text:span text:style-name="T60_83"><text:s/></text:span><text:span text:style-name="T60_84">of</text:span><text:span text:style-name="T60_85"><text:s/></text:span><text:span text:style-name="T60_86">the</text:span><text:span text:style-name="T60_87"><text:s/></text:span><text:span text:style-name="T60_88">prohibited</text:span><text:span text:style-name="T60_89"><text:s/></text:span><text:span text:style-name="T60_90">lawyer</text:span><text:span text:style-name="T60_91">,<text:s/></text:span><text:span text:style-name="T60_92">including</text:span><text:span text:style-name="T60_93"><text:s/></text:span><text:span text:style-name="T60_94">a</text:span><text:span text:style-name="T60_95"><text:s/></text:span><text:span text:style-name="T60_96">prohibition</text:span><text:span text:style-name="T60_97"><text:s/></text:span><text:span text:style-name="T60_98">under</text:span><text:span text:style-name="T60_99"><text:s/></text:span><text:span text:style-name="T60_100">Rule</text:span><text:span text:style-name="T60_101"><text:s/>6.6,<text:s/></text:span><text:span text:style-name="T60_102">and</text:span><text:span text:style-name="T60_103"><text:s/></text:span><text:span text:style-name="T60_104">the</text:span><text:span text:style-name="T60_105"><text:s/></text:span><text:span text:style-name="T60_106">prohibition</text:span><text:span text:style-name="T60_107"><text:s/></text:span><text:span text:style-name="T60_108">does</text:span><text:span text:style-name="T60_109"><text:s/></text:span><text:span text:style-name="T60_110">not</text:span><text:span text:style-name="T60_111"><text:s/></text:span><text:span text:style-name="T60_112">present</text:span><text:span text:style-name="T60_113"><text:s/></text:span><text:span text:style-name="T60_114">a</text:span><text:span text:style-name="T60_115"><text:s/></text:span><text:span text:style-name="T60_116">significant</text:span><text:span text:style-name="T60_117"><text:s/></text:span><text:span text:style-name="T60_118">risk</text:span><text:span text:style-name="T60_119"><text:s/></text:span><text:span text:style-name="T60_120">of</text:span><text:span text:style-name="T60_121"><text:s/></text:span><text:span text:style-name="T60_122">materially</text:span><text:span text:style-name="T60_123"><text:s/></text:span><text:span text:style-name="T60_124">limiting</text:span><text:span text:style-name="T60_125"><text:s/></text:span><text:span text:style-name="T60_126">the</text:span><text:span text:style-name="T60_127"><text:s/></text:span><text:span text:style-name="T60_128">representation</text:span><text:span text:style-name="T60_129"><text:s/></text:span><text:span text:style-name="T60_130">of</text:span><text:span text:style-name="T60_131"><text:s/></text:span><text:span text:style-name="T60_132">the</text:span><text:span text:style-name="T60_133"><text:s/></text:span><text:span text:style-name="T60_134">client</text:span><text:span text:style-name="T60_135"><text:s/></text:span><text:span text:style-name="T60_136">by</text:span><text:span text:style-name="T60_137"><text:s/></text:span><text:span text:style-name="T60_138">the</text:span><text:span text:style-name="T60_139"><text:s/></text:span><text:span text:style-name="T60_140">remaining</text:span><text:span text:style-name="T60_141"><text:s/></text:span><text:span text:style-name="T60_142">lawyers</text:span><text:span text:style-name="T60_143"><text:s/></text:span><text:span text:style-name="T60_144">in</text:span><text:span text:style-name="T60_145"><text:s/></text:span><text:span text:style-name="T60_146">the</text:span><text:span text:style-name="T60_147"><text:s/></text:span><text:span text:style-name="T60_148">firm</text:span><text:span text:style-name="T60_149">.</text:span></text:p>
      <text:p text:style-name="P61"/>
      <text:p text:style-name="P62"><text:span text:style-name="T62_1">(</text:span><text:span text:style-name="T62_2">b</text:span><text:span text:style-name="T62_3">)<text:s/></text:span><text:span text:style-name="T62_4">When</text:span><text:span text:style-name="T62_5"><text:s/></text:span><text:span text:style-name="T62_6">a</text:span><text:span text:style-name="T62_7"><text:s/></text:span><text:span text:style-name="T62_8">lawyer</text:span><text:span text:style-name="T62_9"><text:s/></text:span><text:span text:style-name="T62_10">has</text:span><text:span text:style-name="T62_11"><text:s/></text:span><text:span text:style-name="T62_12">terminated</text:span><text:span text:style-name="T62_13"><text:s/></text:span><text:span text:style-name="T62_14">an</text:span><text:span text:style-name="T62_15"><text:s/></text:span><text:span text:style-name="T62_16">association</text:span><text:span text:style-name="T62_17"><text:s/></text:span><text:span text:style-name="T62_18">with</text:span><text:span text:style-name="T62_19"><text:s/></text:span><text:span text:style-name="T62_20">a</text:span><text:span text:style-name="T62_21"><text:s/></text:span><text:span text:style-name="T62_22">firm</text:span><text:span text:style-name="T62_23">,<text:s/></text:span><text:span text:style-name="T62_24">the</text:span><text:span text:style-name="T62_25"><text:s/></text:span><text:span text:style-name="T62_26">firm</text:span><text:span text:style-name="T62_27"><text:s/></text:span><text:span text:style-name="T62_28">is</text:span><text:span text:style-name="T62_29"><text:s/></text:span><text:span text:style-name="T62_30">not</text:span><text:span text:style-name="T62_31"><text:s/></text:span><text:span text:style-name="T62_32">prohibited</text:span><text:span text:style-name="T62_33"><text:s/></text:span><text:span text:style-name="T62_34">from</text:span><text:span text:style-name="T62_35"><text:s/></text:span><text:span text:style-name="T62_36">thereafter</text:span><text:span text:style-name="T62_37"><text:s/></text:span><text:span text:style-name="T62_38">representing</text:span><text:span text:style-name="T62_39"><text:s/></text:span><text:span text:style-name="T62_40">a</text:span><text:span text:style-name="T62_41"><text:s/></text:span><text:span text:style-name="T62_42">person</text:span><text:span text:style-name="T62_43"><text:s/></text:span><text:span text:style-name="T62_44">with</text:span><text:span text:style-name="T62_45"><text:s/></text:span><text:span text:style-name="T62_46">interests</text:span><text:span text:style-name="T62_47"><text:s/></text:span><text:span text:style-name="T62_48">materially</text:span><text:span text:style-name="T62_49"><text:s/></text:span><text:span text:style-name="T62_50">adverse</text:span><text:span text:style-name="T62_51"><text:s/></text:span><text:span text:style-name="T62_52">to</text:span><text:span text:style-name="T62_53"><text:s/></text:span><text:span text:style-name="T62_54">those</text:span><text:span text:style-name="T62_55"><text:s/></text:span><text:span text:style-name="T62_56">of</text:span><text:span text:style-name="T62_57"><text:s/></text:span><text:span text:style-name="T62_58">a</text:span><text:span text:style-name="T62_59"><text:s/></text:span><text:span text:style-name="T62_60">client</text:span><text:span text:style-name="T62_61"><text:s/></text:span><text:span text:style-name="T62_62">represented</text:span><text:span text:style-name="T62_63"><text:s/></text:span><text:span text:style-name="T62_64">by</text:span><text:span text:style-name="T62_65"><text:s/></text:span><text:span text:style-name="T62_66">the</text:span><text:span text:style-name="T62_67"><text:s/></text:span><text:span text:style-name="T62_68">formerly</text:span><text:span text:style-name="T62_69"><text:s/></text:span><text:span text:style-name="T62_70">associated</text:span><text:span text:style-name="T62_71"><text:s/></text:span><text:span text:style-name="T62_72">lawyer</text:span><text:span text:style-name="T62_73"><text:s/></text:span><text:span text:style-name="T62_74">and</text:span><text:span text:style-name="T62_75"><text:s/></text:span><text:span text:style-name="T62_76">not</text:span><text:span text:style-name="T62_77"><text:s/></text:span><text:span text:style-name="T62_78">currently</text:span><text:span text:style-name="T62_79"><text:s/></text:span><text:span text:style-name="T62_80">represented</text:span><text:span text:style-name="T62_81"><text:s/></text:span><text:span text:style-name="T62_82">by</text:span><text:span text:style-name="T62_83"><text:s/></text:span><text:span text:style-name="T62_84">the</text:span><text:span text:style-name="T62_85"><text:s/></text:span><text:span text:style-name="T62_86">firm</text:span><text:span text:style-name="T62_87">,<text:s/></text:span><text:span text:style-name="T62_88">unless</text:span><text:span text:style-name="T62_89">:</text:span></text:p>
      <text:p text:style-name="P63"><text:span text:style-name="T63_1">(1)<text:s/></text:span><text:span text:style-name="T63_2">the</text:span><text:span text:style-name="T63_3"><text:s/></text:span><text:span text:style-name="T63_4">matter</text:span><text:span text:style-name="T63_5"><text:s/></text:span><text:span text:style-name="T63_6">is</text:span><text:span text:style-name="T63_7"><text:s/></text:span><text:span text:style-name="T63_8">the</text:span><text:span text:style-name="T63_9"><text:s/></text:span><text:span text:style-name="T63_10">same</text:span><text:span text:style-name="T63_11"><text:s/></text:span><text:span text:style-name="T63_12">or</text:span><text:span text:style-name="T63_13"><text:s/></text:span><text:span text:style-name="T63_14">substantially</text:span><text:span text:style-name="T63_15"><text:s/></text:span><text:span text:style-name="T63_16">related</text:span><text:span text:style-name="T63_17"><text:s/></text:span><text:span text:style-name="T63_18">to</text:span><text:span text:style-name="T63_19"><text:s/></text:span><text:span text:style-name="T63_20">that</text:span><text:span text:style-name="T63_21"><text:s/></text:span><text:span text:style-name="T63_22">in</text:span><text:span text:style-name="T63_23"><text:s/></text:span><text:span text:style-name="T63_24">which</text:span><text:span text:style-name="T63_25"><text:s/></text:span><text:span text:style-name="T63_26">the</text:span><text:span text:style-name="T63_27"><text:s/></text:span><text:span text:style-name="T63_28">formerly</text:span><text:span text:style-name="T63_29"><text:s/></text:span><text:span text:style-name="T63_30">associated</text:span><text:span text:style-name="T63_31"><text:s/></text:span><text:span text:style-name="T63_32">lawyer</text:span><text:span text:style-name="T63_33"><text:s/></text:span><text:span text:style-name="T63_34">represented</text:span><text:span text:style-name="T63_35"><text:s/></text:span><text:span text:style-name="T63_36">the</text:span><text:span text:style-name="T63_37"><text:s/></text:span><text:span text:style-name="T63_38">client</text:span><text:span text:style-name="T63_39">;<text:s/></text:span><text:span text:style-name="T63_40">and</text:span></text:p>
      <text:p text:style-name="P64"/>
      <text:p text:style-name="P65"><text:span text:style-name="T65_1">(2)<text:s/></text:span><text:span text:style-name="T65_2">any</text:span><text:span text:style-name="T65_3"><text:s/></text:span><text:span text:style-name="T65_4">lawyer</text:span><text:span text:style-name="T65_5"><text:s/></text:span><text:span text:style-name="T65_6">remaining</text:span><text:span text:style-name="T65_7"><text:s/></text:span><text:span text:style-name="T65_8">in</text:span><text:span text:style-name="T65_9"><text:s/></text:span><text:span text:style-name="T65_10">the</text:span><text:span text:style-name="T65_11"><text:s/></text:span><text:span text:style-name="T65_12">firm</text:span><text:span text:style-name="T65_13"><text:s/></text:span><text:span text:style-name="T65_14">has</text:span><text:span text:style-name="T65_15"><text:s/></text:span><text:span text:style-name="T65_16">information</text:span><text:span text:style-name="T65_17"><text:s/></text:span><text:span text:style-name="T65_18">protected</text:span><text:span text:style-name="T65_19"><text:s/></text:span><text:span text:style-name="T65_20">by</text:span><text:span text:style-name="T65_21"><text:s/></text:span><text:span text:style-name="T65_22">Rules</text:span><text:span text:style-name="T65_23"><text:s/>1.6<text:s/></text:span><text:span text:style-name="T65_24">and</text:span><text:span text:style-name="T65_25"><text:s/>1.9(</text:span><text:span text:style-name="T65_26">c</text:span><text:span text:style-name="T65_27">)<text:s/></text:span><text:span text:style-name="T65_28">that</text:span><text:span text:style-name="T65_29"><text:s/></text:span><text:span text:style-name="T65_30">is</text:span><text:span text:style-name="T65_31"><text:s/></text:span><text:span text:style-name="T65_32">material</text:span><text:span text:style-name="T65_33"><text:s/></text:span><text:span text:style-name="T65_34">to</text:span><text:span text:style-name="T65_35"><text:s/></text:span><text:span text:style-name="T65_36">the</text:span><text:span text:style-name="T65_37"><text:s/></text:span><text:span text:style-name="T65_38">matter</text:span><text:span text:style-name="T65_39">.</text:span></text:p>
      <text:p text:style-name="P66"><text:span text:style-name="T66_1">(</text:span><text:span text:style-name="T66_2">c</text:span><text:span text:style-name="T66_3">)<text:s/></text:span><text:span text:style-name="T66_4">When</text:span><text:span text:style-name="T66_5"><text:s/></text:span><text:span text:style-name="T66_6">a</text:span><text:span text:style-name="T66_7"><text:s/></text:span><text:span text:style-name="T66_8">lawyer</text:span><text:span text:style-name="T66_9"><text:s/></text:span><text:span text:style-name="T66_10">becomes</text:span><text:span text:style-name="T66_11"><text:s/></text:span><text:span text:style-name="T66_12">associated</text:span><text:span text:style-name="T66_13"><text:s/></text:span><text:span text:style-name="T66_14">with</text:span><text:span text:style-name="T66_15"><text:s/></text:span><text:span text:style-name="T66_16">a</text:span><text:span text:style-name="T66_17"><text:s/></text:span><text:span text:style-name="T66_18">firm</text:span><text:span text:style-name="T66_19">,<text:s/></text:span><text:span text:style-name="T66_20">no</text:span><text:span text:style-name="T66_21"><text:s/></text:span><text:span text:style-name="T66_22">lawyer</text:span><text:span text:style-name="T66_23"><text:s/></text:span><text:span text:style-name="T66_24">associated</text:span><text:span text:style-name="T66_25"><text:s/></text:span><text:span text:style-name="T66_26">in</text:span><text:span text:style-name="T66_27"><text:s/></text:span><text:span text:style-name="T66_28">the</text:span><text:span text:style-name="T66_29"><text:s/></text:span><text:span text:style-name="T66_30">firm</text:span><text:span text:style-name="T66_31"><text:s/></text:span><text:span text:style-name="T66_32">shall</text:span><text:span text:style-name="T66_33"><text:s/></text:span><text:span text:style-name="T66_34">knowingly</text:span><text:span text:style-name="T66_35"><text:s/></text:span><text:span text:style-name="T66_36">represent</text:span><text:span text:style-name="T66_37"><text:s/></text:span><text:span text:style-name="T66_38">a</text:span><text:span text:style-name="T66_39"><text:s/></text:span><text:span text:style-name="T66_40">person</text:span><text:span text:style-name="T66_41"><text:s/></text:span><text:span text:style-name="T66_42">in</text:span><text:span text:style-name="T66_43"><text:s/></text:span><text:span text:style-name="T66_44">a</text:span><text:span text:style-name="T66_45"><text:s/></text:span><text:span text:style-name="T66_46">matter</text:span><text:span text:style-name="T66_47"><text:s/></text:span><text:span text:style-name="T66_48">in</text:span><text:span text:style-name="T66_49"><text:s/></text:span><text:span text:style-name="T66_50">which</text:span><text:span text:style-name="T66_51"><text:s/></text:span><text:span text:style-name="T66_52">that</text:span><text:span text:style-name="T66_53"><text:s/></text:span><text:span text:style-name="T66_54">lawyer</text:span><text:span text:style-name="T66_55"><text:s/></text:span><text:span text:style-name="T66_56">is</text:span><text:span text:style-name="T66_57"><text:s/></text:span><text:span text:style-name="T66_58">disqualified</text:span><text:span text:style-name="T66_59"><text:s/></text:span><text:span text:style-name="T66_60">under</text:span><text:span text:style-name="T66_61"><text:s/></text:span><text:span text:style-name="T66_62">Rule</text:span><text:span text:style-name="T66_63"><text:s/>1.9<text:s/></text:span><text:span text:style-name="T66_64">unless</text:span><text:span text:style-name="T66_65">:</text:span></text:p>
      <text:p text:style-name="P67"><text:span text:style-name="T67_1">(1)<text:s/></text:span><text:span text:style-name="T67_2">the</text:span><text:span text:style-name="T67_3"><text:s/></text:span><text:span text:style-name="T67_4">personally</text:span><text:span text:style-name="T67_5"><text:s/></text:span><text:span text:style-name="T67_6">disqualified</text:span><text:span text:style-name="T67_7"><text:s/></text:span><text:span text:style-name="T67_8">lawyer</text:span><text:span text:style-name="T67_9"><text:s/></text:span><text:span text:style-name="T67_10">is</text:span><text:span text:style-name="T67_11"><text:s/></text:span><text:span text:style-name="T67_12">timely</text:span><text:span text:style-name="T67_13"><text:s/></text:span><text:span text:style-name="T67_14">screened</text:span><text:span text:style-name="T67_15"><text:s/></text:span><text:span text:style-name="T67_16">from</text:span><text:span text:style-name="T67_17"><text:s/></text:span><text:span text:style-name="T67_18">any</text:span><text:span text:style-name="T67_19"><text:s/></text:span><text:span text:style-name="T67_20">participation</text:span><text:span text:style-name="T67_21"><text:s/></text:span><text:span text:style-name="T67_22">in</text:span><text:span text:style-name="T67_23"><text:s/></text:span><text:span text:style-name="T67_24">the</text:span><text:span text:style-name="T67_25"><text:s/></text:span><text:span text:style-name="T67_26">matter</text:span><text:span text:style-name="T67_27">;<text:s/></text:span><text:span text:style-name="T67_28">and</text:span></text:p>
      <text:p text:style-name="P68"/>
      <text:p text:style-name="P69"><text:span text:style-name="T69_1">(2)<text:s/></text:span><text:span text:style-name="T69_2">written</text:span><text:span text:style-name="T69_3"><text:s/></text:span><text:span text:style-name="T69_4">notice</text:span><text:span text:style-name="T69_5"><text:s/></text:span><text:span text:style-name="T69_6">is</text:span><text:span text:style-name="T69_7"><text:s/></text:span><text:span text:style-name="T69_8">promptly</text:span><text:span text:style-name="T69_9"><text:s/></text:span><text:span text:style-name="T69_10">given</text:span><text:span text:style-name="T69_11"><text:s/></text:span><text:span text:style-name="T69_12">to</text:span><text:span text:style-name="T69_13"><text:s/></text:span><text:span text:style-name="T69_14">any</text:span><text:span text:style-name="T69_15"><text:s/></text:span><text:span text:style-name="T69_16">affected</text:span><text:span text:style-name="T69_17"><text:s/></text:span><text:span text:style-name="T69_18">former</text:span><text:span text:style-name="T69_19"><text:s/></text:span><text:span text:style-name="T69_20">client</text:span><text:span text:style-name="T69_21"><text:s/></text:span><text:span text:style-name="T69_22">to</text:span><text:span text:style-name="T69_23"><text:s/></text:span><text:span text:style-name="T69_24">enable</text:span><text:span text:style-name="T69_25"><text:s/></text:span><text:span text:style-name="T69_26">it</text:span><text:span text:style-name="T69_27"><text:s/></text:span><text:span text:style-name="T69_28">to</text:span><text:span text:style-name="T69_29"><text:s/></text:span><text:span text:style-name="T69_30">ascertain</text:span><text:span text:style-name="T69_31"><text:s/></text:span><text:span text:style-name="T69_32">compliance</text:span><text:span text:style-name="T69_33"><text:s/></text:span><text:span text:style-name="T69_34">with</text:span><text:span text:style-name="T69_35"><text:s/></text:span><text:span text:style-name="T69_36">the</text:span><text:span text:style-name="T69_37"><text:s/></text:span><text:span text:style-name="T69_38">provisions</text:span><text:span text:style-name="T69_39"><text:s/></text:span><text:span text:style-name="T69_40">of</text:span><text:span text:style-name="T69_41"><text:s/></text:span><text:span text:style-name="T69_42">this</text:span><text:span text:style-name="T69_43"><text:s/></text:span><text:span text:style-name="T69_44">Rule</text:span><text:span text:style-name="T69_45">.</text:span></text:p>
      <text:p text:style-name="P70"><text:span text:style-name="T70_1">(</text:span><text:span text:style-name="T70_2">d</text:span><text:span text:style-name="T70_3">)<text:s/></text:span><text:span text:style-name="T70_4">A</text:span><text:span text:style-name="T70_5"><text:s/></text:span><text:span text:style-name="T70_6">disqualification</text:span><text:span text:style-name="T70_7"><text:s/></text:span><text:span text:style-name="T70_8">prescribed</text:span><text:span text:style-name="T70_9"><text:s/></text:span><text:span text:style-name="T70_10">by</text:span><text:span text:style-name="T70_11"><text:s/></text:span><text:span text:style-name="T70_12">this</text:span><text:span text:style-name="T70_13"><text:s/></text:span><text:span text:style-name="T70_14">rule</text:span><text:span text:style-name="T70_15"><text:s/></text:span><text:span text:style-name="T70_16">may</text:span><text:span text:style-name="T70_17"><text:s/></text:span><text:span text:style-name="T70_18">be</text:span><text:span text:style-name="T70_19"><text:s/></text:span><text:span text:style-name="T70_20">waived</text:span><text:span text:style-name="T70_21"><text:s/></text:span><text:span text:style-name="T70_22">by</text:span><text:span text:style-name="T70_23"><text:s/></text:span><text:span text:style-name="T70_24">the</text:span><text:span text:style-name="T70_25"><text:s/></text:span><text:span text:style-name="T70_26">affected</text:span><text:span text:style-name="T70_27"><text:s/></text:span><text:span text:style-name="T70_28">client</text:span><text:span text:style-name="T70_29"><text:s/></text:span><text:span text:style-name="T70_30">under</text:span><text:span text:style-name="T70_31"><text:s/></text:span><text:span text:style-name="T70_32">the</text:span><text:span text:style-name="T70_33"><text:s/></text:span><text:span text:style-name="T70_34">conditions</text:span><text:span text:style-name="T70_35"><text:s/></text:span><text:span text:style-name="T70_36">stated</text:span><text:span text:style-name="T70_37"><text:s/></text:span><text:span text:style-name="T70_38">in</text:span><text:span text:style-name="T70_39"><text:s/></text:span><text:span text:style-name="T70_40">Rule</text:span><text:span text:style-name="T70_41"><text:s/>1.7.</text:span></text:p>
      <text:p text:style-name="P71"/>
      <text:p text:style-name="P72"><text:span text:style-name="T72_1">(</text:span><text:span text:style-name="T72_2">e</text:span><text:span text:style-name="T72_3">)<text:s/></text:span><text:span text:style-name="T72_4">The</text:span><text:span text:style-name="T72_5"><text:s/></text:span><text:span text:style-name="T72_6">disqualification</text:span><text:span text:style-name="T72_7"><text:s/></text:span><text:span text:style-name="T72_8">of</text:span><text:span text:style-name="T72_9"><text:s/></text:span><text:span text:style-name="T72_10">lawyers</text:span><text:span text:style-name="T72_11"><text:s/></text:span><text:span text:style-name="T72_12">associated</text:span><text:span text:style-name="T72_13"><text:s/></text:span><text:span text:style-name="T72_14">in</text:span><text:span text:style-name="T72_15"><text:s/></text:span><text:span text:style-name="T72_16">a</text:span><text:span text:style-name="T72_17"><text:s/></text:span><text:span text:style-name="T72_18">firm</text:span><text:span text:style-name="T72_19"><text:s/></text:span><text:span text:style-name="T72_20">with</text:span><text:span text:style-name="T72_21"><text:s/></text:span><text:span text:style-name="T72_22">former</text:span><text:span text:style-name="T72_23"><text:s/></text:span><text:span text:style-name="T72_24">or</text:span><text:span text:style-name="T72_25"><text:s/></text:span><text:span text:style-name="T72_26">current</text:span><text:span text:style-name="T72_27"><text:s/></text:span><text:span text:style-name="T72_28">government</text:span><text:span text:style-name="T72_29"><text:s/></text:span><text:span text:style-name="T72_30">lawyers</text:span><text:span text:style-name="T72_31"><text:s/></text:span><text:span text:style-name="T72_32">is</text:span><text:span text:style-name="T72_33"><text:s/></text:span><text:span text:style-name="T72_34">governed</text:span><text:span text:style-name="T72_35"><text:s/></text:span><text:span text:style-name="T72_36">by</text:span><text:span text:style-name="T72_37"><text:s/></text:span><text:span text:style-name="T72_38">Rule</text:span><text:span text:style-name="T72_39"><text:s/>1.11.</text:span></text:p>
      <text:p text:style-name="P73"/>
      <text:p text:style-name="P74"/>
      <text:h text:style-name="P75" text:outline-level="10"><text:bookmark-start text:name="h.47lk4toiac2s"/><text:bookmark-end text:name="h.47lk4toiac2s"/><text:span text:style-name="T75_1">Rule</text:span><text:span text:style-name="T75_2"><text:s/>1.11<text:s/></text:span><text:span text:style-name="T75_3">Special</text:span><text:span text:style-name="T75_4"><text:s/></text:span><text:span text:style-name="T75_5">Conflicts</text:span><text:span text:style-name="T75_6"><text:s/></text:span><text:span text:style-name="T75_7">of</text:span><text:span text:style-name="T75_8"><text:s/></text:span><text:span text:style-name="T75_9">Interest</text:span><text:span text:style-name="T75_10"><text:s/></text:span><text:span text:style-name="T75_11">for</text:span><text:span text:style-name="T75_12"><text:s/></text:span><text:span text:style-name="T75_13">Former</text:span><text:span text:style-name="T75_14"><text:s/></text:span><text:span text:style-name="T75_15">and</text:span><text:span text:style-name="T75_16"><text:s/></text:span><text:span text:style-name="T75_17">Current</text:span><text:span text:style-name="T75_18"><text:s/></text:span><text:span text:style-name="T75_19">Government</text:span><text:span text:style-name="T75_20"><text:s/></text:span><text:span text:style-name="T75_21">Officers</text:span><text:span text:style-name="T75_22"><text:s/></text:span><text:span text:style-name="T75_23">and</text:span><text:span text:style-name="T75_24"><text:s/></text:span><text:span text:style-name="T75_25">Employees</text:span></text:h>
      <text:p text:style-name="P76"><text:span text:style-name="T76_1">(</text:span><text:span text:style-name="T76_2">a</text:span><text:span text:style-name="T76_3">)<text:s/></text:span><text:span text:style-name="T76_4">Except</text:span><text:span text:style-name="T76_5"><text:s/></text:span><text:span text:style-name="T76_6">as</text:span><text:span text:style-name="T76_7"><text:s/></text:span><text:span text:style-name="T76_8">law</text:span><text:span text:style-name="T76_9"><text:s/></text:span><text:span text:style-name="T76_10">may</text:span><text:span text:style-name="T76_11"><text:s/></text:span><text:span text:style-name="T76_12">otherwise</text:span><text:span text:style-name="T76_13"><text:s/></text:span><text:span text:style-name="T76_14">expressly</text:span><text:span text:style-name="T76_15"><text:s/></text:span><text:span text:style-name="T76_16">permit</text:span><text:span text:style-name="T76_17">,<text:s/></text:span><text:span text:style-name="T76_18">a</text:span><text:span text:style-name="T76_19"><text:s/></text:span><text:span text:style-name="T76_20">lawyer</text:span><text:span text:style-name="T76_21"><text:s/></text:span><text:span text:style-name="T76_22">who</text:span><text:span text:style-name="T76_23"><text:s/></text:span><text:span text:style-name="T76_24">has</text:span><text:span text:style-name="T76_25"><text:s/></text:span><text:span text:style-name="T76_26">formerly</text:span><text:span text:style-name="T76_27"><text:s/></text:span><text:span text:style-name="T76_28">served</text:span><text:span text:style-name="T76_29"><text:s/></text:span><text:span text:style-name="T76_30">as</text:span><text:span text:style-name="T76_31"><text:s/></text:span><text:span text:style-name="T76_32">a</text:span><text:span text:style-name="T76_33"><text:s/></text:span><text:span text:style-name="T76_34">public</text:span><text:span text:style-name="T76_35"><text:s/></text:span><text:span text:style-name="T76_36">officer</text:span><text:span text:style-name="T76_37"><text:s/></text:span><text:span text:style-name="T76_38">or</text:span><text:span text:style-name="T76_39"><text:s/></text:span><text:span text:style-name="T76_40">employee</text:span><text:span text:style-name="T76_41"><text:s/></text:span><text:span text:style-name="T76_42">of</text:span><text:span text:style-name="T76_43"><text:s/></text:span><text:span text:style-name="T76_44">the</text:span><text:span text:style-name="T76_45"><text:s/></text:span><text:span text:style-name="T76_46">government</text:span><text:span text:style-name="T76_47">:</text:span></text:p>
      <text:p text:style-name="P77"/>
      <text:p text:style-name="P78"><text:span text:style-name="T78_1">(1)<text:s/></text:span><text:span text:style-name="T78_2">is</text:span><text:span text:style-name="T78_3"><text:s/></text:span><text:span text:style-name="T78_4">subject</text:span><text:span text:style-name="T78_5"><text:s/></text:span><text:span text:style-name="T78_6">to</text:span><text:span text:style-name="T78_7"><text:s/></text:span><text:span text:style-name="T78_8">Rule</text:span><text:span text:style-name="T78_9"><text:s/>1.9(</text:span><text:span text:style-name="T78_10">c</text:span><text:span text:style-name="T78_11">);<text:s/></text:span><text:span text:style-name="T78_12">and</text:span></text:p>
      <text:p text:style-name="P79"/>
      <text:p text:style-name="P80"><text:span text:style-name="T80_1">(2)<text:s/></text:span><text:span text:style-name="T80_2">shall</text:span><text:span text:style-name="T80_3"><text:s/></text:span><text:span text:style-name="T80_4">not</text:span><text:span text:style-name="T80_5"><text:s/></text:span><text:span text:style-name="T80_6">otherwise</text:span><text:span text:style-name="T80_7"><text:s/></text:span><text:span text:style-name="T80_8">represent</text:span><text:span text:style-name="T80_9"><text:s/></text:span><text:span text:style-name="T80_10">a</text:span><text:span text:style-name="T80_11"><text:s/></text:span><text:span text:style-name="T80_12">client</text:span><text:span text:style-name="T80_13"><text:s/></text:span><text:span text:style-name="T80_14">in</text:span><text:span text:style-name="T80_15"><text:s/></text:span><text:span text:style-name="T80_16">connection</text:span><text:span text:style-name="T80_17"><text:s/></text:span><text:span text:style-name="T80_18">with</text:span><text:span text:style-name="T80_19"><text:s/></text:span><text:span text:style-name="T80_20">a</text:span><text:span text:style-name="T80_21"><text:s/></text:span><text:span text:style-name="T80_22">matter</text:span><text:span text:style-name="T80_23"><text:s/></text:span><text:span text:style-name="T80_24">in</text:span><text:span text:style-name="T80_25"><text:s/></text:span><text:span text:style-name="T80_26">which</text:span><text:span text:style-name="T80_27"><text:s/></text:span><text:span text:style-name="T80_28">the</text:span><text:span text:style-name="T80_29"><text:s/></text:span><text:span text:style-name="T80_30">lawyer</text:span><text:span text:style-name="T80_31"><text:s/></text:span><text:span text:style-name="T80_32">participated</text:span><text:span text:style-name="T80_33"><text:s/></text:span><text:span text:style-name="T80_34">personally</text:span><text:span text:style-name="T80_35"><text:s/></text:span><text:span text:style-name="T80_36">and</text:span><text:span text:style-name="T80_37"><text:s/></text:span><text:span text:style-name="T80_38">substantially</text:span><text:span text:style-name="T80_39"><text:s/></text:span><text:span text:style-name="T80_40">as</text:span><text:span text:style-name="T80_41"><text:s/></text:span><text:span text:style-name="T80_42">a</text:span><text:span text:style-name="T80_43"><text:s/></text:span><text:span text:style-name="T80_44">public</text:span><text:span text:style-name="T80_45"><text:s/></text:span><text:span text:style-name="T80_46">officer</text:span><text:span text:style-name="T80_47"><text:s/></text:span><text:span text:style-name="T80_48">or</text:span><text:span text:style-name="T80_49"><text:s/></text:span><text:span text:style-name="T80_50">employee</text:span><text:span text:style-name="T80_51">,<text:s/></text:span><text:span text:style-name="T80_52">unless</text:span><text:span text:style-name="T80_53"><text:s/></text:span><text:span text:style-name="T80_54">the</text:span><text:span text:style-name="T80_55"><text:s/></text:span><text:span text:style-name="T80_56">appropriate</text:span><text:span text:style-name="T80_57"><text:s/></text:span><text:span text:style-name="T80_58">government</text:span><text:span text:style-name="T80_59"><text:s/></text:span><text:span text:style-name="T80_60">agency</text:span><text:span text:style-name="T80_61"><text:s/></text:span><text:span text:style-name="T80_62">gives</text:span><text:span text:style-name="T80_63"><text:s/></text:span><text:span text:style-name="T80_64">its</text:span><text:span text:style-name="T80_65"><text:s/></text:span><text:span text:style-name="T80_66">informed</text:span><text:span text:style-name="T80_67"><text:s/></text:span><text:span text:style-name="T80_68">consent</text:span><text:span text:style-name="T80_69">,<text:s/></text:span><text:span text:style-name="T80_70">confirmed</text:span><text:span text:style-name="T80_71"><text:s/></text:span><text:span text:style-name="T80_72">in</text:span><text:span text:style-name="T80_73"><text:s/></text:span><text:span text:style-name="T80_74">writing</text:span><text:span text:style-name="T80_75">,<text:s/></text:span><text:span text:style-name="T80_76">to</text:span><text:span text:style-name="T80_77"><text:s/></text:span><text:span text:style-name="T80_78">the</text:span><text:span text:style-name="T80_79"><text:s/></text:span><text:span text:style-name="T80_80">representation</text:span><text:span text:style-name="T80_81">.</text:span></text:p>
      <text:p text:style-name="P81"/>
      <text:p text:style-name="P82"><text:span text:style-name="T82_1">(</text:span><text:span text:style-name="T82_2">b</text:span><text:span text:style-name="T82_3">)<text:s/></text:span><text:span text:style-name="T82_4">When</text:span><text:span text:style-name="T82_5"><text:s/></text:span><text:span text:style-name="T82_6">a</text:span><text:span text:style-name="T82_7"><text:s/></text:span><text:span text:style-name="T82_8">lawyer</text:span><text:span text:style-name="T82_9"><text:s/></text:span><text:span text:style-name="T82_10">is</text:span><text:span text:style-name="T82_11"><text:s/></text:span><text:span text:style-name="T82_12">disqualified</text:span><text:span text:style-name="T82_13"><text:s/></text:span><text:span text:style-name="T82_14">from</text:span><text:span text:style-name="T82_15"><text:s/></text:span><text:span text:style-name="T82_16">representation</text:span><text:span text:style-name="T82_17"><text:s/></text:span><text:span text:style-name="T82_18">under</text:span><text:span text:style-name="T82_19"><text:s/></text:span><text:span text:style-name="T82_20">paragraph</text:span><text:span text:style-name="T82_21"><text:s/>(</text:span><text:span text:style-name="T82_22">a</text:span><text:span text:style-name="T82_23">),<text:s/></text:span><text:span text:style-name="T82_24">no</text:span><text:span text:style-name="T82_25"><text:s/></text:span><text:span text:style-name="T82_26">lawyer</text:span><text:span text:style-name="T82_27"><text:s/></text:span><text:span text:style-name="T82_28">in</text:span><text:span text:style-name="T82_29"><text:s/></text:span><text:span text:style-name="T82_30">a</text:span><text:span text:style-name="T82_31"><text:s/></text:span><text:span text:style-name="T82_32">firm</text:span><text:span text:style-name="T82_33"><text:s/></text:span><text:span text:style-name="T82_34">with</text:span><text:span text:style-name="T82_35"><text:s/></text:span><text:span text:style-name="T82_36">which</text:span><text:span text:style-name="T82_37"><text:s/></text:span><text:span text:style-name="T82_38">that</text:span><text:span text:style-name="T82_39"><text:s/></text:span><text:span text:style-name="T82_40">lawyer</text:span><text:span text:style-name="T82_41"><text:s/></text:span><text:span text:style-name="T82_42">is</text:span><text:span text:style-name="T82_43"><text:s/></text:span><text:span text:style-name="T82_44">associated</text:span><text:span text:style-name="T82_45"><text:s/></text:span><text:span text:style-name="T82_46">may</text:span><text:span text:style-name="T82_47"><text:s/></text:span><text:span text:style-name="T82_48">knowingly</text:span><text:span text:style-name="T82_49"><text:s/></text:span><text:span text:style-name="T82_50">undertake</text:span><text:span text:style-name="T82_51"><text:s/></text:span><text:span text:style-name="T82_52">or</text:span><text:span text:style-name="T82_53"><text:s/></text:span><text:span text:style-name="T82_54">continue</text:span><text:span text:style-name="T82_55"><text:s/></text:span><text:span text:style-name="T82_56">representation</text:span><text:span text:style-name="T82_57"><text:s/></text:span><text:span text:style-name="T82_58">in</text:span><text:span text:style-name="T82_59"><text:s/></text:span><text:span text:style-name="T82_60">such</text:span><text:span text:style-name="T82_61"><text:s/></text:span><text:span text:style-name="T82_62">a</text:span><text:span text:style-name="T82_63"><text:s/></text:span><text:span text:style-name="T82_64">matter</text:span><text:span text:style-name="T82_65"><text:s/></text:span><text:span text:style-name="T82_66">unless</text:span><text:span text:style-name="T82_67">:</text:span></text:p>
      <text:p text:style-name="P83"/>
      <text:p text:style-name="P84"><text:span text:style-name="T84_1">(1)<text:s/></text:span><text:span text:style-name="T84_2">the</text:span><text:span text:style-name="T84_3"><text:s/></text:span><text:span text:style-name="T84_4">disqualified</text:span><text:span text:style-name="T84_5"><text:s/></text:span><text:span text:style-name="T84_6">lawyer</text:span><text:span text:style-name="T84_7"><text:s/></text:span><text:span text:style-name="T84_8">is</text:span><text:span text:style-name="T84_9"><text:s/></text:span><text:span text:style-name="T84_10">timely</text:span><text:span text:style-name="T84_11"><text:s/></text:span><text:span text:style-name="T84_12">screened</text:span><text:span text:style-name="T84_13"><text:s/></text:span><text:span text:style-name="T84_14">from</text:span><text:span text:style-name="T84_15"><text:s/></text:span><text:span text:style-name="T84_16">any</text:span><text:span text:style-name="T84_17"><text:s/></text:span><text:span text:style-name="T84_18">participation</text:span><text:span text:style-name="T84_19"><text:s/></text:span><text:span text:style-name="T84_20">in</text:span><text:span text:style-name="T84_21"><text:s/></text:span><text:span text:style-name="T84_22">the</text:span><text:span text:style-name="T84_23"><text:s/></text:span><text:span text:style-name="T84_24">matter</text:span><text:span text:style-name="T84_25">;<text:s/></text:span><text:span text:style-name="T84_26">and</text:span></text:p>
      <text:p text:style-name="P85"/>
      <text:p text:style-name="P86"><text:span text:style-name="T86_1">(2)<text:s/></text:span><text:span text:style-name="T86_2">written</text:span><text:span text:style-name="T86_3"><text:s/></text:span><text:span text:style-name="T86_4">notice</text:span><text:span text:style-name="T86_5"><text:s/></text:span><text:span text:style-name="T86_6">is</text:span><text:span text:style-name="T86_7"><text:s/></text:span><text:span text:style-name="T86_8">promptly</text:span><text:span text:style-name="T86_9"><text:s/></text:span><text:span text:style-name="T86_10">given</text:span><text:span text:style-name="T86_11"><text:s/></text:span><text:span text:style-name="T86_12">to</text:span><text:span text:style-name="T86_13"><text:s/></text:span><text:span text:style-name="T86_14">the</text:span><text:span text:style-name="T86_15"><text:s/></text:span><text:span text:style-name="T86_16">appropriate</text:span><text:span text:style-name="T86_17"><text:s/></text:span><text:span text:style-name="T86_18">government</text:span><text:span text:style-name="T86_19"><text:s/></text:span><text:span text:style-name="T86_20">agency</text:span><text:span text:style-name="T86_21"><text:s/></text:span><text:span text:style-name="T86_22">to</text:span><text:span text:style-name="T86_23"><text:s/></text:span><text:span text:style-name="T86_24">enable</text:span><text:span text:style-name="T86_25"><text:s/></text:span><text:span text:style-name="T86_26">it</text:span><text:span text:style-name="T86_27"><text:s/></text:span><text:span text:style-name="T86_28">to</text:span><text:span text:style-name="T86_29"><text:s/></text:span><text:span text:style-name="T86_30">ascertain</text:span><text:span text:style-name="T86_31"><text:s/></text:span><text:span text:style-name="T86_32">compliance</text:span><text:span text:style-name="T86_33"><text:s/></text:span><text:span text:style-name="T86_34">with</text:span><text:span text:style-name="T86_35"><text:s/></text:span><text:span text:style-name="T86_36">the</text:span><text:span text:style-name="T86_37"><text:s/></text:span><text:span text:style-name="T86_38">provisions</text:span><text:span text:style-name="T86_39"><text:s/></text:span><text:span text:style-name="T86_40">of</text:span><text:span text:style-name="T86_41"><text:s/></text:span><text:span text:style-name="T86_42">this</text:span><text:span text:style-name="T86_43"><text:s/></text:span><text:span text:style-name="T86_44">rule</text:span><text:span text:style-name="T86_45">.</text:span></text:p>
      <text:p text:style-name="P87"/>
      <text:p text:style-name="P88"><text:span text:style-name="T88_1">(</text:span><text:span text:style-name="T88_2">c</text:span><text:span text:style-name="T88_3">)<text:s/></text:span><text:span text:style-name="T88_4">Except</text:span><text:span text:style-name="T88_5"><text:s/></text:span><text:span text:style-name="T88_6">as</text:span><text:span text:style-name="T88_7"><text:s/></text:span><text:span text:style-name="T88_8">law</text:span><text:span text:style-name="T88_9"><text:s/></text:span><text:span text:style-name="T88_10">may</text:span><text:span text:style-name="T88_11"><text:s/></text:span><text:span text:style-name="T88_12">otherwise</text:span><text:span text:style-name="T88_13"><text:s/></text:span><text:span text:style-name="T88_14">expressly</text:span><text:span text:style-name="T88_15"><text:s/></text:span><text:span text:style-name="T88_16">permit</text:span><text:span text:style-name="T88_17">,<text:s/></text:span><text:span text:style-name="T88_18">a</text:span><text:span text:style-name="T88_19"><text:s/></text:span><text:span text:style-name="T88_20">lawyer</text:span><text:span text:style-name="T88_21"><text:s/></text:span><text:span text:style-name="T88_22">having</text:span><text:span text:style-name="T88_23"><text:s/></text:span><text:span text:style-name="T88_24">information</text:span><text:span text:style-name="T88_25"><text:s/></text:span><text:span text:style-name="T88_26">that</text:span><text:span text:style-name="T88_27"><text:s/></text:span><text:span text:style-name="T88_28">the</text:span><text:span text:style-name="T88_29"><text:s/></text:span><text:span text:style-name="T88_30">lawyer</text:span><text:span text:style-name="T88_31"><text:s/></text:span><text:span text:style-name="T88_32">knows</text:span><text:span text:style-name="T88_33"><text:s/></text:span><text:span text:style-name="T88_34">is</text:span><text:span text:style-name="T88_35"><text:s/></text:span><text:span text:style-name="T88_36">confidential</text:span><text:span text:style-name="T88_37"><text:s/></text:span><text:span text:style-name="T88_38">government</text:span><text:span text:style-name="T88_39"><text:s/></text:span><text:span text:style-name="T88_40">information</text:span><text:span text:style-name="T88_41"><text:s/></text:span><text:span text:style-name="T88_42">about</text:span><text:span text:style-name="T88_43"><text:s/></text:span><text:span text:style-name="T88_44">a</text:span><text:span text:style-name="T88_45"><text:s/></text:span><text:span text:style-name="T88_46">person</text:span><text:span text:style-name="T88_47"><text:s/></text:span><text:span text:style-name="T88_48">acquired</text:span><text:span text:style-name="T88_49"><text:s/></text:span><text:span text:style-name="T88_50">when</text:span><text:span text:style-name="T88_51"><text:s/></text:span><text:span text:style-name="T88_52">the</text:span><text:span text:style-name="T88_53"><text:s/></text:span><text:span text:style-name="T88_54">lawyer</text:span><text:span text:style-name="T88_55"><text:s/></text:span><text:span text:style-name="T88_56">was</text:span><text:span text:style-name="T88_57"><text:s/></text:span><text:span text:style-name="T88_58">a</text:span><text:span text:style-name="T88_59"><text:s/></text:span><text:span text:style-name="T88_60">public</text:span><text:span text:style-name="T88_61"><text:s/></text:span><text:span text:style-name="T88_62">officer</text:span><text:span text:style-name="T88_63"><text:s/></text:span><text:span text:style-name="T88_64">or</text:span><text:span text:style-name="T88_65"><text:s/></text:span><text:span text:style-name="T88_66">employee</text:span><text:span text:style-name="T88_67">,<text:s/></text:span><text:span text:style-name="T88_68">may</text:span><text:span text:style-name="T88_69"><text:s/></text:span><text:span text:style-name="T88_70">not</text:span><text:span text:style-name="T88_71"><text:s/></text:span><text:span text:style-name="T88_72">represent</text:span><text:span text:style-name="T88_73"><text:s/></text:span><text:span text:style-name="T88_74">a</text:span><text:span text:style-name="T88_75"><text:s/></text:span><text:span text:style-name="T88_76">private</text:span><text:span text:style-name="T88_77"><text:s/></text:span><text:span text:style-name="T88_78">client</text:span><text:span text:style-name="T88_79"><text:s/></text:span><text:span text:style-name="T88_80">whose</text:span><text:span text:style-name="T88_81"><text:s/></text:span><text:span text:style-name="T88_82">interests</text:span><text:span text:style-name="T88_83"><text:s/></text:span><text:span text:style-name="T88_84">are</text:span><text:span text:style-name="T88_85"><text:s/></text:span><text:span text:style-name="T88_86">adverse</text:span><text:span text:style-name="T88_87"><text:s/></text:span><text:span text:style-name="T88_88">to</text:span><text:span text:style-name="T88_89"><text:s/></text:span><text:span text:style-name="T88_90">that</text:span><text:span text:style-name="T88_91"><text:s/></text:span><text:span text:style-name="T88_92">person</text:span><text:span text:style-name="T88_93"><text:s/></text:span><text:span text:style-name="T88_94">in</text:span><text:span text:style-name="T88_95"><text:s/></text:span><text:span text:style-name="T88_96">a</text:span><text:span text:style-name="T88_97"><text:s/></text:span><text:span text:style-name="T88_98">matter</text:span><text:span text:style-name="T88_99"><text:s/></text:span><text:span text:style-name="T88_100">in</text:span><text:span text:style-name="T88_101"><text:s/></text:span><text:span text:style-name="T88_102">which</text:span><text:span text:style-name="T88_103"><text:s/></text:span><text:span text:style-name="T88_104">the</text:span><text:span text:style-name="T88_105"><text:s/></text:span><text:span text:style-name="T88_106">information</text:span><text:span text:style-name="T88_107"><text:s/></text:span><text:span text:style-name="T88_108">could</text:span><text:span text:style-name="T88_109"><text:s/></text:span><text:span text:style-name="T88_110">be</text:span><text:span text:style-name="T88_111"><text:s/></text:span><text:span text:style-name="T88_112">used</text:span><text:span text:style-name="T88_113"><text:s/></text:span><text:span text:style-name="T88_114">to</text:span><text:span text:style-name="T88_115"><text:s/></text:span><text:span text:style-name="T88_116">the</text:span><text:span text:style-name="T88_117"><text:s/></text:span><text:span text:style-name="T88_118">material</text:span><text:span text:style-name="T88_119"><text:s/></text:span><text:span text:style-name="T88_120">disadvantage</text:span><text:span text:style-name="T88_121"><text:s/></text:span><text:span text:style-name="T88_122">of</text:span><text:span text:style-name="T88_123"><text:s/></text:span><text:span text:style-name="T88_124">that</text:span><text:span text:style-name="T88_125"><text:s/></text:span><text:span text:style-name="T88_126">person</text:span><text:span text:style-name="T88_127">.<text:s/></text:span><text:span text:style-name="T88_128">As</text:span><text:span text:style-name="T88_129"><text:s/></text:span><text:span text:style-name="T88_130">used</text:span><text:span text:style-name="T88_131"><text:s/></text:span><text:span text:style-name="T88_132">in</text:span><text:span text:style-name="T88_133"><text:s/></text:span><text:span text:style-name="T88_134">this</text:span><text:span text:style-name="T88_135"><text:s/></text:span><text:span text:style-name="T88_136">Rule</text:span><text:span text:style-name="T88_137">,<text:s/></text:span><text:span text:style-name="T88_138">the</text:span><text:span text:style-name="T88_139"><text:s/></text:span><text:span text:style-name="T88_140">term</text:span><text:span text:style-name="T88_141"><text:s/>"</text:span><text:span text:style-name="T88_142">confidential</text:span><text:span text:style-name="T88_143"><text:s/></text:span><text:span text:style-name="T88_144">government</text:span><text:span text:style-name="T88_145"><text:s/></text:span><text:span text:style-name="T88_146">information</text:span><text:span text:style-name="T88_147">"<text:s/></text:span><text:span text:style-name="T88_148">means</text:span><text:span text:style-name="T88_149"><text:s/></text:span><text:span text:style-name="T88_150">information</text:span><text:span text:style-name="T88_151"><text:s/></text:span><text:span text:style-name="T88_152">that</text:span><text:span text:style-name="T88_153"><text:s/></text:span><text:span text:style-name="T88_154">has</text:span><text:span text:style-name="T88_155"><text:s/></text:span><text:span text:style-name="T88_156">been</text:span><text:span text:style-name="T88_157"><text:s/></text:span><text:span text:style-name="T88_158">obtained</text:span><text:span text:style-name="T88_159"><text:s/></text:span><text:span text:style-name="T88_160">under</text:span><text:span text:style-name="T88_161"><text:s/></text:span><text:span text:style-name="T88_162">governmental</text:span><text:span text:style-name="T88_163"><text:s/></text:span><text:span text:style-name="T88_164">authority</text:span><text:span text:style-name="T88_165"><text:s/></text:span><text:span text:style-name="T88_166">and</text:span><text:span text:style-name="T88_167"><text:s/></text:span><text:span text:style-name="T88_168">which</text:span><text:span text:style-name="T88_169">,<text:s/></text:span><text:span text:style-name="T88_170">at</text:span><text:span text:style-name="T88_171"><text:s/></text:span><text:span text:style-name="T88_172">the</text:span><text:span text:style-name="T88_173"><text:s/></text:span><text:span text:style-name="T88_174">time</text:span><text:span text:style-name="T88_175"><text:s/></text:span><text:span text:style-name="T88_176">this</text:span><text:span text:style-name="T88_177"><text:s/></text:span><text:span text:style-name="T88_178">Rule</text:span><text:span text:style-name="T88_179"><text:s/></text:span><text:span text:style-name="T88_180">is</text:span><text:span text:style-name="T88_181"><text:s/></text:span><text:span text:style-name="T88_182">applied</text:span><text:span text:style-name="T88_183">,<text:s/></text:span><text:span text:style-name="T88_184">the</text:span><text:span text:style-name="T88_185"><text:s/></text:span><text:span text:style-name="T88_186">government</text:span><text:span text:style-name="T88_187"><text:s/></text:span><text:span text:style-name="T88_188">is</text:span><text:span text:style-name="T88_189"><text:s/></text:span><text:span text:style-name="T88_190">prohibited</text:span><text:span text:style-name="T88_191"><text:s/></text:span><text:span text:style-name="T88_192">by</text:span><text:span text:style-name="T88_193"><text:s/></text:span><text:span text:style-name="T88_194">law</text:span><text:span text:style-name="T88_195"><text:s/></text:span><text:span text:style-name="T88_196">from</text:span><text:span text:style-name="T88_197"><text:s/></text:span><text:span text:style-name="T88_198">disclosing</text:span><text:span text:style-name="T88_199"><text:s/></text:span><text:span text:style-name="T88_200">to</text:span><text:span text:style-name="T88_201"><text:s/></text:span><text:span text:style-name="T88_202">the</text:span><text:span text:style-name="T88_203"><text:s/></text:span><text:span text:style-name="T88_204">public</text:span><text:span text:style-name="T88_205"><text:s/></text:span><text:span text:style-name="T88_206">or</text:span><text:span text:style-name="T88_207"><text:s/></text:span><text:span text:style-name="T88_208">has</text:span><text:span text:style-name="T88_209"><text:s/></text:span><text:span text:style-name="T88_210">a</text:span><text:span text:style-name="T88_211"><text:s/></text:span><text:span text:style-name="T88_212">legal</text:span><text:span text:style-name="T88_213"><text:s/></text:span><text:span text:style-name="T88_214">privilege</text:span><text:span text:style-name="T88_215"><text:s/></text:span><text:span text:style-name="T88_216">not</text:span><text:span text:style-name="T88_217"><text:s/></text:span><text:span text:style-name="T88_218">to</text:span><text:span text:style-name="T88_219"><text:s/></text:span><text:span text:style-name="T88_220">disclose</text:span><text:span text:style-name="T88_221"><text:s/></text:span><text:span text:style-name="T88_222">and</text:span><text:span text:style-name="T88_223"><text:s/></text:span><text:span text:style-name="T88_224">which</text:span><text:span text:style-name="T88_225"><text:s/></text:span><text:span text:style-name="T88_226">is</text:span><text:span text:style-name="T88_227"><text:s/></text:span><text:span text:style-name="T88_228">not</text:span><text:span text:style-name="T88_229"><text:s/></text:span><text:span text:style-name="T88_230">otherwise</text:span><text:span text:style-name="T88_231"><text:s/></text:span><text:span text:style-name="T88_232">available</text:span><text:span text:style-name="T88_233"><text:s/></text:span><text:span text:style-name="T88_234">to</text:span><text:span text:style-name="T88_235"><text:s/></text:span><text:span text:style-name="T88_236">the</text:span><text:span text:style-name="T88_237"><text:s/></text:span><text:span text:style-name="T88_238">public</text:span><text:span text:style-name="T88_239">.<text:s/></text:span><text:span text:style-name="T88_240">A</text:span><text:span text:style-name="T88_241"><text:s/></text:span><text:span text:style-name="T88_242">firm</text:span><text:span text:style-name="T88_243"><text:s/></text:span><text:span text:style-name="T88_244">with</text:span><text:span text:style-name="T88_245"><text:s/></text:span><text:span text:style-name="T88_246">which</text:span><text:span text:style-name="T88_247"><text:s/></text:span><text:span text:style-name="T88_248">that</text:span><text:span text:style-name="T88_249"><text:s/></text:span><text:span text:style-name="T88_250">lawyer</text:span><text:span text:style-name="T88_251"><text:s/></text:span><text:span text:style-name="T88_252">is</text:span><text:span text:style-name="T88_253"><text:s/></text:span><text:span text:style-name="T88_254">associated</text:span><text:span text:style-name="T88_255"><text:s/></text:span><text:span text:style-name="T88_256">may</text:span><text:span text:style-name="T88_257"><text:s/></text:span><text:span text:style-name="T88_258">undertake</text:span><text:span text:style-name="T88_259"><text:s/></text:span><text:span text:style-name="T88_260">or</text:span><text:span text:style-name="T88_261"><text:s/></text:span><text:span text:style-name="T88_262">continue</text:span><text:span text:style-name="T88_263"><text:s/></text:span><text:span text:style-name="T88_264">representation</text:span><text:span text:style-name="T88_265"><text:s/></text:span><text:span text:style-name="T88_266">in</text:span><text:span text:style-name="T88_267"><text:s/></text:span><text:span text:style-name="T88_268">the</text:span><text:span text:style-name="T88_269"><text:s/></text:span><text:span text:style-name="T88_270">matter</text:span><text:span text:style-name="T88_271"><text:s/></text:span><text:span text:style-name="T88_272">only</text:span><text:span text:style-name="T88_273"><text:s/></text:span><text:span text:style-name="T88_274">if</text:span><text:span text:style-name="T88_275"><text:s/></text:span><text:span text:style-name="T88_276">the</text:span><text:span text:style-name="T88_277"><text:s/></text:span><text:span text:style-name="T88_278">disqualified</text:span><text:span text:style-name="T88_279"><text:s/></text:span><text:span text:style-name="T88_280">lawyer</text:span><text:span text:style-name="T88_281"><text:s/></text:span><text:span text:style-name="T88_282">is</text:span><text:span text:style-name="T88_283"><text:s/></text:span><text:span text:style-name="T88_284">timely</text:span><text:span text:style-name="T88_285"><text:s/></text:span><text:span text:style-name="T88_286">screened</text:span><text:span text:style-name="T88_287"><text:s/></text:span><text:span text:style-name="T88_288">from</text:span><text:span text:style-name="T88_289"><text:s/></text:span><text:span text:style-name="T88_290">any</text:span><text:span text:style-name="T88_291"><text:s/></text:span><text:span text:style-name="T88_292">participation</text:span><text:span text:style-name="T88_293"><text:s/></text:span><text:span text:style-name="T88_294">in</text:span><text:span text:style-name="T88_295"><text:s/></text:span><text:span text:style-name="T88_296">the</text:span><text:span text:style-name="T88_297"><text:s/></text:span><text:span text:style-name="T88_298">matter</text:span><text:span text:style-name="T88_299">.<text:s/></text:span></text:p>
      <text:p text:style-name="P89"/>
      <text:p text:style-name="P90"><text:span text:style-name="T90_1">(</text:span><text:span text:style-name="T90_2">d</text:span><text:span text:style-name="T90_3">)<text:s/></text:span><text:span text:style-name="T90_4">Except</text:span><text:span text:style-name="T90_5"><text:s/></text:span><text:span text:style-name="T90_6">as</text:span><text:span text:style-name="T90_7"><text:s/></text:span><text:span text:style-name="T90_8">law</text:span><text:span text:style-name="T90_9"><text:s/></text:span><text:span text:style-name="T90_10">may</text:span><text:span text:style-name="T90_11"><text:s/></text:span><text:span text:style-name="T90_12">otherwise</text:span><text:span text:style-name="T90_13"><text:s/></text:span><text:span text:style-name="T90_14">expressly</text:span><text:span text:style-name="T90_15"><text:s/></text:span><text:span text:style-name="T90_16">permit</text:span><text:span text:style-name="T90_17">,<text:s/></text:span><text:span text:style-name="T90_18">a</text:span><text:span text:style-name="T90_19"><text:s/></text:span><text:span text:style-name="T90_20">lawyer</text:span><text:span text:style-name="T90_21"><text:s/></text:span><text:span text:style-name="T90_22">currently</text:span><text:span text:style-name="T90_23"><text:s/></text:span><text:span text:style-name="T90_24">serving</text:span><text:span text:style-name="T90_25"><text:s/></text:span><text:span text:style-name="T90_26">as</text:span><text:span text:style-name="T90_27"><text:s/></text:span><text:span text:style-name="T90_28">a</text:span><text:span text:style-name="T90_29"><text:s/></text:span><text:span text:style-name="T90_30">public</text:span><text:span text:style-name="T90_31"><text:s/></text:span><text:span text:style-name="T90_32">officer</text:span><text:span text:style-name="T90_33"><text:s/></text:span><text:span text:style-name="T90_34">or</text:span><text:span text:style-name="T90_35"><text:s/></text:span><text:span text:style-name="T90_36">employee</text:span><text:span text:style-name="T90_37">:</text:span></text:p>
      <text:p text:style-name="P91"/>
      <text:p text:style-name="P92"><text:span text:style-name="T92_1">(1)<text:s/></text:span><text:span text:style-name="T92_2">is</text:span><text:span text:style-name="T92_3"><text:s/></text:span><text:span text:style-name="T92_4">subject</text:span><text:span text:style-name="T92_5"><text:s/></text:span><text:span text:style-name="T92_6">to</text:span><text:span text:style-name="T92_7"><text:s/></text:span><text:span text:style-name="T92_8">Rules</text:span><text:span text:style-name="T92_9"><text:s/>1.7<text:s/></text:span><text:span text:style-name="T92_10">and</text:span><text:span text:style-name="T92_11"><text:s/>1.9;<text:s/></text:span><text:span text:style-name="T92_12">and</text:span></text:p>
      <text:p text:style-name="P93"/>
      <text:p text:style-name="P94"><text:span text:style-name="T94_1">(2)<text:s/></text:span><text:span text:style-name="T94_2">shall</text:span><text:span text:style-name="T94_3"><text:s/></text:span><text:span text:style-name="T94_4">not</text:span><text:span text:style-name="T94_5">:</text:span></text:p>
      <text:p text:style-name="P95"/>
      <text:p text:style-name="P96"><text:span text:style-name="T96_1">(</text:span><text:span text:style-name="T96_2">A</text:span><text:span text:style-name="T96_3">)<text:s/></text:span><text:span text:style-name="T96_4">participate</text:span><text:span text:style-name="T96_5"><text:s/></text:span><text:span text:style-name="T96_6">in</text:span><text:span text:style-name="T96_7"><text:s/></text:span><text:span text:style-name="T96_8">a</text:span><text:span text:style-name="T96_9"><text:s/></text:span><text:span text:style-name="T96_10">matter</text:span><text:span text:style-name="T96_11"><text:s/></text:span><text:span text:style-name="T96_12">in</text:span><text:span text:style-name="T96_13"><text:s/></text:span><text:span text:style-name="T96_14">which</text:span><text:span text:style-name="T96_15"><text:s/></text:span><text:span text:style-name="T96_16">the</text:span><text:span text:style-name="T96_17"><text:s/></text:span><text:span text:style-name="T96_18">lawyer</text:span><text:span text:style-name="T96_19"><text:s/></text:span><text:span text:style-name="T96_20">participated</text:span><text:span text:style-name="T96_21"><text:s/></text:span><text:span text:style-name="T96_22">personally</text:span><text:span text:style-name="T96_23"><text:s/></text:span><text:span text:style-name="T96_24">and</text:span><text:span text:style-name="T96_25"><text:s/></text:span><text:span text:style-name="T96_26">substantially</text:span><text:span text:style-name="T96_27"><text:s/></text:span><text:span text:style-name="T96_28">while</text:span><text:span text:style-name="T96_29"><text:s/></text:span><text:span text:style-name="T96_30">in</text:span><text:span text:style-name="T96_31"><text:s/></text:span><text:span text:style-name="T96_32">private</text:span><text:span text:style-name="T96_33"><text:s/></text:span><text:span text:style-name="T96_34">practice</text:span><text:span text:style-name="T96_35"><text:s/></text:span><text:span text:style-name="T96_36">or</text:span><text:span text:style-name="T96_37"><text:s/></text:span><text:span text:style-name="T96_38">nongovernmental</text:span><text:span text:style-name="T96_39"><text:s/></text:span><text:span text:style-name="T96_40">employment</text:span><text:span text:style-name="T96_41">,<text:s/></text:span><text:span text:style-name="T96_42">unless</text:span><text:span text:style-name="T96_43"><text:s/></text:span><text:span text:style-name="T96_44">the</text:span><text:span text:style-name="T96_45"><text:s/></text:span><text:span text:style-name="T96_46">appropriate</text:span><text:span text:style-name="T96_47"><text:s/></text:span><text:span text:style-name="T96_48">government</text:span><text:span text:style-name="T96_49"><text:s/></text:span><text:span text:style-name="T96_50">agency</text:span><text:span text:style-name="T96_51"><text:s/></text:span><text:span text:style-name="T96_52">gives</text:span><text:span text:style-name="T96_53"><text:s/></text:span><text:span text:style-name="T96_54">its</text:span><text:span text:style-name="T96_55"><text:s/></text:span><text:span text:style-name="T96_56">informed</text:span><text:span text:style-name="T96_57"><text:s/></text:span><text:span text:style-name="T96_58">consent</text:span><text:span text:style-name="T96_59">,<text:s/></text:span><text:span text:style-name="T96_60">confirmed</text:span><text:span text:style-name="T96_61"><text:s/></text:span><text:span text:style-name="T96_62">in</text:span><text:span text:style-name="T96_63"><text:s/></text:span><text:span text:style-name="T96_64">writing</text:span><text:span text:style-name="T96_65">;<text:s/></text:span><text:span text:style-name="T96_66">or</text:span></text:p>
      <text:p text:style-name="P97"/>
      <text:p text:style-name="P98"><text:span text:style-name="T98_1">(</text:span><text:span text:style-name="T98_2">B</text:span><text:span text:style-name="T98_3">)<text:s/></text:span><text:span text:style-name="T98_4">negotiate</text:span><text:span text:style-name="T98_5"><text:s/></text:span><text:span text:style-name="T98_6">for</text:span><text:span text:style-name="T98_7"><text:s/></text:span><text:span text:style-name="T98_8">private</text:span><text:span text:style-name="T98_9"><text:s/></text:span><text:span text:style-name="T98_10">employment</text:span><text:span text:style-name="T98_11"><text:s/></text:span><text:span text:style-name="T98_12">with</text:span><text:span text:style-name="T98_13"><text:s/></text:span><text:span text:style-name="T98_14">any</text:span><text:span text:style-name="T98_15"><text:s/></text:span><text:span text:style-name="T98_16">person</text:span><text:span text:style-name="T98_17"><text:s/></text:span><text:span text:style-name="T98_18">who</text:span><text:span text:style-name="T98_19"><text:s/></text:span><text:span text:style-name="T98_20">is</text:span><text:span text:style-name="T98_21"><text:s/></text:span><text:span text:style-name="T98_22">involved</text:span><text:span text:style-name="T98_23"><text:s/></text:span><text:span text:style-name="T98_24">as</text:span><text:span text:style-name="T98_25"><text:s/></text:span><text:span text:style-name="T98_26">a</text:span><text:span text:style-name="T98_27"><text:s/></text:span><text:span text:style-name="T98_28">party</text:span><text:span text:style-name="T98_29"><text:s/></text:span><text:span text:style-name="T98_30">or</text:span><text:span text:style-name="T98_31"><text:s/></text:span><text:span text:style-name="T98_32">as</text:span><text:span text:style-name="T98_33"><text:s/></text:span><text:span text:style-name="T98_34">lawyer</text:span><text:span text:style-name="T98_35"><text:s/></text:span><text:span text:style-name="T98_36">for</text:span><text:span text:style-name="T98_37"><text:s/></text:span><text:span text:style-name="T98_38">a</text:span><text:span text:style-name="T98_39"><text:s/></text:span><text:span text:style-name="T98_40">party</text:span><text:span text:style-name="T98_41"><text:s/></text:span><text:span text:style-name="T98_42">in</text:span><text:span text:style-name="T98_43"><text:s/></text:span><text:span text:style-name="T98_44">a</text:span><text:span text:style-name="T98_45"><text:s/></text:span><text:span text:style-name="T98_46">matter</text:span><text:span text:style-name="T98_47"><text:s/></text:span><text:span text:style-name="T98_48">in</text:span><text:span text:style-name="T98_49"><text:s/></text:span><text:span text:style-name="T98_50">which</text:span><text:span text:style-name="T98_51"><text:s/></text:span><text:span text:style-name="T98_52">the</text:span><text:span text:style-name="T98_53"><text:s/></text:span><text:span text:style-name="T98_54">lawyer</text:span><text:span text:style-name="T98_55"><text:s/></text:span><text:span text:style-name="T98_56">is</text:span><text:span text:style-name="T98_57"><text:s/></text:span><text:span text:style-name="T98_58">participating</text:span><text:span text:style-name="T98_59"><text:s/></text:span><text:span text:style-name="T98_60">personally</text:span><text:span text:style-name="T98_61"><text:s/></text:span><text:span text:style-name="T98_62">and</text:span><text:span text:style-name="T98_63"><text:s/></text:span><text:span text:style-name="T98_64">substantially</text:span><text:span text:style-name="T98_65">,<text:s/></text:span><text:span text:style-name="T98_66">except</text:span><text:span text:style-name="T98_67"><text:s/></text:span><text:span text:style-name="T98_68">that</text:span><text:span text:style-name="T98_69"><text:s/></text:span><text:span text:style-name="T98_70">a</text:span><text:span text:style-name="T98_71"><text:s/></text:span><text:span text:style-name="T98_72">lawyer</text:span><text:span text:style-name="T98_73"><text:s/></text:span><text:span text:style-name="T98_74">serving</text:span><text:span text:style-name="T98_75"><text:s/></text:span><text:span text:style-name="T98_76">as</text:span><text:span text:style-name="T98_77"><text:s/></text:span><text:span text:style-name="T98_78">a</text:span><text:span text:style-name="T98_79"><text:s/></text:span><text:span text:style-name="T98_80">law</text:span><text:span text:style-name="T98_81"><text:s/></text:span><text:span text:style-name="T98_82">clerk</text:span><text:span text:style-name="T98_83"><text:s/></text:span><text:span text:style-name="T98_84">to</text:span><text:span text:style-name="T98_85"><text:s/></text:span><text:span text:style-name="T98_86">a</text:span><text:span text:style-name="T98_87"><text:s/></text:span><text:span text:style-name="T98_88">judge</text:span><text:span text:style-name="T98_89">,<text:s/></text:span><text:span text:style-name="T98_90">other</text:span><text:span text:style-name="T98_91"><text:s/></text:span><text:span text:style-name="T98_92">adjudicative</text:span><text:span text:style-name="T98_93"><text:s/></text:span><text:span text:style-name="T98_94">officer</text:span><text:span text:style-name="T98_95"><text:s/></text:span><text:span text:style-name="T98_96">or</text:span><text:span text:style-name="T98_97"><text:s/></text:span><text:span text:style-name="T98_98">arbitrator</text:span><text:span text:style-name="T98_99"><text:s/></text:span><text:span text:style-name="T98_100">may</text:span><text:span text:style-name="T98_101"><text:s/></text:span><text:span text:style-name="T98_102">negotiate</text:span><text:span text:style-name="T98_103"><text:s/></text:span><text:span text:style-name="T98_104">for</text:span><text:span text:style-name="T98_105"><text:s/></text:span><text:span text:style-name="T98_106">private</text:span><text:span text:style-name="T98_107"><text:s/></text:span><text:span text:style-name="T98_108">employment</text:span><text:span text:style-name="T98_109"><text:s/></text:span><text:span text:style-name="T98_110">as</text:span><text:span text:style-name="T98_111"><text:s/></text:span><text:span text:style-name="T98_112">permitted</text:span><text:span text:style-name="T98_113"><text:s/></text:span><text:span text:style-name="T98_114">by</text:span><text:span text:style-name="T98_115"><text:s/></text:span><text:span text:style-name="T98_116">Rule</text:span><text:span text:style-name="T98_117"><text:s/>1.12(</text:span><text:span text:style-name="T98_118">b</text:span><text:span text:style-name="T98_119">)<text:s/></text:span><text:span text:style-name="T98_120">and</text:span><text:span text:style-name="T98_121"><text:s/></text:span><text:span text:style-name="T98_122">subject</text:span><text:span text:style-name="T98_123"><text:s/></text:span><text:span text:style-name="T98_124">to</text:span><text:span text:style-name="T98_125"><text:s/></text:span><text:span text:style-name="T98_126">the</text:span><text:span text:style-name="T98_127"><text:s/></text:span><text:span text:style-name="T98_128">conditions</text:span><text:span text:style-name="T98_129"><text:s/></text:span><text:span text:style-name="T98_130">stated</text:span><text:span text:style-name="T98_131"><text:s/></text:span><text:span text:style-name="T98_132">in</text:span><text:span text:style-name="T98_133"><text:s/></text:span><text:span text:style-name="T98_134">Rule</text:span><text:span text:style-name="T98_135"><text:s/>1.12(</text:span><text:span text:style-name="T98_136">b</text:span><text:span text:style-name="T98_137">).</text:span></text:p>
      <text:p text:style-name="P99"/>
      <text:p text:style-name="P100"><text:span text:style-name="T100_1">(</text:span><text:span text:style-name="T100_2">e</text:span><text:span text:style-name="T100_3">)<text:s/></text:span><text:span text:style-name="T100_4">As</text:span><text:span text:style-name="T100_5"><text:s/></text:span><text:span text:style-name="T100_6">used</text:span><text:span text:style-name="T100_7"><text:s/></text:span><text:span text:style-name="T100_8">in</text:span><text:span text:style-name="T100_9"><text:s/></text:span><text:span text:style-name="T100_10">this</text:span><text:span text:style-name="T100_11"><text:s/></text:span><text:span text:style-name="T100_12">Rule</text:span><text:span text:style-name="T100_13">,<text:s/></text:span><text:span text:style-name="T100_14">the</text:span><text:span text:style-name="T100_15"><text:s/></text:span><text:span text:style-name="T100_16">term</text:span><text:span text:style-name="T100_17"><text:s/>"</text:span><text:span text:style-name="T100_18">matter</text:span><text:span text:style-name="T100_19">"<text:s/></text:span><text:span text:style-name="T100_20">includes</text:span><text:span text:style-name="T100_21">:</text:span></text:p>
      <text:p text:style-name="P101"/>
      <text:p text:style-name="P102"><text:span text:style-name="T102_1">(1)<text:s/></text:span><text:span text:style-name="T102_2">any</text:span><text:span text:style-name="T102_3"><text:s/></text:span><text:span text:style-name="T102_4">judicial</text:span><text:span text:style-name="T102_5"><text:s/></text:span><text:span text:style-name="T102_6">or</text:span><text:span text:style-name="T102_7"><text:s/></text:span><text:span text:style-name="T102_8">other</text:span><text:span text:style-name="T102_9"><text:s/></text:span><text:span text:style-name="T102_10">proceeding</text:span><text:span text:style-name="T102_11">,<text:s/></text:span><text:span text:style-name="T102_12">application</text:span><text:span text:style-name="T102_13">,<text:s/></text:span><text:span text:style-name="T102_14">request</text:span><text:span text:style-name="T102_15"><text:s/></text:span><text:span text:style-name="T102_16">for</text:span><text:span text:style-name="T102_17"><text:s/></text:span><text:span text:style-name="T102_18">a</text:span><text:span text:style-name="T102_19"><text:s/></text:span><text:span text:style-name="T102_20">ruling</text:span><text:span text:style-name="T102_21"><text:s/></text:span><text:span text:style-name="T102_22">or</text:span><text:span text:style-name="T102_23"><text:s/></text:span><text:span text:style-name="T102_24">other</text:span><text:span text:style-name="T102_25"><text:s/></text:span><text:span text:style-name="T102_26">determination</text:span><text:span text:style-name="T102_27">,<text:s/></text:span><text:span text:style-name="T102_28">contract</text:span><text:span text:style-name="T102_29">,<text:s/></text:span><text:span text:style-name="T102_30">claim</text:span><text:span text:style-name="T102_31">,<text:s/></text:span><text:span text:style-name="T102_32">controversy</text:span><text:span text:style-name="T102_33">,<text:s/></text:span><text:span text:style-name="T102_34">investigation</text:span><text:span text:style-name="T102_35">,<text:s/></text:span><text:span text:style-name="T102_36">charge</text:span><text:span text:style-name="T102_37">,<text:s/></text:span><text:span text:style-name="T102_38">accusation</text:span><text:span text:style-name="T102_39">,<text:s/></text:span><text:span text:style-name="T102_40">arrest</text:span><text:span text:style-name="T102_41"><text:s/></text:span><text:span text:style-name="T102_42">or</text:span><text:span text:style-name="T102_43"><text:s/></text:span><text:span text:style-name="T102_44">other</text:span><text:span text:style-name="T102_45"><text:s/></text:span><text:span text:style-name="T102_46">particular</text:span><text:span text:style-name="T102_47"><text:s/></text:span><text:span text:style-name="T102_48">matter</text:span><text:span text:style-name="T102_49"><text:s/></text:span><text:span text:style-name="T102_50">involving</text:span><text:span text:style-name="T102_51"><text:s/></text:span><text:span text:style-name="T102_52">a</text:span><text:span text:style-name="T102_53"><text:s/></text:span><text:span text:style-name="T102_54">specific</text:span><text:span text:style-name="T102_55"><text:s/></text:span><text:span text:style-name="T102_56">party</text:span><text:span text:style-name="T102_57"><text:s/></text:span><text:span text:style-name="T102_58">or</text:span><text:span text:style-name="T102_59"><text:s/></text:span><text:span text:style-name="T102_60">parties</text:span><text:span text:style-name="T102_61">,<text:s/></text:span><text:span text:style-name="T102_62">and</text:span></text:p>
      <text:p text:style-name="P103"/>
      <text:p text:style-name="P104"><text:span text:style-name="T104_1">(2)<text:s/></text:span><text:span text:style-name="T104_2">any</text:span><text:span text:style-name="T104_3"><text:s/></text:span><text:span text:style-name="T104_4">other</text:span><text:span text:style-name="T104_5"><text:s/></text:span><text:span text:style-name="T104_6">matter</text:span><text:span text:style-name="T104_7"><text:s/></text:span><text:span text:style-name="T104_8">covered</text:span><text:span text:style-name="T104_9"><text:s/></text:span><text:span text:style-name="T104_10">by</text:span><text:span text:style-name="T104_11"><text:s/></text:span><text:span text:style-name="T104_12">the</text:span><text:span text:style-name="T104_13"><text:s/></text:span><text:span text:style-name="T104_14">conflict</text:span><text:span text:style-name="T104_15"><text:s/></text:span><text:span text:style-name="T104_16">of</text:span><text:span text:style-name="T104_17"><text:s/></text:span><text:span text:style-name="T104_18">interest</text:span><text:span text:style-name="T104_19"><text:s/></text:span><text:span text:style-name="T104_20">rules</text:span><text:span text:style-name="T104_21"><text:s/></text:span><text:span text:style-name="T104_22">of</text:span><text:span text:style-name="T104_23"><text:s/></text:span><text:span text:style-name="T104_24">the</text:span><text:span text:style-name="T104_25"><text:s/></text:span><text:span text:style-name="T104_26">appropriate</text:span><text:span text:style-name="T104_27"><text:s/></text:span><text:span text:style-name="T104_28">government</text:span><text:span text:style-name="T104_29"><text:s/></text:span><text:span text:style-name="T104_30">agency</text:span><text:span text:style-name="T104_31">.</text:span></text:p>
      <text:p text:style-name="P105"/>
      <text:h text:style-name="P106" text:outline-level="10"><text:bookmark-start text:name="h.hcruj5g7ekkg"/><text:bookmark-end text:name="h.hcruj5g7ekkg"/><text:span text:style-name="T106_1">Rules</text:span><text:span text:style-name="T106_2"><text:s/></text:span><text:span text:style-name="T106_3">Governing</text:span><text:span text:style-name="T106_4"><text:s/></text:span><text:span text:style-name="T106_5">Supervision</text:span><text:span text:style-name="T106_6"><text:s/></text:span><text:span text:style-name="T106_7">of</text:span><text:span text:style-name="T106_8"><text:s/></text:span><text:span text:style-name="T106_9">Lawyers</text:span><text:span text:style-name="T106_10"><text:s/>&amp;<text:s/></text:span><text:span text:style-name="T106_11">Non</text:span><text:span text:style-name="T106_12">-</text:span><text:span text:style-name="T106_13">Lawyer</text:span><text:span text:style-name="T106_14"><text:s/></text:span><text:span text:style-name="T106_15">Assistants</text:span></text:h>
      <text:h text:style-name="P107" text:outline-level="10"><text:bookmark-start text:name="h.4jma6m8ijxu"/><text:bookmark-end text:name="h.4jma6m8ijxu"/><text:span text:style-name="T107_1">Rule</text:span><text:span text:style-name="T107_2"><text:s/>5.1<text:s/></text:span><text:span text:style-name="T107_3">Responsibilities</text:span><text:span text:style-name="T107_4"><text:s/></text:span><text:span text:style-name="T107_5">of</text:span><text:span text:style-name="T107_6"><text:s/></text:span><text:span text:style-name="T107_7">Partners</text:span><text:span text:style-name="T107_8">,<text:s/></text:span><text:span text:style-name="T107_9">Managers</text:span><text:span text:style-name="T107_10">,<text:s/></text:span><text:span text:style-name="T107_11">and</text:span><text:span text:style-name="T107_12"><text:s/></text:span><text:span text:style-name="T107_13">Supervisory</text:span><text:span text:style-name="T107_14"><text:s/></text:span><text:span text:style-name="T107_15">Lawyers</text:span></text:h>
      <text:p text:style-name="P108"><text:span text:style-name="T108_1">(</text:span><text:span text:style-name="T108_2">a</text:span><text:span text:style-name="T108_3">)<text:s/></text:span><text:span text:style-name="T108_4">A</text:span><text:span text:style-name="T108_5"><text:s/></text:span><text:span text:style-name="T108_6">partner</text:span><text:span text:style-name="T108_7"><text:s/></text:span><text:span text:style-name="T108_8">in</text:span><text:span text:style-name="T108_9"><text:s/></text:span><text:span text:style-name="T108_10">a</text:span><text:span text:style-name="T108_11"><text:s/></text:span><text:span text:style-name="T108_12">law</text:span><text:span text:style-name="T108_13"><text:s/></text:span><text:span text:style-name="T108_14">firm</text:span><text:span text:style-name="T108_15">,<text:s/></text:span><text:span text:style-name="T108_16">and</text:span><text:span text:style-name="T108_17"><text:s/></text:span><text:span text:style-name="T108_18">a</text:span><text:span text:style-name="T108_19"><text:s/></text:span><text:span text:style-name="T108_20">lawyer</text:span><text:span text:style-name="T108_21"><text:s/></text:span><text:span text:style-name="T108_22">who</text:span><text:span text:style-name="T108_23"><text:s/></text:span><text:span text:style-name="T108_24">individually</text:span><text:span text:style-name="T108_25"><text:s/></text:span><text:span text:style-name="T108_26">or</text:span><text:span text:style-name="T108_27"><text:s/></text:span><text:span text:style-name="T108_28">together</text:span><text:span text:style-name="T108_29"><text:s/></text:span><text:span text:style-name="T108_30">with</text:span><text:span text:style-name="T108_31"><text:s/></text:span><text:span text:style-name="T108_32">other</text:span><text:span text:style-name="T108_33"><text:s/></text:span><text:span text:style-name="T108_34">lawyers</text:span><text:span text:style-name="T108_35"><text:s/></text:span><text:span text:style-name="T108_36">possesses</text:span><text:span text:style-name="T108_37"><text:s/></text:span><text:span text:style-name="T108_38">comparable</text:span><text:span text:style-name="T108_39"><text:s/></text:span><text:span text:style-name="T108_40">managerial</text:span><text:span text:style-name="T108_41"><text:s/></text:span><text:span text:style-name="T108_42">authority</text:span><text:span text:style-name="T108_43">,<text:s/></text:span><text:span text:style-name="T108_44">shall</text:span><text:span text:style-name="T108_45"><text:s/></text:span><text:span text:style-name="T108_46">make</text:span><text:span text:style-name="T108_47"><text:s/></text:span><text:span text:style-name="T108_48">reasonable</text:span><text:span text:style-name="T108_49"><text:s/></text:span><text:span text:style-name="T108_50">efforts</text:span><text:span text:style-name="T108_51"><text:s/></text:span><text:span text:style-name="T108_52">to</text:span><text:span text:style-name="T108_53"><text:s/></text:span><text:span text:style-name="T108_54">ensure</text:span><text:span text:style-name="T108_55"><text:s/></text:span><text:span text:style-name="T108_56">that</text:span><text:span text:style-name="T108_57"><text:s/></text:span><text:span text:style-name="T108_58">the</text:span><text:span text:style-name="T108_59"><text:s/></text:span><text:span text:style-name="T108_60">firm</text:span><text:span text:style-name="T108_61"><text:s/></text:span><text:span text:style-name="T108_62">or</text:span><text:span text:style-name="T108_63"><text:s/></text:span><text:span text:style-name="T108_64">the</text:span><text:span text:style-name="T108_65"><text:s/></text:span><text:span text:style-name="T108_66">organization</text:span><text:span text:style-name="T108_67"><text:s/></text:span><text:span text:style-name="T108_68">has</text:span><text:span text:style-name="T108_69"><text:s/></text:span><text:span text:style-name="T108_70">in</text:span><text:span text:style-name="T108_71"><text:s/></text:span><text:span text:style-name="T108_72">effect</text:span><text:span text:style-name="T108_73"><text:s/></text:span><text:span text:style-name="T108_74">measures</text:span><text:span text:style-name="T108_75"><text:s/></text:span><text:span text:style-name="T108_76">giving</text:span><text:span text:style-name="T108_77"><text:s/></text:span><text:span text:style-name="T108_78">reasonable</text:span><text:span text:style-name="T108_79"><text:s/></text:span><text:span text:style-name="T108_80">assurance</text:span><text:span text:style-name="T108_81"><text:s/></text:span><text:span text:style-name="T108_82">that</text:span><text:span text:style-name="T108_83"><text:s/></text:span><text:span text:style-name="T108_84">all</text:span><text:span text:style-name="T108_85"><text:s/></text:span><text:span text:style-name="T108_86">lawyers</text:span><text:span text:style-name="T108_87"><text:s/></text:span><text:span text:style-name="T108_88">in</text:span><text:span text:style-name="T108_89"><text:s/></text:span><text:span text:style-name="T108_90">the</text:span><text:span text:style-name="T108_91"><text:s/></text:span><text:span text:style-name="T108_92">firm</text:span><text:span text:style-name="T108_93"><text:s/></text:span><text:span text:style-name="T108_94">or</text:span><text:span text:style-name="T108_95"><text:s/></text:span><text:span text:style-name="T108_96">the</text:span><text:span text:style-name="T108_97"><text:s/></text:span><text:span text:style-name="T108_98">organization</text:span><text:span text:style-name="T108_99"><text:s/></text:span><text:span text:style-name="T108_100">conform</text:span><text:span text:style-name="T108_101"><text:s/></text:span><text:span text:style-name="T108_102">to</text:span><text:span text:style-name="T108_103"><text:s/></text:span><text:span text:style-name="T108_104">the</text:span><text:span text:style-name="T108_105"><text:s/></text:span><text:span text:style-name="T108_106">Rules</text:span><text:span text:style-name="T108_107"><text:s/></text:span><text:span text:style-name="T108_108">of</text:span><text:span text:style-name="T108_109"><text:s/></text:span><text:span text:style-name="T108_110">Professional</text:span><text:span text:style-name="T108_111"><text:s/></text:span><text:span text:style-name="T108_112">Conduct</text:span><text:span text:style-name="T108_113">.</text:span></text:p>
      <text:p text:style-name="P109"/>
      <text:p text:style-name="P110"><text:span text:style-name="T110_1">(</text:span><text:span text:style-name="T110_2">b</text:span><text:span text:style-name="T110_3">)<text:s/></text:span><text:span text:style-name="T110_4">A</text:span><text:span text:style-name="T110_5"><text:s/></text:span><text:span text:style-name="T110_6">lawyer</text:span><text:span text:style-name="T110_7"><text:s/></text:span><text:span text:style-name="T110_8">having</text:span><text:span text:style-name="T110_9"><text:s/></text:span><text:span text:style-name="T110_10">direct</text:span><text:span text:style-name="T110_11"><text:s/></text:span><text:span text:style-name="T110_12">supervisory</text:span><text:span text:style-name="T110_13"><text:s/></text:span><text:span text:style-name="T110_14">authority</text:span><text:span text:style-name="T110_15"><text:s/></text:span><text:span text:style-name="T110_16">over</text:span><text:span text:style-name="T110_17"><text:s/></text:span><text:span text:style-name="T110_18">another</text:span><text:span text:style-name="T110_19"><text:s/></text:span><text:span text:style-name="T110_20">lawyer</text:span><text:span text:style-name="T110_21"><text:s/></text:span><text:span text:style-name="T110_22">shall</text:span><text:span text:style-name="T110_23"><text:s/></text:span><text:span text:style-name="T110_24">make</text:span><text:span text:style-name="T110_25"><text:s/></text:span><text:span text:style-name="T110_26">reasonable</text:span><text:span text:style-name="T110_27"><text:s/></text:span><text:span text:style-name="T110_28">efforts</text:span><text:span text:style-name="T110_29"><text:s/></text:span><text:span text:style-name="T110_30">to</text:span><text:span text:style-name="T110_31"><text:s/></text:span><text:span text:style-name="T110_32">ensure</text:span><text:span text:style-name="T110_33"><text:s/></text:span><text:span text:style-name="T110_34">that</text:span><text:span text:style-name="T110_35"><text:s/></text:span><text:span text:style-name="T110_36">the</text:span><text:span text:style-name="T110_37"><text:s/></text:span><text:span text:style-name="T110_38">other</text:span><text:span text:style-name="T110_39"><text:s/></text:span><text:span text:style-name="T110_40">lawyer</text:span><text:span text:style-name="T110_41"><text:s/></text:span><text:span text:style-name="T110_42">conforms</text:span><text:span text:style-name="T110_43"><text:s/></text:span><text:span text:style-name="T110_44">to</text:span><text:span text:style-name="T110_45"><text:s/></text:span><text:span text:style-name="T110_46">the</text:span><text:span text:style-name="T110_47"><text:s/></text:span><text:span text:style-name="T110_48">Rules</text:span><text:span text:style-name="T110_49"><text:s/></text:span><text:span text:style-name="T110_50">of</text:span><text:span text:style-name="T110_51"><text:s/></text:span><text:span text:style-name="T110_52">Professional</text:span><text:span text:style-name="T110_53"><text:s/></text:span><text:span text:style-name="T110_54">Conduct</text:span><text:span text:style-name="T110_55">.</text:span></text:p>
      <text:p text:style-name="P111"/>
      <text:p text:style-name="P112"><text:span text:style-name="T112_1">(</text:span><text:span text:style-name="T112_2">c</text:span><text:span text:style-name="T112_3">)<text:s/></text:span><text:span text:style-name="T112_4">A</text:span><text:span text:style-name="T112_5"><text:s/></text:span><text:span text:style-name="T112_6">lawyer</text:span><text:span text:style-name="T112_7"><text:s/></text:span><text:span text:style-name="T112_8">shall</text:span><text:span text:style-name="T112_9"><text:s/></text:span><text:span text:style-name="T112_10">be</text:span><text:span text:style-name="T112_11"><text:s/></text:span><text:span text:style-name="T112_12">responsible</text:span><text:span text:style-name="T112_13"><text:s/></text:span><text:span text:style-name="T112_14">for</text:span><text:span text:style-name="T112_15"><text:s/></text:span><text:span text:style-name="T112_16">another</text:span><text:span text:style-name="T112_17"><text:s/></text:span><text:span text:style-name="T112_18">lawyer</text:span><text:span text:style-name="T112_19">'</text:span><text:span text:style-name="T112_20">s</text:span><text:span text:style-name="T112_21"><text:s/></text:span><text:span text:style-name="T112_22">violation</text:span><text:span text:style-name="T112_23"><text:s/></text:span><text:span text:style-name="T112_24">of</text:span><text:span text:style-name="T112_25"><text:s/></text:span><text:span text:style-name="T112_26">the</text:span><text:span text:style-name="T112_27"><text:s/></text:span><text:span text:style-name="T112_28">Rules</text:span><text:span text:style-name="T112_29"><text:s/></text:span><text:span text:style-name="T112_30">of</text:span><text:span text:style-name="T112_31"><text:s/></text:span><text:span text:style-name="T112_32">Professional</text:span><text:span text:style-name="T112_33"><text:s/></text:span><text:span text:style-name="T112_34">Conduct</text:span><text:span text:style-name="T112_35"><text:s/></text:span><text:span text:style-name="T112_36">if</text:span><text:span text:style-name="T112_37">:</text:span></text:p>
      <text:p text:style-name="P113"/>
      <text:p text:style-name="P114"><text:span text:style-name="T114_1">(1)<text:s/></text:span><text:span text:style-name="T114_2">the</text:span><text:span text:style-name="T114_3"><text:s/></text:span><text:span text:style-name="T114_4">lawyer</text:span><text:span text:style-name="T114_5"><text:s/></text:span><text:span text:style-name="T114_6">orders</text:span><text:span text:style-name="T114_7"><text:s/></text:span><text:span text:style-name="T114_8">or</text:span><text:span text:style-name="T114_9">,<text:s/></text:span><text:span text:style-name="T114_10">with</text:span><text:span text:style-name="T114_11"><text:s/></text:span><text:span text:style-name="T114_12">knowledge</text:span><text:span text:style-name="T114_13"><text:s/></text:span><text:span text:style-name="T114_14">of</text:span><text:span text:style-name="T114_15"><text:s/></text:span><text:span text:style-name="T114_16">the</text:span><text:span text:style-name="T114_17"><text:s/></text:span><text:span text:style-name="T114_18">specific</text:span><text:span text:style-name="T114_19"><text:s/></text:span><text:span text:style-name="T114_20">conduct</text:span><text:span text:style-name="T114_21">,<text:s/></text:span><text:span text:style-name="T114_22">ratifies</text:span><text:span text:style-name="T114_23"><text:s/></text:span><text:span text:style-name="T114_24">the</text:span><text:span text:style-name="T114_25"><text:s/></text:span><text:span text:style-name="T114_26">conduct</text:span><text:span text:style-name="T114_27"><text:s/></text:span><text:span text:style-name="T114_28">involved</text:span><text:span text:style-name="T114_29">;<text:s/></text:span><text:span text:style-name="T114_30">or</text:span></text:p>
      <text:p text:style-name="P115"/>
      <text:p text:style-name="P116"><text:span text:style-name="T116_1">(2)<text:s/></text:span><text:span text:style-name="T116_2">the</text:span><text:span text:style-name="T116_3"><text:s/></text:span><text:span text:style-name="T116_4">lawyer</text:span><text:span text:style-name="T116_5"><text:s/></text:span><text:span text:style-name="T116_6">is</text:span><text:span text:style-name="T116_7"><text:s/></text:span><text:span text:style-name="T116_8">a</text:span><text:span text:style-name="T116_9"><text:s/></text:span><text:span text:style-name="T116_10">partner</text:span><text:span text:style-name="T116_11"><text:s/></text:span><text:span text:style-name="T116_12">or</text:span><text:span text:style-name="T116_13"><text:s/></text:span><text:span text:style-name="T116_14">has</text:span><text:span text:style-name="T116_15"><text:s/></text:span><text:span text:style-name="T116_16">comparable</text:span><text:span text:style-name="T116_17"><text:s/></text:span><text:span text:style-name="T116_18">managerial</text:span><text:span text:style-name="T116_19"><text:s/></text:span><text:span text:style-name="T116_20">authority</text:span><text:span text:style-name="T116_21"><text:s/></text:span><text:span text:style-name="T116_22">in</text:span><text:span text:style-name="T116_23"><text:s/></text:span><text:span text:style-name="T116_24">the</text:span><text:span text:style-name="T116_25"><text:s/></text:span><text:span text:style-name="T116_26">law</text:span><text:span text:style-name="T116_27"><text:s/></text:span><text:span text:style-name="T116_28">firm</text:span><text:span text:style-name="T116_29"><text:s/></text:span><text:span text:style-name="T116_30">in</text:span><text:span text:style-name="T116_31"><text:s/></text:span><text:span text:style-name="T116_32">which</text:span><text:span text:style-name="T116_33"><text:s/></text:span><text:span text:style-name="T116_34">the</text:span><text:span text:style-name="T116_35"><text:s/></text:span><text:span text:style-name="T116_36">other</text:span><text:span text:style-name="T116_37"><text:s/></text:span><text:span text:style-name="T116_38">lawyer</text:span><text:span text:style-name="T116_39"><text:s/></text:span><text:span text:style-name="T116_40">practices</text:span><text:span text:style-name="T116_41">,<text:s/></text:span><text:span text:style-name="T116_42">or</text:span><text:span text:style-name="T116_43"><text:s/></text:span><text:span text:style-name="T116_44">has</text:span><text:span text:style-name="T116_45"><text:s/></text:span><text:span text:style-name="T116_46">direct</text:span><text:span text:style-name="T116_47"><text:s/></text:span><text:span text:style-name="T116_48">supervisory</text:span><text:span text:style-name="T116_49"><text:s/></text:span><text:span text:style-name="T116_50">authority</text:span><text:span text:style-name="T116_51"><text:s/></text:span><text:span text:style-name="T116_52">over</text:span><text:span text:style-name="T116_53"><text:s/></text:span><text:span text:style-name="T116_54">the</text:span><text:span text:style-name="T116_55"><text:s/></text:span><text:span text:style-name="T116_56">other</text:span><text:span text:style-name="T116_57"><text:s/></text:span><text:span text:style-name="T116_58">lawyer</text:span><text:span text:style-name="T116_59">,<text:s/></text:span><text:span text:style-name="T116_60">and</text:span><text:span text:style-name="T116_61"><text:s/></text:span><text:span text:style-name="T116_62">knows</text:span><text:span text:style-name="T116_63"><text:s/></text:span><text:span text:style-name="T116_64">of</text:span><text:span text:style-name="T116_65"><text:s/></text:span><text:span text:style-name="T116_66">the</text:span><text:span text:style-name="T116_67"><text:s/></text:span><text:span text:style-name="T116_68">conduct</text:span><text:span text:style-name="T116_69"><text:s/></text:span><text:span text:style-name="T116_70">at</text:span><text:span text:style-name="T116_71"><text:s/></text:span><text:span text:style-name="T116_72">a</text:span><text:span text:style-name="T116_73"><text:s/></text:span><text:span text:style-name="T116_74">time</text:span><text:span text:style-name="T116_75"><text:s/></text:span><text:span text:style-name="T116_76">when</text:span><text:span text:style-name="T116_77"><text:s/></text:span><text:span text:style-name="T116_78">its</text:span><text:span text:style-name="T116_79"><text:s/></text:span><text:span text:style-name="T116_80">consequences</text:span><text:span text:style-name="T116_81"><text:s/></text:span><text:span text:style-name="T116_82">can</text:span><text:span text:style-name="T116_83"><text:s/></text:span><text:span text:style-name="T116_84">be</text:span><text:span text:style-name="T116_85"><text:s/></text:span><text:span text:style-name="T116_86">avoided</text:span><text:span text:style-name="T116_87"><text:s/></text:span><text:span text:style-name="T116_88">or</text:span><text:span text:style-name="T116_89"><text:s/></text:span><text:span text:style-name="T116_90">mitigated</text:span><text:span text:style-name="T116_91"><text:s/></text:span><text:span text:style-name="T116_92">but</text:span><text:span text:style-name="T116_93"><text:s/></text:span><text:span text:style-name="T116_94">fails</text:span><text:span text:style-name="T116_95"><text:s/></text:span><text:span text:style-name="T116_96">to</text:span><text:span text:style-name="T116_97"><text:s/></text:span><text:span text:style-name="T116_98">take</text:span><text:span text:style-name="T116_99"><text:s/></text:span><text:span text:style-name="T116_100">reasonable</text:span><text:span text:style-name="T116_101"><text:s/></text:span><text:span text:style-name="T116_102">remedial</text:span><text:span text:style-name="T116_103"><text:s/></text:span><text:span text:style-name="T116_104">action</text:span><text:span text:style-name="T116_105"><text:s/></text:span><text:span text:style-name="T116_106">to</text:span><text:span text:style-name="T116_107"><text:s/></text:span><text:span text:style-name="T116_108">avoid</text:span><text:span text:style-name="T116_109"><text:s/></text:span><text:span text:style-name="T116_110">the</text:span><text:span text:style-name="T116_111"><text:s/></text:span><text:span text:style-name="T116_112">consequences</text:span><text:span text:style-name="T116_113">.</text:span></text:p>
      <text:p text:style-name="P117"/>
      <text:h text:style-name="P118" text:outline-level="10"><text:bookmark-start text:name="h.3lwo4pd6i91q"/><text:bookmark-end text:name="h.3lwo4pd6i91q"/><text:span text:style-name="T118_1">Rule</text:span><text:span text:style-name="T118_2"><text:s/>5.3<text:s/></text:span><text:span text:style-name="T118_3">Responsibilities</text:span><text:span text:style-name="T118_4"><text:s/></text:span><text:span text:style-name="T118_5">Regarding</text:span><text:span text:style-name="T118_6"><text:s/></text:span><text:span text:style-name="T118_7">Nonlawyer</text:span><text:span text:style-name="T118_8"><text:s/></text:span><text:span text:style-name="T118_9">Assistants</text:span></text:h>
      <text:p text:style-name="P119"><text:span text:style-name="T119_1">With</text:span><text:span text:style-name="T119_2"><text:s/></text:span><text:span text:style-name="T119_3">respect</text:span><text:span text:style-name="T119_4"><text:s/></text:span><text:span text:style-name="T119_5">to</text:span><text:span text:style-name="T119_6"><text:s/></text:span><text:span text:style-name="T119_7">a</text:span><text:span text:style-name="T119_8"><text:s/></text:span><text:span text:style-name="T119_9">nonlawyer</text:span><text:span text:style-name="T119_10"><text:s/></text:span><text:span text:style-name="T119_11">employed</text:span><text:span text:style-name="T119_12"><text:s/></text:span><text:span text:style-name="T119_13">or</text:span><text:span text:style-name="T119_14"><text:s/></text:span><text:span text:style-name="T119_15">retained</text:span><text:span text:style-name="T119_16"><text:s/></text:span><text:span text:style-name="T119_17">by</text:span><text:span text:style-name="T119_18"><text:s/></text:span><text:span text:style-name="T119_19">or</text:span><text:span text:style-name="T119_20"><text:s/></text:span><text:span text:style-name="T119_21">associated</text:span><text:span text:style-name="T119_22"><text:s/></text:span><text:span text:style-name="T119_23">with</text:span><text:span text:style-name="T119_24"><text:s/></text:span><text:span text:style-name="T119_25">a</text:span><text:span text:style-name="T119_26"><text:s/></text:span><text:span text:style-name="T119_27">lawyer</text:span><text:span text:style-name="T119_28">:<text:s/></text:span></text:p>
      <text:p text:style-name="P120"/>
      <text:p text:style-name="P121"><text:span text:style-name="T121_1">(</text:span><text:span text:style-name="T121_2">a</text:span><text:span text:style-name="T121_3">)<text:s/></text:span><text:span text:style-name="T121_4">a</text:span><text:span text:style-name="T121_5"><text:s/></text:span><text:span text:style-name="T121_6">partner</text:span><text:span text:style-name="T121_7">,<text:s/></text:span><text:span text:style-name="T121_8">and</text:span><text:span text:style-name="T121_9"><text:s/></text:span><text:span text:style-name="T121_10">a</text:span><text:span text:style-name="T121_11"><text:s/></text:span><text:span text:style-name="T121_12">lawyer</text:span><text:span text:style-name="T121_13"><text:s/></text:span><text:span text:style-name="T121_14">who</text:span><text:span text:style-name="T121_15"><text:s/></text:span><text:span text:style-name="T121_16">individually</text:span><text:span text:style-name="T121_17"><text:s/></text:span><text:span text:style-name="T121_18">or</text:span><text:span text:style-name="T121_19"><text:s/></text:span><text:span text:style-name="T121_20">together</text:span><text:span text:style-name="T121_21"><text:s/></text:span><text:span text:style-name="T121_22">with</text:span><text:span text:style-name="T121_23"><text:s/></text:span><text:span text:style-name="T121_24">other</text:span><text:span text:style-name="T121_25"><text:s/></text:span><text:span text:style-name="T121_26">lawyers</text:span><text:span text:style-name="T121_27"><text:s/></text:span><text:span text:style-name="T121_28">possesses</text:span><text:span text:style-name="T121_29"><text:s/></text:span><text:span text:style-name="T121_30">comparable</text:span><text:span text:style-name="T121_31"><text:s/></text:span><text:span text:style-name="T121_32">managerial</text:span><text:span text:style-name="T121_33"><text:s/></text:span><text:span text:style-name="T121_34">authority</text:span><text:span text:style-name="T121_35"><text:s/></text:span><text:span text:style-name="T121_36">in</text:span><text:span text:style-name="T121_37"><text:s/></text:span><text:span text:style-name="T121_38">a</text:span><text:span text:style-name="T121_39"><text:s/></text:span><text:span text:style-name="T121_40">law</text:span><text:span text:style-name="T121_41"><text:s/></text:span><text:span text:style-name="T121_42">firm</text:span><text:span text:style-name="T121_43"><text:s/></text:span><text:span text:style-name="T121_44">or</text:span><text:span text:style-name="T121_45"><text:s/></text:span><text:span text:style-name="T121_46">organization</text:span><text:span text:style-name="T121_47"><text:s/></text:span><text:span text:style-name="T121_48">shall</text:span><text:span text:style-name="T121_49"><text:s/></text:span><text:span text:style-name="T121_50">make</text:span><text:span text:style-name="T121_51"><text:s/></text:span><text:span text:style-name="T121_52">reasonable</text:span><text:span text:style-name="T121_53"><text:s/></text:span><text:span text:style-name="T121_54">efforts</text:span><text:span text:style-name="T121_55"><text:s/></text:span><text:span text:style-name="T121_56">to</text:span><text:span text:style-name="T121_57"><text:s/></text:span><text:span text:style-name="T121_58">ensure</text:span><text:span text:style-name="T121_59"><text:s/></text:span><text:span text:style-name="T121_60">that</text:span><text:span text:style-name="T121_61"><text:s/></text:span><text:span text:style-name="T121_62">the</text:span><text:span text:style-name="T121_63"><text:s/></text:span><text:span text:style-name="T121_64">firm</text:span><text:span text:style-name="T121_65"><text:s/></text:span><text:span text:style-name="T121_66">or</text:span><text:span text:style-name="T121_67"><text:s/></text:span><text:span text:style-name="T121_68">organization</text:span><text:span text:style-name="T121_69"><text:s/></text:span><text:span text:style-name="T121_70">has</text:span><text:span text:style-name="T121_71"><text:s/></text:span><text:span text:style-name="T121_72">in</text:span><text:span text:style-name="T121_73"><text:s/></text:span><text:span text:style-name="T121_74">effect</text:span><text:span text:style-name="T121_75"><text:s/></text:span><text:span text:style-name="T121_76">measures</text:span><text:span text:style-name="T121_77"><text:s/></text:span><text:span text:style-name="T121_78">giving</text:span><text:span text:style-name="T121_79"><text:s/></text:span><text:span text:style-name="T121_80">reasonable</text:span><text:span text:style-name="T121_81"><text:s/></text:span><text:span text:style-name="T121_82">assurance</text:span><text:span text:style-name="T121_83"><text:s/></text:span><text:span text:style-name="T121_84">that</text:span><text:span text:style-name="T121_85"><text:s/></text:span><text:span text:style-name="T121_86">the</text:span><text:span text:style-name="T121_87"><text:s/></text:span><text:span text:style-name="T121_88">nonlawyer</text:span><text:span text:style-name="T121_89">'</text:span><text:span text:style-name="T121_90">s</text:span><text:span text:style-name="T121_91"><text:s/></text:span><text:span text:style-name="T121_92">conduct</text:span><text:span text:style-name="T121_93"><text:s/></text:span><text:span text:style-name="T121_94">is</text:span><text:span text:style-name="T121_95"><text:s/></text:span><text:span text:style-name="T121_96">compatible</text:span><text:span text:style-name="T121_97"><text:s/></text:span><text:span text:style-name="T121_98">with</text:span><text:span text:style-name="T121_99"><text:s/></text:span><text:span text:style-name="T121_100">the</text:span><text:span text:style-name="T121_101"><text:s/></text:span><text:span text:style-name="T121_102">professional</text:span><text:span text:style-name="T121_103"><text:s/></text:span><text:span text:style-name="T121_104">obligations</text:span><text:span text:style-name="T121_105"><text:s/></text:span><text:span text:style-name="T121_106">of</text:span><text:span text:style-name="T121_107"><text:s/></text:span><text:span text:style-name="T121_108">the</text:span><text:span text:style-name="T121_109"><text:s/></text:span><text:span text:style-name="T121_110">lawyer</text:span><text:span text:style-name="T121_111">;</text:span></text:p>
      <text:p text:style-name="P122"/>
      <text:p text:style-name="P123"><text:span text:style-name="T123_1">(</text:span><text:span text:style-name="T123_2">b</text:span><text:span text:style-name="T123_3">)<text:s/></text:span><text:span text:style-name="T123_4">a</text:span><text:span text:style-name="T123_5"><text:s/></text:span><text:span text:style-name="T123_6">lawyer</text:span><text:span text:style-name="T123_7"><text:s/></text:span><text:span text:style-name="T123_8">having</text:span><text:span text:style-name="T123_9"><text:s/></text:span><text:span text:style-name="T123_10">direct</text:span><text:span text:style-name="T123_11"><text:s/></text:span><text:span text:style-name="T123_12">supervisory</text:span><text:span text:style-name="T123_13"><text:s/></text:span><text:span text:style-name="T123_14">authority</text:span><text:span text:style-name="T123_15"><text:s/></text:span><text:span text:style-name="T123_16">over</text:span><text:span text:style-name="T123_17"><text:s/></text:span><text:span text:style-name="T123_18">the</text:span><text:span text:style-name="T123_19"><text:s/></text:span><text:span text:style-name="T123_20">nonlawyer</text:span><text:span text:style-name="T123_21"><text:s/></text:span><text:span text:style-name="T123_22">shall</text:span><text:span text:style-name="T123_23"><text:s/></text:span><text:span text:style-name="T123_24">make</text:span><text:span text:style-name="T123_25"><text:s/></text:span><text:span text:style-name="T123_26">reasonable</text:span><text:span text:style-name="T123_27"><text:s/></text:span><text:span text:style-name="T123_28">efforts</text:span><text:span text:style-name="T123_29"><text:s/></text:span><text:span text:style-name="T123_30">to</text:span><text:span text:style-name="T123_31"><text:s/></text:span><text:span text:style-name="T123_32">ensure</text:span><text:span text:style-name="T123_33"><text:s/></text:span><text:span text:style-name="T123_34">that</text:span><text:span text:style-name="T123_35"><text:s/></text:span><text:span text:style-name="T123_36">the</text:span><text:span text:style-name="T123_37"><text:s/></text:span><text:span text:style-name="T123_38">nonlawyer</text:span><text:span text:style-name="T123_39">'</text:span><text:span text:style-name="T123_40">s</text:span><text:span text:style-name="T123_41"><text:s/></text:span><text:span text:style-name="T123_42">conduct</text:span><text:span text:style-name="T123_43"><text:s/></text:span><text:span text:style-name="T123_44">is</text:span><text:span text:style-name="T123_45"><text:s/></text:span><text:span text:style-name="T123_46">compatible</text:span><text:span text:style-name="T123_47"><text:s/></text:span><text:span text:style-name="T123_48">with</text:span><text:span text:style-name="T123_49"><text:s/></text:span><text:span text:style-name="T123_50">the</text:span><text:span text:style-name="T123_51"><text:s/></text:span><text:span text:style-name="T123_52">professional</text:span><text:span text:style-name="T123_53"><text:s/></text:span><text:span text:style-name="T123_54">obligations</text:span><text:span text:style-name="T123_55"><text:s/></text:span><text:span text:style-name="T123_56">of</text:span><text:span text:style-name="T123_57"><text:s/></text:span><text:span text:style-name="T123_58">the</text:span><text:span text:style-name="T123_59"><text:s/></text:span><text:span text:style-name="T123_60">lawyer</text:span><text:span text:style-name="T123_61">;<text:s/></text:span><text:span text:style-name="T123_62">and</text:span></text:p>
      <text:p text:style-name="P124"/>
      <text:p text:style-name="P125"><text:span text:style-name="T125_1">(</text:span><text:span text:style-name="T125_2">c</text:span><text:span text:style-name="T125_3">)<text:s/></text:span><text:span text:style-name="T125_4">a</text:span><text:span text:style-name="T125_5"><text:s/></text:span><text:span text:style-name="T125_6">lawyer</text:span><text:span text:style-name="T125_7"><text:s/></text:span><text:span text:style-name="T125_8">shall</text:span><text:span text:style-name="T125_9"><text:s/></text:span><text:span text:style-name="T125_10">be</text:span><text:span text:style-name="T125_11"><text:s/></text:span><text:span text:style-name="T125_12">responsible</text:span><text:span text:style-name="T125_13"><text:s/></text:span><text:span text:style-name="T125_14">for</text:span><text:span text:style-name="T125_15"><text:s/></text:span><text:span text:style-name="T125_16">conduct</text:span><text:span text:style-name="T125_17"><text:s/></text:span><text:span text:style-name="T125_18">of</text:span><text:span text:style-name="T125_19"><text:s/></text:span><text:span text:style-name="T125_20">such</text:span><text:span text:style-name="T125_21"><text:s/></text:span><text:span text:style-name="T125_22">a</text:span><text:span text:style-name="T125_23"><text:s/></text:span><text:span text:style-name="T125_24">nonlawyer</text:span><text:span text:style-name="T125_25"><text:s/></text:span><text:span text:style-name="T125_26">that</text:span><text:span text:style-name="T125_27"><text:s/></text:span><text:span text:style-name="T125_28">would</text:span><text:span text:style-name="T125_29"><text:s/></text:span><text:span text:style-name="T125_30">be</text:span><text:span text:style-name="T125_31"><text:s/></text:span><text:span text:style-name="T125_32">a</text:span><text:span text:style-name="T125_33"><text:s/></text:span><text:span text:style-name="T125_34">violation</text:span><text:span text:style-name="T125_35"><text:s/></text:span><text:span text:style-name="T125_36">of</text:span><text:span text:style-name="T125_37"><text:s/></text:span><text:span text:style-name="T125_38">the</text:span><text:span text:style-name="T125_39"><text:s/></text:span><text:span text:style-name="T125_40">Rules</text:span><text:span text:style-name="T125_41"><text:s/></text:span><text:span text:style-name="T125_42">of</text:span><text:span text:style-name="T125_43"><text:s/></text:span><text:span text:style-name="T125_44">Professional</text:span><text:span text:style-name="T125_45"><text:s/></text:span><text:span text:style-name="T125_46">Conduct</text:span><text:span text:style-name="T125_47"><text:s/></text:span><text:span text:style-name="T125_48">if</text:span><text:span text:style-name="T125_49"><text:s/></text:span><text:span text:style-name="T125_50">engaged</text:span><text:span text:style-name="T125_51"><text:s/></text:span><text:span text:style-name="T125_52">in</text:span><text:span text:style-name="T125_53"><text:s/></text:span><text:span text:style-name="T125_54">by</text:span><text:span text:style-name="T125_55"><text:s/></text:span><text:span text:style-name="T125_56">a</text:span><text:span text:style-name="T125_57"><text:s/></text:span><text:span text:style-name="T125_58">lawyer</text:span><text:span text:style-name="T125_59"><text:s/></text:span><text:span text:style-name="T125_60">if</text:span><text:span text:style-name="T125_61">:<text:s/></text:span></text:p>
      <text:p text:style-name="P126"/>
      <text:p text:style-name="P127"><text:span text:style-name="T127_1">(1)<text:s/></text:span><text:span text:style-name="T127_2">the</text:span><text:span text:style-name="T127_3"><text:s/></text:span><text:span text:style-name="T127_4">lawyer</text:span><text:span text:style-name="T127_5"><text:s/></text:span><text:span text:style-name="T127_6">orders</text:span><text:span text:style-name="T127_7"><text:s/></text:span><text:span text:style-name="T127_8">or</text:span><text:span text:style-name="T127_9">,<text:s/></text:span><text:span text:style-name="T127_10">with</text:span><text:span text:style-name="T127_11"><text:s/></text:span><text:span text:style-name="T127_12">the</text:span><text:span text:style-name="T127_13"><text:s/></text:span><text:span text:style-name="T127_14">knowledge</text:span><text:span text:style-name="T127_15"><text:s/></text:span><text:span text:style-name="T127_16">of</text:span><text:span text:style-name="T127_17"><text:s/></text:span><text:span text:style-name="T127_18">the</text:span><text:span text:style-name="T127_19"><text:s/></text:span><text:span text:style-name="T127_20">specific</text:span><text:span text:style-name="T127_21"><text:s/></text:span><text:span text:style-name="T127_22">conduct</text:span><text:span text:style-name="T127_23">,<text:s/></text:span><text:span text:style-name="T127_24">ratifies</text:span><text:span text:style-name="T127_25"><text:s/></text:span><text:span text:style-name="T127_26">the</text:span><text:span text:style-name="T127_27"><text:s/></text:span><text:span text:style-name="T127_28">conduct</text:span><text:span text:style-name="T127_29"><text:s/></text:span><text:span text:style-name="T127_30">involved</text:span><text:span text:style-name="T127_31">;<text:s/></text:span><text:span text:style-name="T127_32">or</text:span></text:p>
      <text:p text:style-name="P128"/>
      <text:p text:style-name="P129"><text:span text:style-name="T129_1">(2)<text:s/></text:span><text:span text:style-name="T129_2">the</text:span><text:span text:style-name="T129_3"><text:s/></text:span><text:span text:style-name="T129_4">lawyer</text:span><text:span text:style-name="T129_5"><text:s/></text:span><text:span text:style-name="T129_6">is</text:span><text:span text:style-name="T129_7"><text:s/></text:span><text:span text:style-name="T129_8">a</text:span><text:span text:style-name="T129_9"><text:s/></text:span><text:span text:style-name="T129_10">partner</text:span><text:span text:style-name="T129_11"><text:s/></text:span><text:span text:style-name="T129_12">or</text:span><text:span text:style-name="T129_13"><text:s/></text:span><text:span text:style-name="T129_14">has</text:span><text:span text:style-name="T129_15"><text:s/></text:span><text:span text:style-name="T129_16">comparable</text:span><text:span text:style-name="T129_17"><text:s/></text:span><text:span text:style-name="T129_18">managerial</text:span><text:span text:style-name="T129_19"><text:s/></text:span><text:span text:style-name="T129_20">authority</text:span><text:span text:style-name="T129_21"><text:s/></text:span><text:span text:style-name="T129_22">in</text:span><text:span text:style-name="T129_23"><text:s/></text:span><text:span text:style-name="T129_24">the</text:span><text:span text:style-name="T129_25"><text:s/></text:span><text:span text:style-name="T129_26">law</text:span><text:span text:style-name="T129_27"><text:s/></text:span><text:span text:style-name="T129_28">firm</text:span><text:span text:style-name="T129_29"><text:s/></text:span><text:span text:style-name="T129_30">or</text:span><text:span text:style-name="T129_31"><text:s/></text:span><text:span text:style-name="T129_32">organization</text:span><text:span text:style-name="T129_33"><text:s/></text:span><text:span text:style-name="T129_34">in</text:span><text:span text:style-name="T129_35"><text:s/></text:span><text:span text:style-name="T129_36">which</text:span><text:span text:style-name="T129_37"><text:s/></text:span><text:span text:style-name="T129_38">the</text:span><text:span text:style-name="T129_39"><text:s/></text:span><text:span text:style-name="T129_40">person</text:span><text:span text:style-name="T129_41"><text:s/></text:span><text:span text:style-name="T129_42">is</text:span><text:span text:style-name="T129_43"><text:s/></text:span><text:span text:style-name="T129_44">employed</text:span><text:span text:style-name="T129_45">,<text:s/></text:span><text:span text:style-name="T129_46">or</text:span><text:span text:style-name="T129_47"><text:s/></text:span><text:span text:style-name="T129_48">has</text:span><text:span text:style-name="T129_49"><text:s/></text:span><text:span text:style-name="T129_50">direct</text:span><text:span text:style-name="T129_51"><text:s/></text:span><text:span text:style-name="T129_52">supervisory</text:span><text:span text:style-name="T129_53"><text:s/></text:span><text:span text:style-name="T129_54">authority</text:span><text:span text:style-name="T129_55"><text:s/></text:span><text:span text:style-name="T129_56">over</text:span><text:span text:style-name="T129_57"><text:s/></text:span><text:span text:style-name="T129_58">the</text:span><text:span text:style-name="T129_59"><text:s/></text:span><text:span text:style-name="T129_60">nonlawyer</text:span><text:span text:style-name="T129_61">,<text:s/></text:span><text:span text:style-name="T129_62">and</text:span><text:span text:style-name="T129_63"><text:s/></text:span><text:span text:style-name="T129_64">knows</text:span><text:span text:style-name="T129_65"><text:s/></text:span><text:span text:style-name="T129_66">of</text:span><text:span text:style-name="T129_67"><text:s/></text:span><text:span text:style-name="T129_68">the</text:span><text:span text:style-name="T129_69"><text:s/></text:span><text:span text:style-name="T129_70">conduct</text:span><text:span text:style-name="T129_71"><text:s/></text:span><text:span text:style-name="T129_72">at</text:span><text:span text:style-name="T129_73"><text:s/></text:span><text:span text:style-name="T129_74">a</text:span><text:span text:style-name="T129_75"><text:s/></text:span><text:span text:style-name="T129_76">time</text:span><text:span text:style-name="T129_77"><text:s/></text:span><text:span text:style-name="T129_78">when</text:span><text:span text:style-name="T129_79"><text:s/></text:span><text:span text:style-name="T129_80">its</text:span><text:span text:style-name="T129_81"><text:s/></text:span><text:span text:style-name="T129_82">consequences</text:span><text:span text:style-name="T129_83"><text:s/></text:span><text:span text:style-name="T129_84">can</text:span><text:span text:style-name="T129_85"><text:s/></text:span><text:span text:style-name="T129_86">be</text:span><text:span text:style-name="T129_87"><text:s/></text:span><text:span text:style-name="T129_88">avoided</text:span><text:span text:style-name="T129_89"><text:s/></text:span><text:span text:style-name="T129_90">or</text:span><text:span text:style-name="T129_91"><text:s/></text:span><text:span text:style-name="T129_92">mitigated</text:span><text:span text:style-name="T129_93"><text:s/></text:span><text:span text:style-name="T129_94">but</text:span><text:span text:style-name="T129_95"><text:s/></text:span><text:span text:style-name="T129_96">fails</text:span><text:span text:style-name="T129_97"><text:s/></text:span><text:span text:style-name="T129_98">to</text:span><text:span text:style-name="T129_99"><text:s/></text:span><text:span text:style-name="T129_100">take</text:span><text:span text:style-name="T129_101"><text:s/></text:span><text:span text:style-name="T129_102">reasonable</text:span><text:span text:style-name="T129_103"><text:s/></text:span><text:span text:style-name="T129_104">remedial</text:span><text:span text:style-name="T129_105"><text:s/></text:span><text:span text:style-name="T129_106">action</text:span><text:span text:style-name="T129_107"><text:s/></text:span><text:span text:style-name="T129_108">to</text:span><text:span text:style-name="T129_109"><text:s/></text:span><text:span text:style-name="T129_110">avoid</text:span><text:span text:style-name="T129_111"><text:s/></text:span><text:span text:style-name="T129_112">the</text:span><text:span text:style-name="T129_113"><text:s/></text:span><text:span text:style-name="T129_114">consequences</text:span><text:span text:style-name="T129_115">.</text:span></text:p>
      <text:p text:style-name="P1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